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9mm"/>
    </style:style>
    <style:style style:name="co2" style:family="table-column">
      <style:table-column-properties fo:break-before="auto" style:column-width="29.93mm"/>
    </style:style>
    <style:style style:name="co3" style:family="table-column">
      <style:table-column-properties fo:break-before="auto" style:column-width="31.98mm"/>
    </style:style>
    <style:style style:name="co4" style:family="table-column">
      <style:table-column-properties fo:break-before="auto" style:column-width="11.3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4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07"/>
  </office:automatic-styles>
  <office:body>
    <office:spreadsheet>
      <table:calculation-settings table:automatic-find-labels="false"/>
      <table:table table:name="sacDskyfield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ce3"/>
        <table:table-row table:style-name="ro1">
          <table:table-cell table:style-name="Default"/>
          <table:table-cell table:style-name="ce2" office:value-type="string" calcext:value-type="string">
            <text:p>SKYFIELD</text:p>
          </table:table-cell>
          <table:table-cell table:style-name="Default"/>
          <table:table-cell/>
          <table:table-cell table:style-name="ce2" office:value-type="string" calcext:value-type="string" table:number-columns-spanned="2" table:number-rows-spanned="1">
            <text:p>STK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Ephem</text:p>
          </table:table-cell>
          <table:covered-table-cell table:style-name="Default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Epoca</text:p>
          </table:table-cell>
          <table:table-cell table:style-name="Default" office:value-type="string" calcext:value-type="string">
            <text:p>Latitud</text:p>
          </table:table-cell>
          <table:table-cell table:style-name="Default" office:value-type="string" calcext:value-type="string">
            <text:p>Longitud</text:p>
          </table:table-cell>
          <table:table-cell/>
          <table:table-cell office:value-type="string" calcext:value-type="string">
            <text:p>Latitud</text:p>
          </table:table-cell>
          <table:table-cell office:value-type="string" calcext:value-type="string">
            <text:p>Longitud</text:p>
          </table:table-cell>
          <table:table-cell/>
          <table:table-cell table:style-name="Default" office:value-type="string" calcext:value-type="string">
            <text:p>Latitud</text:p>
          </table:table-cell>
          <table:table-cell table:style-name="Default" office:value-type="string" calcext:value-type="string">
            <text:p>Longitud</text:p>
          </table:table-cell>
        </table:table-row>
        <table:table-row table:style-name="ro1">
          <table:table-cell office:value-type="string" calcext:value-type="string">
            <text:p>2017-03-08 23:08:00</text:p>
          </table:table-cell>
          <table:table-cell office:value-type="float" office:value="57.1134663548143" calcext:value-type="float">
            <text:p>57,113</text:p>
          </table:table-cell>
          <table:table-cell office:value-type="float" office:value="-89.8049403258224" calcext:value-type="float">
            <text:p>-89,805</text:p>
          </table:table-cell>
          <table:table-cell/>
          <table:table-cell office:value-type="float" office:value="57.311" calcext:value-type="float">
            <text:p>57,311</text:p>
          </table:table-cell>
          <table:table-cell office:value-type="float" office:value="-89.451" calcext:value-type="float">
            <text:p>-89,451</text:p>
          </table:table-cell>
          <table:table-cell/>
          <table:table-cell office:value-type="float" office:value="57.1528168235648" calcext:value-type="float">
            <text:p>57,153</text:p>
          </table:table-cell>
          <table:table-cell office:value-type="float" office:value="-89.4507391819933" calcext:value-type="float">
            <text:p>-89,451</text:p>
          </table:table-cell>
        </table:table-row>
        <table:table-row table:style-name="ro1">
          <table:table-cell office:value-type="string" calcext:value-type="string">
            <text:p>2017-03-08 23:09:00</text:p>
          </table:table-cell>
          <table:table-cell office:value-type="float" office:value="60.6594040412633" calcext:value-type="float">
            <text:p>60,659</text:p>
          </table:table-cell>
          <table:table-cell office:value-type="float" office:value="-92.008795455966" calcext:value-type="float">
            <text:p>-92,009</text:p>
          </table:table-cell>
          <table:table-cell/>
          <table:table-cell office:value-type="float" office:value="60.85" calcext:value-type="float">
            <text:p>60,85</text:p>
          </table:table-cell>
          <table:table-cell office:value-type="float" office:value="-91.637" calcext:value-type="float">
            <text:p>-91,637</text:p>
          </table:table-cell>
          <table:table-cell/>
          <table:table-cell office:value-type="float" office:value="60.7016601728984" calcext:value-type="float">
            <text:p>60,702</text:p>
          </table:table-cell>
          <table:table-cell office:value-type="float" office:value="-91.6369597919093" calcext:value-type="float">
            <text:p>-91,637</text:p>
          </table:table-cell>
        </table:table-row>
        <table:table-row table:style-name="ro1">
          <table:table-cell office:value-type="string" calcext:value-type="string">
            <text:p>2017-03-08 23:10:00</text:p>
          </table:table-cell>
          <table:table-cell office:value-type="float" office:value="64.1700638045394" calcext:value-type="float">
            <text:p>64,170</text:p>
          </table:table-cell>
          <table:table-cell office:value-type="float" office:value="-94.6941231997974" calcext:value-type="float">
            <text:p>-94,694</text:p>
          </table:table-cell>
          <table:table-cell/>
          <table:table-cell office:value-type="float" office:value="64.352" calcext:value-type="float">
            <text:p>64,352</text:p>
          </table:table-cell>
          <table:table-cell office:value-type="float" office:value="-94.302" calcext:value-type="float">
            <text:p>-94,302</text:p>
          </table:table-cell>
          <table:table-cell/>
          <table:table-cell office:value-type="float" office:value="64.21587446314" calcext:value-type="float">
            <text:p>64,216</text:p>
          </table:table-cell>
          <table:table-cell office:value-type="float" office:value="-94.3017239456439" calcext:value-type="float">
            <text:p>-94,302</text:p>
          </table:table-cell>
        </table:table-row>
        <table:table-row table:style-name="ro1">
          <table:table-cell office:value-type="string" calcext:value-type="string">
            <text:p>2017-03-08 23:11:00</text:p>
          </table:table-cell>
          <table:table-cell office:value-type="float" office:value="67.6285897465649" calcext:value-type="float">
            <text:p>67,629</text:p>
          </table:table-cell>
          <table:table-cell office:value-type="float" office:value="-98.0801753739177" calcext:value-type="float">
            <text:p>-98,080</text:p>
          </table:table-cell>
          <table:table-cell/>
          <table:table-cell office:value-type="float" office:value="67.801" calcext:value-type="float">
            <text:p>67,801</text:p>
          </table:table-cell>
          <table:table-cell office:value-type="float" office:value="-97.664" calcext:value-type="float">
            <text:p>-97,664</text:p>
          </table:table-cell>
          <table:table-cell/>
          <table:table-cell office:value-type="float" office:value="67.6788623346065" calcext:value-type="float">
            <text:p>67,679</text:p>
          </table:table-cell>
          <table:table-cell office:value-type="float" office:value="-97.6638367532585" calcext:value-type="float">
            <text:p>-97,664</text:p>
          </table:table-cell>
        </table:table-row>
        <table:table-row table:style-name="ro1">
          <table:table-cell office:value-type="string" calcext:value-type="string">
            <text:p>2017-03-08 23:12:00</text:p>
          </table:table-cell>
          <table:table-cell office:value-type="float" office:value="71.0062463317929" calcext:value-type="float">
            <text:p>71,006</text:p>
          </table:table-cell>
          <table:table-cell office:value-type="float" office:value="-102.53027977616" calcext:value-type="float">
            <text:p>-102,530</text:p>
          </table:table-cell>
          <table:table-cell/>
          <table:table-cell office:value-type="float" office:value="71.169" calcext:value-type="float">
            <text:p>71,169</text:p>
          </table:table-cell>
          <table:table-cell office:value-type="float" office:value="-102.087" calcext:value-type="float">
            <text:p>-102,087</text:p>
          </table:table-cell>
          <table:table-cell/>
          <table:table-cell office:value-type="float" office:value="71.0622580116748" calcext:value-type="float">
            <text:p>71,062</text:p>
          </table:table-cell>
          <table:table-cell office:value-type="float" office:value="-102.086841863516" calcext:value-type="float">
            <text:p>-102,087</text:p>
          </table:table-cell>
        </table:table-row>
        <table:table-row table:style-name="ro1">
          <table:table-cell office:value-type="string" calcext:value-type="string">
            <text:p>2017-03-08 23:13:00</text:p>
          </table:table-cell>
          <table:table-cell office:value-type="float" office:value="74.2506731459371" calcext:value-type="float">
            <text:p>74,251</text:p>
          </table:table-cell>
          <table:table-cell office:value-type="float" office:value="-108.6751920938" calcext:value-type="float">
            <text:p>-108,675</text:p>
          </table:table-cell>
          <table:table-cell/>
          <table:table-cell office:value-type="float" office:value="74.405" calcext:value-type="float">
            <text:p>74,405</text:p>
          </table:table-cell>
          <table:table-cell office:value-type="float" office:value="-108.205" calcext:value-type="float">
            <text:p>-108,205</text:p>
          </table:table-cell>
          <table:table-cell/>
          <table:table-cell office:value-type="float" office:value="74.3142408491121" calcext:value-type="float">
            <text:p>74,314</text:p>
          </table:table-cell>
          <table:table-cell office:value-type="float" office:value="-108.204280303071" calcext:value-type="float">
            <text:p>-108,204</text:p>
          </table:table-cell>
        </table:table-row>
        <table:table-row table:style-name="ro1">
          <table:table-cell office:value-type="string" calcext:value-type="string">
            <text:p>2017-03-08 23:14:00</text:p>
          </table:table-cell>
          <table:table-cell office:value-type="float" office:value="77.2594299998404" calcext:value-type="float">
            <text:p>77,259</text:p>
          </table:table-cell>
          <table:table-cell office:value-type="float" office:value="-117.643368190416" calcext:value-type="float">
            <text:p>-117,643</text:p>
          </table:table-cell>
          <table:table-cell/>
          <table:table-cell office:value-type="float" office:value="77.407" calcext:value-type="float">
            <text:p>77,407</text:p>
          </table:table-cell>
          <table:table-cell office:value-type="float" office:value="-117.157" calcext:value-type="float">
            <text:p>-117,157</text:p>
          </table:table-cell>
          <table:table-cell/>
          <table:table-cell office:value-type="float" office:value="77.3329317452585" calcext:value-type="float">
            <text:p>77,333</text:p>
          </table:table-cell>
          <table:table-cell office:value-type="float" office:value="-117.15658192745" calcext:value-type="float">
            <text:p>-117,157</text:p>
          </table:table-cell>
        </table:table-row>
        <table:table-row table:style-name="ro1">
          <table:table-cell office:value-type="string" calcext:value-type="string">
            <text:p>2017-03-08 23:15:00</text:p>
          </table:table-cell>
          <table:table-cell office:value-type="float" office:value="79.821095526962" calcext:value-type="float">
            <text:p>79,821</text:p>
          </table:table-cell>
          <table:table-cell office:value-type="float" office:value="-131.355961791" calcext:value-type="float">
            <text:p>-131,356</text:p>
          </table:table-cell>
          <table:table-cell/>
          <table:table-cell office:value-type="float" office:value="79.967" calcext:value-type="float">
            <text:p>79,967</text:p>
          </table:table-cell>
          <table:table-cell office:value-type="float" office:value="-130.905" calcext:value-type="float">
            <text:p>-130,905</text:p>
          </table:table-cell>
          <table:table-cell/>
          <table:table-cell office:value-type="float" office:value="79.9065606848976" calcext:value-type="float">
            <text:p>79,907</text:p>
          </table:table-cell>
          <table:table-cell office:value-type="float" office:value="-130.904796500201" calcext:value-type="float">
            <text:p>-130,905</text:p>
          </table:table-cell>
        </table:table-row>
        <table:table-row table:style-name="ro1">
          <table:table-cell office:value-type="string" calcext:value-type="string">
            <text:p>2017-03-08 23:16:00</text:p>
          </table:table-cell>
          <table:table-cell office:value-type="float" office:value="81.5200922068577" calcext:value-type="float">
            <text:p>81,520</text:p>
          </table:table-cell>
          <table:table-cell office:value-type="float" office:value="-151.982348021262" calcext:value-type="float">
            <text:p>-151,982</text:p>
          </table:table-cell>
          <table:table-cell/>
          <table:table-cell office:value-type="float" office:value="81.665" calcext:value-type="float">
            <text:p>81,665</text:p>
          </table:table-cell>
          <table:table-cell office:value-type="float" office:value="-151.703" calcext:value-type="float">
            <text:p>-151,703</text:p>
          </table:table-cell>
          <table:table-cell/>
          <table:table-cell office:value-type="float" office:value="81.6145792604535" calcext:value-type="float">
            <text:p>81,615</text:p>
          </table:table-cell>
          <table:table-cell office:value-type="float" office:value="-151.702777164404" calcext:value-type="float">
            <text:p>-151,703</text:p>
          </table:table-cell>
        </table:table-row>
        <table:table-row table:style-name="ro1">
          <table:table-cell office:value-type="string" calcext:value-type="string">
            <text:p>2017-03-08 23:17:00</text:p>
          </table:table-cell>
          <table:table-cell office:value-type="float" office:value="81.8011787436692" calcext:value-type="float">
            <text:p>81,801</text:p>
          </table:table-cell>
          <table:table-cell office:value-type="float" office:value="-177.794019845753" calcext:value-type="float">
            <text:p>-177,794</text:p>
          </table:table-cell>
          <table:table-cell/>
          <table:table-cell office:value-type="float" office:value="81.939" calcext:value-type="float">
            <text:p>81,939</text:p>
          </table:table-cell>
          <table:table-cell office:value-type="float" office:value="-177.805" calcext:value-type="float">
            <text:p>-177,805</text:p>
          </table:table-cell>
          <table:table-cell/>
          <table:table-cell office:value-type="float" office:value="81.8901090915718" calcext:value-type="float">
            <text:p>81,890</text:p>
          </table:table-cell>
          <table:table-cell office:value-type="float" office:value="-177.804468021012" calcext:value-type="float">
            <text:p>-177,804</text:p>
          </table:table-cell>
        </table:table-row>
        <table:table-row table:style-name="ro1">
          <table:table-cell office:value-type="string" calcext:value-type="string">
            <text:p>2017-03-08 23:18:00</text:p>
          </table:table-cell>
          <table:table-cell office:value-type="float" office:value="80.5370916994757" calcext:value-type="float">
            <text:p>80,537</text:p>
          </table:table-cell>
          <table:table-cell office:value-type="float" office:value="159.187381065832" calcext:value-type="float">
            <text:p>159,187</text:p>
          </table:table-cell>
          <table:table-cell/>
          <table:table-cell office:value-type="float" office:value="80.662" calcext:value-type="float">
            <text:p>80,662</text:p>
          </table:table-cell>
          <table:table-cell office:value-type="float" office:value="159.016" calcext:value-type="float">
            <text:p>159,016</text:p>
          </table:table-cell>
          <table:table-cell/>
          <table:table-cell office:value-type="float" office:value="80.6061906219603" calcext:value-type="float">
            <text:p>80,606</text:p>
          </table:table-cell>
          <table:table-cell office:value-type="float" office:value="159.016297840843" calcext:value-type="float">
            <text:p>159,016</text:p>
          </table:table-cell>
        </table:table-row>
        <table:table-row table:style-name="ro1">
          <table:table-cell office:value-type="string" calcext:value-type="string">
            <text:p>2017-03-08 23:19:00</text:p>
          </table:table-cell>
          <table:table-cell office:value-type="float" office:value="78.2149896935727" calcext:value-type="float">
            <text:p>78,215</text:p>
          </table:table-cell>
          <table:table-cell office:value-type="float" office:value="143.259629796911" calcext:value-type="float">
            <text:p>143,260</text:p>
          </table:table-cell>
          <table:table-cell/>
          <table:table-cell office:value-type="float" office:value="78.333" calcext:value-type="float">
            <text:p>78,333</text:p>
          </table:table-cell>
          <table:table-cell office:value-type="float" office:value="143.089" calcext:value-type="float">
            <text:p>143,089</text:p>
          </table:table-cell>
          <table:table-cell/>
          <table:table-cell office:value-type="float" office:value="78.2639480008337" calcext:value-type="float">
            <text:p>78,264</text:p>
          </table:table-cell>
          <table:table-cell office:value-type="float" office:value="143.089744696477" calcext:value-type="float">
            <text:p>143,090</text:p>
          </table:table-cell>
        </table:table-row>
        <table:table-row table:style-name="ro1">
          <table:table-cell office:value-type="string" calcext:value-type="string">
            <text:p>2017-03-08 23:20:00</text:p>
          </table:table-cell>
          <table:table-cell office:value-type="float" office:value="75.3289875637411" calcext:value-type="float">
            <text:p>75,329</text:p>
          </table:table-cell>
          <table:table-cell office:value-type="float" office:value="132.906732654248" calcext:value-type="float">
            <text:p>132,907</text:p>
          </table:table-cell>
          <table:table-cell/>
          <table:table-cell office:value-type="float" office:value="75.448" calcext:value-type="float">
            <text:p>75,448</text:p>
          </table:table-cell>
          <table:table-cell office:value-type="float" office:value="132.788" calcext:value-type="float">
            <text:p>132,788</text:p>
          </table:table-cell>
          <table:table-cell/>
          <table:table-cell office:value-type="float" office:value="75.3629685848434" calcext:value-type="float">
            <text:p>75,363</text:p>
          </table:table-cell>
          <table:table-cell office:value-type="float" office:value="132.788453390264" calcext:value-type="float">
            <text:p>132,788</text:p>
          </table:table-cell>
        </table:table-row>
        <table:table-row table:style-name="ro1">
          <table:table-cell office:value-type="string" calcext:value-type="string">
            <text:p>2017-03-08 23:21:00</text:p>
          </table:table-cell>
          <table:table-cell office:value-type="float" office:value="72.1506239302982" calcext:value-type="float">
            <text:p>72,151</text:p>
          </table:table-cell>
          <table:table-cell office:value-type="float" office:value="125.944450956629" calcext:value-type="float">
            <text:p>125,944</text:p>
          </table:table-cell>
          <table:table-cell/>
          <table:table-cell office:value-type="float" office:value="72.275" calcext:value-type="float">
            <text:p>72,275</text:p>
          </table:table-cell>
          <table:table-cell office:value-type="float" office:value="125.879" calcext:value-type="float">
            <text:p>125,879</text:p>
          </table:table-cell>
          <table:table-cell/>
          <table:table-cell office:value-type="float" office:value="72.1740625443911" calcext:value-type="float">
            <text:p>72,174</text:p>
          </table:table-cell>
          <table:table-cell office:value-type="float" office:value="125.879252591933" calcext:value-type="float">
            <text:p>125,879</text:p>
          </table:table-cell>
        </table:table-row>
        <table:table-row table:style-name="ro1">
          <table:table-cell office:value-type="string" calcext:value-type="string">
            <text:p>2017-03-08 23:22:00</text:p>
          </table:table-cell>
          <table:table-cell office:value-type="float" office:value="68.8111603900338" calcext:value-type="float">
            <text:p>68,811</text:p>
          </table:table-cell>
          <table:table-cell office:value-type="float" office:value="120.99663186577" calcext:value-type="float">
            <text:p>120,997</text:p>
          </table:table-cell>
          <table:table-cell/>
          <table:table-cell office:value-type="float" office:value="68.944" calcext:value-type="float">
            <text:p>68,944</text:p>
          </table:table-cell>
          <table:table-cell office:value-type="float" office:value="120.975" calcext:value-type="float">
            <text:p>120,975</text:p>
          </table:table-cell>
          <table:table-cell/>
          <table:table-cell office:value-type="float" office:value="68.8270239642748" calcext:value-type="float">
            <text:p>68,827</text:p>
          </table:table-cell>
          <table:table-cell office:value-type="float" office:value="120.975750503754" calcext:value-type="float">
            <text:p>120,976</text:p>
          </table:table-cell>
        </table:table-row>
        <table:table-row table:style-name="ro1">
          <table:table-cell office:value-type="string" calcext:value-type="string">
            <text:p>2017-03-08 23:23:00</text:p>
          </table:table-cell>
          <table:table-cell office:value-type="float" office:value="65.3761683592927" calcext:value-type="float">
            <text:p>65,376</text:p>
          </table:table-cell>
          <table:table-cell office:value-type="float" office:value="117.292540543589" calcext:value-type="float">
            <text:p>117,293</text:p>
          </table:table-cell>
          <table:table-cell/>
          <table:table-cell office:value-type="float" office:value="65.518" calcext:value-type="float">
            <text:p>65,518</text:p>
          </table:table-cell>
          <table:table-cell office:value-type="float" office:value="117.307" calcext:value-type="float">
            <text:p>117,307</text:p>
          </table:table-cell>
          <table:table-cell/>
          <table:table-cell office:value-type="float" office:value="65.3863981321509" calcext:value-type="float">
            <text:p>65,386</text:p>
          </table:table-cell>
          <table:table-cell office:value-type="float" office:value="117.307214919405" calcext:value-type="float">
            <text:p>117,307</text:p>
          </table:table-cell>
        </table:table-row>
        <table:table-row table:style-name="ro1">
          <table:table-cell office:value-type="string" calcext:value-type="string">
            <text:p>2017-03-08 23:24:00</text:p>
          </table:table-cell>
          <table:table-cell office:value-type="float" office:value="61.8807615676455" calcext:value-type="float">
            <text:p>61,881</text:p>
          </table:table-cell>
          <table:table-cell office:value-type="float" office:value="114.394367289144" calcext:value-type="float">
            <text:p>114,394</text:p>
          </table:table-cell>
          <table:table-cell/>
          <table:table-cell office:value-type="float" office:value="62.031" calcext:value-type="float">
            <text:p>62,031</text:p>
          </table:table-cell>
          <table:table-cell office:value-type="float" office:value="114.437" calcext:value-type="float">
            <text:p>114,437</text:p>
          </table:table-cell>
          <table:table-cell/>
          <table:table-cell office:value-type="float" office:value="61.8866433523822" calcext:value-type="float">
            <text:p>61,887</text:p>
          </table:table-cell>
          <table:table-cell office:value-type="float" office:value="114.437668033975" calcext:value-type="float">
            <text:p>114,438</text:p>
          </table:table-cell>
        </table:table-row>
        <table:table-row table:style-name="ro1">
          <table:table-cell office:value-type="string" calcext:value-type="string">
            <text:p>2017-03-08 23:25:00</text:p>
          </table:table-cell>
          <table:table-cell office:value-type="float" office:value="58.345083853248" calcext:value-type="float">
            <text:p>58,345</text:p>
          </table:table-cell>
          <table:table-cell office:value-type="float" office:value="112.042247401654" calcext:value-type="float">
            <text:p>112,042</text:p>
          </table:table-cell>
          <table:table-cell/>
          <table:table-cell office:value-type="float" office:value="58.503" calcext:value-type="float">
            <text:p>58,503</text:p>
          </table:table-cell>
          <table:table-cell office:value-type="float" office:value="112.109" calcext:value-type="float">
            <text:p>112,109</text:p>
          </table:table-cell>
          <table:table-cell/>
          <table:table-cell office:value-type="float" office:value="58.3475125320484" calcext:value-type="float">
            <text:p>58,348</text:p>
          </table:table-cell>
          <table:table-cell office:value-type="float" office:value="112.108928696838" calcext:value-type="float">
            <text:p>112,109</text:p>
          </table:table-cell>
        </table:table-row>
        <table:table-row table:style-name="ro1">
          <table:table-cell office:value-type="string" calcext:value-type="string">
            <text:p>2017-03-08 23:26:00</text:p>
          </table:table-cell>
          <table:table-cell office:value-type="float" office:value="54.7814074572256" calcext:value-type="float">
            <text:p>54,781</text:p>
          </table:table-cell>
          <table:table-cell office:value-type="float" office:value="110.074489707813" calcext:value-type="float">
            <text:p>110,074</text:p>
          </table:table-cell>
          <table:table-cell/>
          <table:table-cell office:value-type="float" office:value="54.945" calcext:value-type="float">
            <text:p>54,945</text:p>
          </table:table-cell>
          <table:table-cell office:value-type="float" office:value="110.16" calcext:value-type="float">
            <text:p>110,16</text:p>
          </table:table-cell>
          <table:table-cell/>
          <table:table-cell office:value-type="float" office:value="54.7810063135212" calcext:value-type="float">
            <text:p>54,781</text:p>
          </table:table-cell>
          <table:table-cell office:value-type="float" office:value="110.160624066281" calcext:value-type="float">
            <text:p>110,161</text:p>
          </table:table-cell>
        </table:table-row>
        <table:table-row table:style-name="ro1">
          <table:table-cell office:value-type="string" calcext:value-type="string">
            <text:p>2017-03-08 23:27:00</text:p>
          </table:table-cell>
          <table:table-cell office:value-type="float" office:value="51.1975998412797" calcext:value-type="float">
            <text:p>51,198</text:p>
          </table:table-cell>
          <table:table-cell office:value-type="float" office:value="108.3860252982" calcext:value-type="float">
            <text:p>108,386</text:p>
          </table:table-cell>
          <table:table-cell/>
          <table:table-cell office:value-type="float" office:value="51.365" calcext:value-type="float">
            <text:p>51,365</text:p>
          </table:table-cell>
          <table:table-cell office:value-type="float" office:value="108.488" calcext:value-type="float">
            <text:p>108,488</text:p>
          </table:table-cell>
          <table:table-cell/>
          <table:table-cell office:value-type="float" office:value="51.1948325652789" calcext:value-type="float">
            <text:p>51,195</text:p>
          </table:table-cell>
          <table:table-cell office:value-type="float" office:value="108.488627908407" calcext:value-type="float">
            <text:p>108,489</text:p>
          </table:table-cell>
        </table:table-row>
        <table:table-row table:style-name="ro1">
          <table:table-cell office:value-type="string" calcext:value-type="string">
            <text:p>2017-03-08 23:28:00</text:p>
          </table:table-cell>
          <table:table-cell office:value-type="float" office:value="47.5989270684931" calcext:value-type="float">
            <text:p>47,599</text:p>
          </table:table-cell>
          <table:table-cell office:value-type="float" office:value="106.905912572881" calcext:value-type="float">
            <text:p>106,906</text:p>
          </table:table-cell>
          <table:table-cell/>
          <table:table-cell office:value-type="float" office:value="47.768" calcext:value-type="float">
            <text:p>47,768</text:p>
          </table:table-cell>
          <table:table-cell office:value-type="float" office:value="107.022" calcext:value-type="float">
            <text:p>107,022</text:p>
          </table:table-cell>
          <table:table-cell/>
          <table:table-cell office:value-type="float" office:value="47.5941344197666" calcext:value-type="float">
            <text:p>47,594</text:p>
          </table:table-cell>
          <table:table-cell office:value-type="float" office:value="107.022691727604" calcext:value-type="float">
            <text:p>107,023</text:p>
          </table:table-cell>
        </table:table-row>
        <table:table-row table:style-name="ro1">
          <table:table-cell office:value-type="string" calcext:value-type="string">
            <text:p>2017-03-08 23:29:00</text:p>
          </table:table-cell>
          <table:table-cell office:value-type="float" office:value="43.9890465611949" calcext:value-type="float">
            <text:p>43,989</text:p>
          </table:table-cell>
          <table:table-cell office:value-type="float" office:value="105.584618632555" calcext:value-type="float">
            <text:p>105,585</text:p>
          </table:table-cell>
          <table:table-cell/>
          <table:table-cell office:value-type="float" office:value="44.157" calcext:value-type="float">
            <text:p>44,157</text:p>
          </table:table-cell>
          <table:table-cell office:value-type="float" office:value="105.713" calcext:value-type="float">
            <text:p>105,713</text:p>
          </table:table-cell>
          <table:table-cell/>
          <table:table-cell office:value-type="float" office:value="43.9824943112039" calcext:value-type="float">
            <text:p>43,982</text:p>
          </table:table-cell>
          <table:table-cell office:value-type="float" office:value="105.713802086387" calcext:value-type="float">
            <text:p>105,714</text:p>
          </table:table-cell>
        </table:table-row>
        <table:table-row table:style-name="ro1">
          <table:table-cell office:value-type="string" calcext:value-type="string">
            <text:p>2017-03-08 23:30:00</text:p>
          </table:table-cell>
          <table:table-cell office:value-type="float" office:value="40.370581339853" calcext:value-type="float">
            <text:p>40,371</text:p>
          </table:table-cell>
          <table:table-cell office:value-type="float" office:value="104.386522310736" calcext:value-type="float">
            <text:p>104,387</text:p>
          </table:table-cell>
          <table:table-cell/>
          <table:table-cell office:value-type="float" office:value="40.535" calcext:value-type="float">
            <text:p>40,535</text:p>
          </table:table-cell>
          <table:table-cell office:value-type="float" office:value="104.526" calcext:value-type="float">
            <text:p>104,526</text:p>
          </table:table-cell>
          <table:table-cell/>
          <table:table-cell office:value-type="float" office:value="40.3624735605297" calcext:value-type="float">
            <text:p>40,362</text:p>
          </table:table-cell>
          <table:table-cell office:value-type="float" office:value="104.52670837845" calcext:value-type="float">
            <text:p>104,527</text:p>
          </table:table-cell>
        </table:table-row>
        <table:table-row table:style-name="ro1">
          <table:table-cell office:value-type="string" calcext:value-type="string">
            <text:p>2017-03-08 23:31:00</text:p>
          </table:table-cell>
          <table:table-cell office:value-type="float" office:value="36.7454667734097" calcext:value-type="float">
            <text:p>36,745</text:p>
          </table:table-cell>
          <table:table-cell office:value-type="float" office:value="103.285323594103" calcext:value-type="float">
            <text:p>103,285</text:p>
          </table:table-cell>
          <table:table-cell/>
          <table:table-cell office:value-type="float" office:value="36.903" calcext:value-type="float">
            <text:p>36,903</text:p>
          </table:table-cell>
          <table:table-cell office:value-type="float" office:value="103.435" calcext:value-type="float">
            <text:p>103,435</text:p>
          </table:table-cell>
          <table:table-cell/>
          <table:table-cell office:value-type="float" office:value="36.7359641301439" calcext:value-type="float">
            <text:p>36,736</text:p>
          </table:table-cell>
          <table:table-cell office:value-type="float" office:value="103.435401243433" calcext:value-type="float">
            <text:p>103,435</text:p>
          </table:table-cell>
        </table:table-row>
        <table:table-row table:style-name="ro1">
          <table:table-cell office:value-type="string" calcext:value-type="string">
            <text:p>2017-03-08 23:32:00</text:p>
          </table:table-cell>
          <table:table-cell office:value-type="float" office:value="33.1151679643012" calcext:value-type="float">
            <text:p>33,115</text:p>
          </table:table-cell>
          <table:table-cell office:value-type="float" office:value="102.261134637622" calcext:value-type="float">
            <text:p>102,261</text:p>
          </table:table-cell>
          <table:table-cell/>
          <table:table-cell office:value-type="float" office:value="33.264" calcext:value-type="float">
            <text:p>33,264</text:p>
          </table:table-cell>
          <table:table-cell office:value-type="float" office:value="102.42" calcext:value-type="float">
            <text:p>102,42</text:p>
          </table:table-cell>
          <table:table-cell/>
          <table:table-cell office:value-type="float" office:value="33.1044003597723" calcext:value-type="float">
            <text:p>33,104</text:p>
          </table:table-cell>
          <table:table-cell office:value-type="float" office:value="102.420209736526" calcext:value-type="float">
            <text:p>102,420</text:p>
          </table:table-cell>
        </table:table-row>
        <table:table-row table:style-name="ro1">
          <table:table-cell office:value-type="string" calcext:value-type="string">
            <text:p>2017-03-08 23:33:00</text:p>
          </table:table-cell>
          <table:table-cell office:value-type="float" office:value="29.480818168743" calcext:value-type="float">
            <text:p>29,481</text:p>
          </table:table-cell>
          <table:table-cell office:value-type="float" office:value="101.298578088414" calcext:value-type="float">
            <text:p>101,299</text:p>
          </table:table-cell>
          <table:table-cell/>
          <table:table-cell office:value-type="float" office:value="29.619" calcext:value-type="float">
            <text:p>29,619</text:p>
          </table:table-cell>
          <table:table-cell office:value-type="float" office:value="101.466" calcext:value-type="float">
            <text:p>101,466</text:p>
          </table:table-cell>
          <table:table-cell/>
          <table:table-cell office:value-type="float" office:value="29.4688887400604" calcext:value-type="float">
            <text:p>29,469</text:p>
          </table:table-cell>
          <table:table-cell office:value-type="float" office:value="101.465929856638" calcext:value-type="float">
            <text:p>101,466</text:p>
          </table:table-cell>
        </table:table-row>
        <table:table-row table:style-name="ro1">
          <table:table-cell office:value-type="string" calcext:value-type="string">
            <text:p>2017-03-08 23:34:00</text:p>
          </table:table-cell>
          <table:table-cell office:value-type="float" office:value="25.8433225521009" calcext:value-type="float">
            <text:p>25,843</text:p>
          </table:table-cell>
          <table:table-cell office:value-type="float" office:value="100.385510948854" calcext:value-type="float">
            <text:p>100,386</text:p>
          </table:table-cell>
          <table:table-cell/>
          <table:table-cell office:value-type="float" office:value="25.967" calcext:value-type="float">
            <text:p>25,967</text:p>
          </table:table-cell>
          <table:table-cell office:value-type="float" office:value="100.56" calcext:value-type="float">
            <text:p>100,56</text:p>
          </table:table-cell>
          <table:table-cell/>
          <table:table-cell office:value-type="float" office:value="25.8303120729585" calcext:value-type="float">
            <text:p>25,830</text:p>
          </table:table-cell>
          <table:table-cell office:value-type="float" office:value="100.560554131207" calcext:value-type="float">
            <text:p>100,561</text:p>
          </table:table-cell>
        </table:table-row>
        <table:table-row table:style-name="ro1">
          <table:table-cell office:value-type="string" calcext:value-type="string">
            <text:p>2017-03-08 23:35:00</text:p>
          </table:table-cell>
          <table:table-cell office:value-type="float" office:value="22.2034080149916" calcext:value-type="float">
            <text:p>22,203</text:p>
          </table:table-cell>
          <table:table-cell office:value-type="float" office:value="99.5121399277829" calcext:value-type="float">
            <text:p>99,512</text:p>
          </table:table-cell>
          <table:table-cell/>
          <table:table-cell office:value-type="float" office:value="22.312" calcext:value-type="float">
            <text:p>22,312</text:p>
          </table:table-cell>
          <table:table-cell office:value-type="float" office:value="99.694" calcext:value-type="float">
            <text:p>99,694</text:p>
          </table:table-cell>
          <table:table-cell/>
          <table:table-cell office:value-type="float" office:value="22.1893824056876" calcext:value-type="float">
            <text:p>22,189</text:p>
          </table:table-cell>
          <table:table-cell office:value-type="float" office:value="99.6944041821791" calcext:value-type="float">
            <text:p>99,694</text:p>
          </table:table-cell>
        </table:table-row>
        <table:table-row table:style-name="ro1">
          <table:table-cell office:value-type="string" calcext:value-type="string">
            <text:p>2017-03-08 23:36:00</text:p>
          </table:table-cell>
          <table:table-cell office:value-type="float" office:value="18.5616782632034" calcext:value-type="float">
            <text:p>18,562</text:p>
          </table:table-cell>
          <table:table-cell office:value-type="float" office:value="98.6703995627068" calcext:value-type="float">
            <text:p>98,670</text:p>
          </table:table-cell>
          <table:table-cell/>
          <table:table-cell office:value-type="float" office:value="18.652" calcext:value-type="float">
            <text:p>18,652</text:p>
          </table:table-cell>
          <table:table-cell office:value-type="float" office:value="98.859" calcext:value-type="float">
            <text:p>98,859</text:p>
          </table:table-cell>
          <table:table-cell/>
          <table:table-cell office:value-type="float" office:value="18.5466905496107" calcext:value-type="float">
            <text:p>18,547</text:p>
          </table:table-cell>
          <table:table-cell office:value-type="float" office:value="98.8595023486042" calcext:value-type="float">
            <text:p>98,860</text:p>
          </table:table-cell>
        </table:table-row>
        <table:table-row table:style-name="ro1">
          <table:table-cell office:value-type="string" calcext:value-type="string">
            <text:p>2017-03-08 23:37:00</text:p>
          </table:table-cell>
          <table:table-cell office:value-type="float" office:value="14.9186440568422" calcext:value-type="float">
            <text:p>14,919</text:p>
          </table:table-cell>
          <table:table-cell office:value-type="float" office:value="97.853499235719" calcext:value-type="float">
            <text:p>97,853</text:p>
          </table:table-cell>
          <table:table-cell/>
          <table:table-cell office:value-type="float" office:value="14.99" calcext:value-type="float">
            <text:p>14,99</text:p>
          </table:table-cell>
          <table:table-cell office:value-type="float" office:value="98.049" calcext:value-type="float">
            <text:p>98,049</text:p>
          </table:table-cell>
          <table:table-cell/>
          <table:table-cell office:value-type="float" office:value="14.9027351085375" calcext:value-type="float">
            <text:p>14,903</text:p>
          </table:table-cell>
          <table:table-cell office:value-type="float" office:value="98.0491482149064" calcext:value-type="float">
            <text:p>98,049</text:p>
          </table:table-cell>
        </table:table-row>
        <table:table-row table:style-name="ro1">
          <table:table-cell office:value-type="string" calcext:value-type="string">
            <text:p>2017-03-08 23:38:00</text:p>
          </table:table-cell>
          <table:table-cell office:value-type="float" office:value="11.2747474107414" calcext:value-type="float">
            <text:p>11,275</text:p>
          </table:table-cell>
          <table:table-cell office:value-type="float" office:value="97.0555861634771" calcext:value-type="float">
            <text:p>97,056</text:p>
          </table:table-cell>
          <table:table-cell/>
          <table:table-cell office:value-type="float" office:value="11.325" calcext:value-type="float">
            <text:p>11,325</text:p>
          </table:table-cell>
          <table:table-cell office:value-type="float" office:value="97.257" calcext:value-type="float">
            <text:p>97,257</text:p>
          </table:table-cell>
          <table:table-cell/>
          <table:table-cell office:value-type="float" office:value="11.2579515070273" calcext:value-type="float">
            <text:p>11,258</text:p>
          </table:table-cell>
          <table:table-cell office:value-type="float" office:value="97.2575361202911" calcext:value-type="float">
            <text:p>97,258</text:p>
          </table:table-cell>
        </table:table-row>
        <table:table-row table:style-name="ro1">
          <table:table-cell office:value-type="string" calcext:value-type="string">
            <text:p>2017-03-08 23:39:00</text:p>
          </table:table-cell>
          <table:table-cell office:value-type="float" office:value="7.63038005093785" calcext:value-type="float">
            <text:p>7,630</text:p>
          </table:table-cell>
          <table:table-cell office:value-type="float" office:value="96.2714868254436" calcext:value-type="float">
            <text:p>96,271</text:p>
          </table:table-cell>
          <table:table-cell/>
          <table:table-cell office:value-type="float" office:value="7.659" calcext:value-type="float">
            <text:p>7,659</text:p>
          </table:table-cell>
          <table:table-cell office:value-type="float" office:value="96.479" calcext:value-type="float">
            <text:p>96,479</text:p>
          </table:table-cell>
          <table:table-cell/>
          <table:table-cell office:value-type="float" office:value="7.61271967435288" calcext:value-type="float">
            <text:p>7,613</text:p>
          </table:table-cell>
          <table:table-cell office:value-type="float" office:value="96.4795639134483" calcext:value-type="float">
            <text:p>96,480</text:p>
          </table:table-cell>
        </table:table-row>
        <table:table-row table:style-name="ro1">
          <table:table-cell office:value-type="string" calcext:value-type="string">
            <text:p>2017-03-08 23:40:00</text:p>
          </table:table-cell>
          <table:table-cell office:value-type="float" office:value="3.98589799473098" calcext:value-type="float">
            <text:p>3,986</text:p>
          </table:table-cell>
          <table:table-cell office:value-type="float" office:value="95.4965014824994" calcext:value-type="float">
            <text:p>95,497</text:p>
          </table:table-cell>
          <table:table-cell/>
          <table:table-cell office:value-type="float" office:value="3.992" calcext:value-type="float">
            <text:p>3,992</text:p>
          </table:table-cell>
          <table:table-cell office:value-type="float" office:value="95.71" calcext:value-type="float">
            <text:p>95,71</text:p>
          </table:table-cell>
          <table:table-cell/>
          <table:table-cell office:value-type="float" office:value="3.96739008459595" calcext:value-type="float">
            <text:p>3,967</text:p>
          </table:table-cell>
          <table:table-cell office:value-type="float" office:value="95.7105870657424" calcext:value-type="float">
            <text:p>95,711</text:p>
          </table:table-cell>
        </table:table-row>
        <table:table-row table:style-name="ro1">
          <table:table-cell office:value-type="string" calcext:value-type="string">
            <text:p>2017-03-08 23:41:00</text:p>
          </table:table-cell>
          <table:table-cell office:value-type="float" office:value="0.341633577974536" calcext:value-type="float">
            <text:p>0,342</text:p>
          </table:table-cell>
          <table:table-cell office:value-type="float" office:value="94.7262337579662" calcext:value-type="float">
            <text:p>94,726</text:p>
          </table:table-cell>
          <table:table-cell/>
          <table:table-cell office:value-type="float" office:value="0.324" calcext:value-type="float">
            <text:p>0,324</text:p>
          </table:table-cell>
          <table:table-cell office:value-type="float" office:value="94.946" calcext:value-type="float">
            <text:p>94,946</text:p>
          </table:table-cell>
          <table:table-cell/>
          <table:table-cell office:value-type="float" office:value="0.322287091700827" calcext:value-type="float">
            <text:p>0,322</text:p>
          </table:table-cell>
          <table:table-cell office:value-type="float" office:value="94.946247916483" calcext:value-type="float">
            <text:p>94,946</text:p>
          </table:table-cell>
        </table:table-row>
        <table:table-row table:style-name="ro1">
          <table:table-cell office:value-type="string" calcext:value-type="string">
            <text:p>2017-03-08 23:42:00</text:p>
          </table:table-cell>
          <table:table-cell office:value-type="float" office:value="-3.3020940820865" calcext:value-type="float">
            <text:p>-3,302</text:p>
          </table:table-cell>
          <table:table-cell office:value-type="float" office:value="93.9564417840534" calcext:value-type="float">
            <text:p>93,956</text:p>
          </table:table-cell>
          <table:table-cell/>
          <table:table-cell office:value-type="float" office:value="-3.343" calcext:value-type="float">
            <text:p>-3,343</text:p>
          </table:table-cell>
          <table:table-cell office:value-type="float" office:value="94.182" calcext:value-type="float">
            <text:p>94,182</text:p>
          </table:table-cell>
          <table:table-cell/>
          <table:table-cell office:value-type="float" office:value="-3.32227679649754" calcext:value-type="float">
            <text:p>-3,322</text:p>
          </table:table-cell>
          <table:table-cell office:value-type="float" office:value="94.1823663898979" calcext:value-type="float">
            <text:p>94,182</text:p>
          </table:table-cell>
        </table:table-row>
        <table:table-row table:style-name="ro1">
          <table:table-cell office:value-type="string" calcext:value-type="string">
            <text:p>2017-03-08 23:43:00</text:p>
          </table:table-cell>
          <table:table-cell office:value-type="float" office:value="-6.9449693959068" calcext:value-type="float">
            <text:p>-6,945</text:p>
          </table:table-cell>
          <table:table-cell office:value-type="float" office:value="93.1829000696499" calcext:value-type="float">
            <text:p>93,183</text:p>
          </table:table-cell>
          <table:table-cell/>
          <table:table-cell office:value-type="float" office:value="-7.008" calcext:value-type="float">
            <text:p>-7,008</text:p>
          </table:table-cell>
          <table:table-cell office:value-type="float" office:value="93.414" calcext:value-type="float">
            <text:p>93,414</text:p>
          </table:table-cell>
          <table:table-cell/>
          <table:table-cell office:value-type="float" office:value="-6.96599296750647" calcext:value-type="float">
            <text:p>-6,966</text:p>
          </table:table-cell>
          <table:table-cell office:value-type="float" office:value="93.4147419196477" calcext:value-type="float">
            <text:p>93,415</text:p>
          </table:table-cell>
        </table:table-row>
        <table:table-row table:style-name="ro1">
          <table:table-cell office:value-type="string" calcext:value-type="string">
            <text:p>2017-03-08 23:44:00</text:p>
          </table:table-cell>
          <table:table-cell office:value-type="float" office:value="-10.58667312584" calcext:value-type="float">
            <text:p>-10,587</text:p>
          </table:table-cell>
          <table:table-cell office:value-type="float" office:value="92.4012621642137" calcext:value-type="float">
            <text:p>92,401</text:p>
          </table:table-cell>
          <table:table-cell/>
          <table:table-cell office:value-type="float" office:value="-10.672" calcext:value-type="float">
            <text:p>-10,672</text:p>
          </table:table-cell>
          <table:table-cell office:value-type="float" office:value="92.639" calcext:value-type="float">
            <text:p>92,639</text:p>
          </table:table-cell>
          <table:table-cell/>
          <table:table-cell office:value-type="float" office:value="-10.6085465122526" calcext:value-type="float">
            <text:p>-10,609</text:p>
          </table:table-cell>
          <table:table-cell office:value-type="float" office:value="92.6390919771227" calcext:value-type="float">
            <text:p>92,639</text:p>
          </table:table-cell>
        </table:table-row>
        <table:table-row table:style-name="ro1">
          <table:table-cell office:value-type="string" calcext:value-type="string">
            <text:p>2017-03-08 23:45:00</text:p>
          </table:table-cell>
          <table:table-cell office:value-type="float" office:value="-14.2268623873234" calcext:value-type="float">
            <text:p>-14,227</text:p>
          </table:table-cell>
          <table:table-cell office:value-type="float" office:value="91.6069168389751" calcext:value-type="float">
            <text:p>91,607</text:p>
          </table:table-cell>
          <table:table-cell/>
          <table:table-cell office:value-type="float" office:value="-14.333" calcext:value-type="float">
            <text:p>-14,333</text:p>
          </table:table-cell>
          <table:table-cell office:value-type="float" office:value="91.85" calcext:value-type="float">
            <text:p>91,85</text:p>
          </table:table-cell>
          <table:table-cell/>
          <table:table-cell office:value-type="float" office:value="-14.2496059531178" calcext:value-type="float">
            <text:p>-14,250</text:p>
          </table:table-cell>
          <table:table-cell office:value-type="float" office:value="91.8508471657682" calcext:value-type="float">
            <text:p>91,851</text:p>
          </table:table-cell>
        </table:table-row>
        <table:table-row table:style-name="ro1">
          <table:table-cell office:value-type="string" calcext:value-type="string">
            <text:p>2017-03-08 23:46:00</text:p>
          </table:table-cell>
          <table:table-cell office:value-type="float" office:value="-17.8651736947199" calcext:value-type="float">
            <text:p>-17,865</text:p>
          </table:table-cell>
          <table:table-cell office:value-type="float" office:value="90.7948220324306" calcext:value-type="float">
            <text:p>90,795</text:p>
          </table:table-cell>
          <table:table-cell/>
          <table:table-cell office:value-type="float" office:value="-17.991" calcext:value-type="float">
            <text:p>-17,991</text:p>
          </table:table-cell>
          <table:table-cell office:value-type="float" office:value="91.045" calcext:value-type="float">
            <text:p>91,045</text:p>
          </table:table-cell>
          <table:table-cell/>
          <table:table-cell office:value-type="float" office:value="-17.8888135589443" calcext:value-type="float">
            <text:p>-17,889</text:p>
          </table:table-cell>
          <table:table-cell office:value-type="float" office:value="91.0450214474901" calcext:value-type="float">
            <text:p>91,045</text:p>
          </table:table-cell>
        </table:table-row>
        <table:table-row table:style-name="ro1">
          <table:table-cell office:value-type="string" calcext:value-type="string">
            <text:p>2017-03-08 23:47:00</text:p>
          </table:table-cell>
          <table:table-cell office:value-type="float" office:value="-21.5011992845266" calcext:value-type="float">
            <text:p>-21,501</text:p>
          </table:table-cell>
          <table:table-cell office:value-type="float" office:value="89.9593109947601" calcext:value-type="float">
            <text:p>89,959</text:p>
          </table:table-cell>
          <table:table-cell/>
          <table:table-cell office:value-type="float" office:value="-21.645" calcext:value-type="float">
            <text:p>-21,645</text:p>
          </table:table-cell>
          <table:table-cell office:value-type="float" office:value="90.216" calcext:value-type="float">
            <text:p>90,216</text:p>
          </table:table-cell>
          <table:table-cell/>
          <table:table-cell office:value-type="float" office:value="-21.5257714712129" calcext:value-type="float">
            <text:p>-21,526</text:p>
          </table:table-cell>
          <table:table-cell office:value-type="float" office:value="90.2159935766015" calcext:value-type="float">
            <text:p>90,216</text:p>
          </table:table-cell>
        </table:table-row>
        <table:table-row table:style-name="ro1">
          <table:table-cell office:value-type="string" calcext:value-type="string">
            <text:p>2017-03-08 23:48:00</text:p>
          </table:table-cell>
          <table:table-cell office:value-type="float" office:value="-25.1344721259941" calcext:value-type="float">
            <text:p>-25,134</text:p>
          </table:table-cell>
          <table:table-cell office:value-type="float" office:value="89.0938486574902" calcext:value-type="float">
            <text:p>89,094</text:p>
          </table:table-cell>
          <table:table-cell/>
          <table:table-cell office:value-type="float" office:value="-25.294" calcext:value-type="float">
            <text:p>-25,294</text:p>
          </table:table-cell>
          <table:table-cell office:value-type="float" office:value="89.357" calcext:value-type="float">
            <text:p>89,357</text:p>
          </table:table-cell>
          <table:table-cell/>
          <table:table-cell office:value-type="float" office:value="-25.1600212134756" calcext:value-type="float">
            <text:p>-25,160</text:p>
          </table:table-cell>
          <table:table-cell office:value-type="float" office:value="89.3573090243367" calcext:value-type="float">
            <text:p>89,357</text:p>
          </table:table-cell>
        </table:table-row>
        <table:table-row table:style-name="ro1">
          <table:table-cell office:value-type="string" calcext:value-type="string">
            <text:p>2017-03-08 23:49:00</text:p>
          </table:table-cell>
          <table:table-cell office:value-type="float" office:value="-28.7644432617005" calcext:value-type="float">
            <text:p>-28,764</text:p>
          </table:table-cell>
          <table:table-cell office:value-type="float" office:value="88.1907172005766" calcext:value-type="float">
            <text:p>88,191</text:p>
          </table:table-cell>
          <table:table-cell/>
          <table:table-cell office:value-type="float" office:value="-28.938" calcext:value-type="float">
            <text:p>-28,938</text:p>
          </table:table-cell>
          <table:table-cell office:value-type="float" office:value="88.461" calcext:value-type="float">
            <text:p>88,461</text:p>
          </table:table-cell>
          <table:table-cell/>
          <table:table-cell office:value-type="float" office:value="-28.7910266158825" calcext:value-type="float">
            <text:p>-28,791</text:p>
          </table:table-cell>
          <table:table-cell office:value-type="float" office:value="88.4613043184469" calcext:value-type="float">
            <text:p>88,461</text:p>
          </table:table-cell>
        </table:table-row>
        <table:table-row table:style-name="ro1">
          <table:table-cell office:value-type="string" calcext:value-type="string">
            <text:p>2017-03-08 23:50:00</text:p>
          </table:table-cell>
          <table:table-cell office:value-type="float" office:value="-32.3904514432366" calcext:value-type="float">
            <text:p>-32,390</text:p>
          </table:table-cell>
          <table:table-cell office:value-type="float" office:value="87.2405969479528" calcext:value-type="float">
            <text:p>87,241</text:p>
          </table:table-cell>
          <table:table-cell/>
          <table:table-cell office:value-type="float" office:value="-32.576" calcext:value-type="float">
            <text:p>-32,576</text:p>
          </table:table-cell>
          <table:table-cell office:value-type="float" office:value="87.518" calcext:value-type="float">
            <text:p>87,518</text:p>
          </table:table-cell>
          <table:table-cell/>
          <table:table-cell office:value-type="float" office:value="-32.4181371029153" calcext:value-type="float">
            <text:p>-32,418</text:p>
          </table:table-cell>
          <table:table-cell office:value-type="float" office:value="87.5187655337418" calcext:value-type="float">
            <text:p>87,519</text:p>
          </table:table-cell>
        </table:table-row>
        <table:table-row table:style-name="ro1">
          <table:table-cell office:value-type="string" calcext:value-type="string">
            <text:p>2017-03-08 23:51:00</text:p>
          </table:table-cell>
          <table:table-cell office:value-type="float" office:value="-36.0116813370757" calcext:value-type="float">
            <text:p>-36,012</text:p>
          </table:table-cell>
          <table:table-cell office:value-type="float" office:value="86.231992450813" calcext:value-type="float">
            <text:p>86,232</text:p>
          </table:table-cell>
          <table:table-cell/>
          <table:table-cell office:value-type="float" office:value="-36.206" calcext:value-type="float">
            <text:p>-36,206</text:p>
          </table:table-cell>
          <table:table-cell office:value-type="float" office:value="86.518" calcext:value-type="float">
            <text:p>86,518</text:p>
          </table:table-cell>
          <table:table-cell/>
          <table:table-cell office:value-type="float" office:value="-36.0405586650828" calcext:value-type="float">
            <text:p>-36,041</text:p>
          </table:table-cell>
          <table:table-cell office:value-type="float" office:value="86.5182862543075" calcext:value-type="float">
            <text:p>86,518</text:p>
          </table:table-cell>
        </table:table-row>
        <table:table-row table:style-name="ro1">
          <table:table-cell office:value-type="string" calcext:value-type="string">
            <text:p>2017-03-08 23:52:00</text:p>
          </table:table-cell>
          <table:table-cell office:value-type="float" office:value="-39.6271045293307" calcext:value-type="float">
            <text:p>-39,627</text:p>
          </table:table-cell>
          <table:table-cell office:value-type="float" office:value="85.1504265538494" calcext:value-type="float">
            <text:p>85,150</text:p>
          </table:table-cell>
          <table:table-cell/>
          <table:table-cell office:value-type="float" office:value="-39.828" calcext:value-type="float">
            <text:p>-39,828</text:p>
          </table:table-cell>
          <table:table-cell office:value-type="float" office:value="85.445" calcext:value-type="float">
            <text:p>85,445</text:p>
          </table:table-cell>
          <table:table-cell/>
          <table:table-cell office:value-type="float" office:value="-39.6572838494825" calcext:value-type="float">
            <text:p>-39,657</text:p>
          </table:table-cell>
          <table:table-cell office:value-type="float" office:value="85.4455230828869" calcext:value-type="float">
            <text:p>85,446</text:p>
          </table:table-cell>
        </table:table-row>
        <table:table-row table:style-name="ro1">
          <table:table-cell office:value-type="string" calcext:value-type="string">
            <text:p>2017-03-08 23:53:00</text:p>
          </table:table-cell>
          <table:table-cell office:value-type="float" office:value="-43.2353941227175" calcext:value-type="float">
            <text:p>-43,235</text:p>
          </table:table-cell>
          <table:table-cell office:value-type="float" office:value="83.9772802183225" calcext:value-type="float">
            <text:p>83,977</text:p>
          </table:table-cell>
          <table:table-cell/>
          <table:table-cell office:value-type="float" office:value="-43.441" calcext:value-type="float">
            <text:p>-43,441</text:p>
          </table:table-cell>
          <table:table-cell office:value-type="float" office:value="84.282" calcext:value-type="float">
            <text:p>84,282</text:p>
          </table:table-cell>
          <table:table-cell/>
          <table:table-cell office:value-type="float" office:value="-43.2670115050776" calcext:value-type="float">
            <text:p>-43,267</text:p>
          </table:table-cell>
          <table:table-cell office:value-type="float" office:value="84.2820071879644" calcext:value-type="float">
            <text:p>84,282</text:p>
          </table:table-cell>
        </table:table-row>
        <table:table-row table:style-name="ro1">
          <table:table-cell office:value-type="string" calcext:value-type="string">
            <text:p>2017-03-08 23:54:00</text:p>
          </table:table-cell>
          <table:table-cell office:value-type="float" office:value="-46.8347977864078" calcext:value-type="float">
            <text:p>-46,835</text:p>
          </table:table-cell>
          <table:table-cell office:value-type="float" office:value="82.6880790037274" calcext:value-type="float">
            <text:p>82,688</text:p>
          </table:table-cell>
          <table:table-cell/>
          <table:table-cell office:value-type="float" office:value="-47.042" calcext:value-type="float">
            <text:p>-47,042</text:p>
          </table:table-cell>
          <table:table-cell office:value-type="float" office:value="83.003" calcext:value-type="float">
            <text:p>83,003</text:p>
          </table:table-cell>
          <table:table-cell/>
          <table:table-cell office:value-type="float" office:value="-46.8680238392917" calcext:value-type="float">
            <text:p>-46,868</text:p>
          </table:table-cell>
          <table:table-cell office:value-type="float" office:value="83.0034572470406" calcext:value-type="float">
            <text:p>83,003</text:p>
          </table:table-cell>
        </table:table-row>
        <table:table-row table:style-name="ro1">
          <table:table-cell office:value-type="string" calcext:value-type="string">
            <text:p>2017-03-08 23:55:00</text:p>
          </table:table-cell>
          <table:table-cell office:value-type="float" office:value="-50.422945935609" calcext:value-type="float">
            <text:p>-50,423</text:p>
          </table:table-cell>
          <table:table-cell office:value-type="float" office:value="81.2498910364247" calcext:value-type="float">
            <text:p>81,250</text:p>
          </table:table-cell>
          <table:table-cell/>
          <table:table-cell office:value-type="float" office:value="-50.629" calcext:value-type="float">
            <text:p>-50,629</text:p>
          </table:table-cell>
          <table:table-cell office:value-type="float" office:value="81.577" calcext:value-type="float">
            <text:p>81,577</text:p>
          </table:table-cell>
          <table:table-cell/>
          <table:table-cell office:value-type="float" office:value="-50.4579951727125" calcext:value-type="float">
            <text:p>-50,458</text:p>
          </table:table-cell>
          <table:table-cell office:value-type="float" office:value="81.577197635126" calcext:value-type="float">
            <text:p>81,577</text:p>
          </table:table-cell>
        </table:table-row>
        <table:table-row table:style-name="ro1">
          <table:table-cell office:value-type="string" calcext:value-type="string">
            <text:p>2017-03-08 23:56:00</text:p>
          </table:table-cell>
          <table:table-cell office:value-type="float" office:value="-53.9965352947425" calcext:value-type="float">
            <text:p>-53,997</text:p>
          </table:table-cell>
          <table:table-cell office:value-type="float" office:value="79.6172613103419" calcext:value-type="float">
            <text:p>79,617</text:p>
          </table:table-cell>
          <table:table-cell/>
          <table:table-cell office:value-type="float" office:value="-54.199" calcext:value-type="float">
            <text:p>-54,199</text:p>
          </table:table-cell>
          <table:table-cell office:value-type="float" office:value="79.958" calcext:value-type="float">
            <text:p>79,958</text:p>
          </table:table-cell>
          <table:table-cell/>
          <table:table-cell office:value-type="float" office:value="-54.033691410768" calcext:value-type="float">
            <text:p>-54,034</text:p>
          </table:table-cell>
          <table:table-cell office:value-type="float" office:value="79.9580671414287" calcext:value-type="float">
            <text:p>79,958</text:p>
          </table:table-cell>
        </table:table-row>
        <table:table-row table:style-name="ro1">
          <table:table-cell office:value-type="string" calcext:value-type="string">
            <text:p>2017-03-08 23:57:00</text:p>
          </table:table-cell>
          <table:table-cell office:value-type="float" office:value="-57.5508407526891" calcext:value-type="float">
            <text:p>-57,551</text:p>
          </table:table-cell>
          <table:table-cell office:value-type="float" office:value="77.7256268342775" calcext:value-type="float">
            <text:p>77,726</text:p>
          </table:table-cell>
          <table:table-cell/>
          <table:table-cell office:value-type="float" office:value="-57.748" calcext:value-type="float">
            <text:p>-57,748</text:p>
          </table:table-cell>
          <table:table-cell office:value-type="float" office:value="78.082" calcext:value-type="float">
            <text:p>78,082</text:p>
          </table:table-cell>
          <table:table-cell/>
          <table:table-cell office:value-type="float" office:value="-57.5904680248225" calcext:value-type="float">
            <text:p>-57,590</text:p>
          </table:table-cell>
          <table:table-cell office:value-type="float" office:value="78.081889308507" calcext:value-type="float">
            <text:p>78,082</text:p>
          </table:table-cell>
        </table:table-row>
        <table:table-row table:style-name="ro1">
          <table:table-cell office:value-type="string" calcext:value-type="string">
            <text:p>2017-03-08 23:58:00</text:p>
          </table:table-cell>
          <table:table-cell office:value-type="float" office:value="-61.078847652379" calcext:value-type="float">
            <text:p>-61,079</text:p>
          </table:table-cell>
          <table:table-cell office:value-type="float" office:value="75.4802786049866" calcext:value-type="float">
            <text:p>75,480</text:p>
          </table:table-cell>
          <table:table-cell/>
          <table:table-cell office:value-type="float" office:value="-61.268" calcext:value-type="float">
            <text:p>-61,268</text:p>
          </table:table-cell>
          <table:table-cell office:value-type="float" office:value="75.854" calcext:value-type="float">
            <text:p>75,854</text:p>
          </table:table-cell>
          <table:table-cell/>
          <table:table-cell office:value-type="float" office:value="-61.1214435992873" calcext:value-type="float">
            <text:p>-61,121</text:p>
          </table:table-cell>
          <table:table-cell office:value-type="float" office:value="75.8544416767608" calcext:value-type="float">
            <text:p>75,854</text:p>
          </table:table-cell>
        </table:table-row>
        <table:table-row table:style-name="ro1">
          <table:table-cell office:value-type="string" calcext:value-type="string">
            <text:p>2017-03-08 23:59:00</text:p>
          </table:table-cell>
          <table:table-cell office:value-type="float" office:value="-64.5697177602188" calcext:value-type="float">
            <text:p>-64,570</text:p>
          </table:table-cell>
          <table:table-cell office:value-type="float" office:value="72.7370676117856" calcext:value-type="float">
            <text:p>72,737</text:p>
          </table:table-cell>
          <table:table-cell/>
          <table:table-cell office:value-type="float" office:value="-64.75" calcext:value-type="float">
            <text:p>-64,75</text:p>
          </table:table-cell>
          <table:table-cell office:value-type="float" office:value="73.132" calcext:value-type="float">
            <text:p>73,132</text:p>
          </table:table-cell>
          <table:table-cell/>
          <table:table-cell office:value-type="float" office:value="-64.6159459635843" calcext:value-type="float">
            <text:p>-64,616</text:p>
          </table:table-cell>
          <table:table-cell office:value-type="float" office:value="73.1320921981338" calcext:value-type="float">
            <text:p>73,132</text:p>
          </table:table-cell>
        </table:table-row>
        <table:table-row table:style-name="ro1">
          <table:table-cell office:value-type="string" calcext:value-type="string">
            <text:p>2017-03-09 00:00:00</text:p>
          </table:table-cell>
          <table:table-cell office:value-type="float" office:value="-68.0058839336152" calcext:value-type="float">
            <text:p>-68,006</text:p>
          </table:table-cell>
          <table:table-cell office:value-type="float" office:value="69.2672127665069" calcext:value-type="float">
            <text:p>69,267</text:p>
          </table:table-cell>
          <table:table-cell/>
          <table:table-cell office:value-type="float" office:value="-68.177" calcext:value-type="float">
            <text:p>-68,177</text:p>
          </table:table-cell>
          <table:table-cell office:value-type="float" office:value="69.686" calcext:value-type="float">
            <text:p>69,686</text:p>
          </table:table-cell>
          <table:table-cell/>
          <table:table-cell office:value-type="float" office:value="-68.0566742485457" calcext:value-type="float">
            <text:p>-68,057</text:p>
          </table:table-cell>
          <table:table-cell office:value-type="float" office:value="69.6864734977266" calcext:value-type="float">
            <text:p>69,686</text:p>
          </table:table-cell>
        </table:table-row>
        <table:table-row table:style-name="ro1">
          <table:table-cell office:value-type="string" calcext:value-type="string">
            <text:p>2017-03-09 00:01:00</text:p>
          </table:table-cell>
          <table:table-cell office:value-type="float" office:value="-71.3572092740703" calcext:value-type="float">
            <text:p>-71,357</text:p>
          </table:table-cell>
          <table:table-cell office:value-type="float" office:value="64.6904633369517" calcext:value-type="float">
            <text:p>64,690</text:p>
          </table:table-cell>
          <table:table-cell/>
          <table:table-cell office:value-type="float" office:value="-71.519" calcext:value-type="float">
            <text:p>-71,519</text:p>
          </table:table-cell>
          <table:table-cell office:value-type="float" office:value="65.137" calcext:value-type="float">
            <text:p>65,137</text:p>
          </table:table-cell>
          <table:table-cell/>
          <table:table-cell office:value-type="float" office:value="-71.4138829803362" calcext:value-type="float">
            <text:p>-71,414</text:p>
          </table:table-cell>
          <table:table-cell office:value-type="float" office:value="65.1369869444187" calcext:value-type="float">
            <text:p>65,137</text:p>
          </table:table-cell>
        </table:table-row>
        <table:table-row table:style-name="ro1">
          <table:table-cell office:value-type="string" calcext:value-type="string">
            <text:p>2017-03-09 00:02:00</text:p>
          </table:table-cell>
          <table:table-cell office:value-type="float" office:value="-74.568468162763" calcext:value-type="float">
            <text:p>-74,568</text:p>
          </table:table-cell>
          <table:table-cell office:value-type="float" office:value="58.3453765455172" calcext:value-type="float">
            <text:p>58,345</text:p>
          </table:table-cell>
          <table:table-cell/>
          <table:table-cell office:value-type="float" office:value="-74.721" calcext:value-type="float">
            <text:p>-74,721</text:p>
          </table:table-cell>
          <table:table-cell office:value-type="float" office:value="58.819" calcext:value-type="float">
            <text:p>58,819</text:p>
          </table:table-cell>
          <table:table-cell/>
          <table:table-cell office:value-type="float" office:value="-74.6328828342715" calcext:value-type="float">
            <text:p>-74,633</text:p>
          </table:table-cell>
          <table:table-cell office:value-type="float" office:value="58.8189116979952" calcext:value-type="float">
            <text:p>58,819</text:p>
          </table:table-cell>
        </table:table-row>
        <table:table-row table:style-name="ro1">
          <table:table-cell office:value-type="string" calcext:value-type="string">
            <text:p>2017-03-09 00:03:00</text:p>
          </table:table-cell>
          <table:table-cell office:value-type="float" office:value="-77.5311296388433" calcext:value-type="float">
            <text:p>-77,531</text:p>
          </table:table-cell>
          <table:table-cell office:value-type="float" office:value="49.0512337278832" calcext:value-type="float">
            <text:p>49,051</text:p>
          </table:table-cell>
          <table:table-cell/>
          <table:table-cell office:value-type="float" office:value="-77.678" calcext:value-type="float">
            <text:p>-77,678</text:p>
          </table:table-cell>
          <table:table-cell office:value-type="float" office:value="49.538" calcext:value-type="float">
            <text:p>49,538</text:p>
          </table:table-cell>
          <table:table-cell/>
          <table:table-cell office:value-type="float" office:value="-77.6056953497629" calcext:value-type="float">
            <text:p>-77,606</text:p>
          </table:table-cell>
          <table:table-cell office:value-type="float" office:value="49.5380506537818" calcext:value-type="float">
            <text:p>49,538</text:p>
          </table:table-cell>
        </table:table-row>
        <table:table-row table:style-name="ro1">
          <table:table-cell office:value-type="string" calcext:value-type="string">
            <text:p>2017-03-09 00:04:00</text:p>
          </table:table-cell>
          <table:table-cell office:value-type="float" office:value="-80.0214230837833" calcext:value-type="float">
            <text:p>-80,021</text:p>
          </table:table-cell>
          <table:table-cell office:value-type="float" office:value="34.8334287235313" calcext:value-type="float">
            <text:p>34,833</text:p>
          </table:table-cell>
          <table:table-cell/>
          <table:table-cell office:value-type="float" office:value="-80.167" calcext:value-type="float">
            <text:p>-80,167</text:p>
          </table:table-cell>
          <table:table-cell office:value-type="float" office:value="35.276" calcext:value-type="float">
            <text:p>35,276</text:p>
          </table:table-cell>
          <table:table-cell/>
          <table:table-cell office:value-type="float" office:value="-80.1079624729538" calcext:value-type="float">
            <text:p>-80,108</text:p>
          </table:table-cell>
          <table:table-cell office:value-type="float" office:value="35.2762331762017" calcext:value-type="float">
            <text:p>35,276</text:p>
          </table:table-cell>
        </table:table-row>
        <table:table-row table:style-name="ro1">
          <table:table-cell office:value-type="string" calcext:value-type="string">
            <text:p>2017-03-09 00:05:00</text:p>
          </table:table-cell>
          <table:table-cell office:value-type="float" office:value="-81.6078941482004" calcext:value-type="float">
            <text:p>-81,608</text:p>
          </table:table-cell>
          <table:table-cell office:value-type="float" office:value="13.6628141913045" calcext:value-type="float">
            <text:p>13,663</text:p>
          </table:table-cell>
          <table:table-cell/>
          <table:table-cell office:value-type="float" office:value="-81.752" calcext:value-type="float">
            <text:p>-81,752</text:p>
          </table:table-cell>
          <table:table-cell office:value-type="float" office:value="13.919" calcext:value-type="float">
            <text:p>13,919</text:p>
          </table:table-cell>
          <table:table-cell/>
          <table:table-cell office:value-type="float" office:value="-81.7026408894225" calcext:value-type="float">
            <text:p>-81,703</text:p>
          </table:table-cell>
          <table:table-cell office:value-type="float" office:value="13.9195652360073" calcext:value-type="float">
            <text:p>13,920</text:p>
          </table:table-cell>
        </table:table-row>
        <table:table-row table:style-name="ro1">
          <table:table-cell office:value-type="string" calcext:value-type="string">
            <text:p>2017-03-09 00:06:00</text:p>
          </table:table-cell>
          <table:table-cell office:value-type="float" office:value="-81.7515247897774" calcext:value-type="float">
            <text:p>-81,752</text:p>
          </table:table-cell>
          <table:table-cell office:value-type="float" office:value="-12.1353750751691" calcext:value-type="float">
            <text:p>-12,135</text:p>
          </table:table-cell>
          <table:table-cell/>
          <table:table-cell office:value-type="float" office:value="-81.888" calcext:value-type="float">
            <text:p>-81,888</text:p>
          </table:table-cell>
          <table:table-cell office:value-type="float" office:value="-12.167" calcext:value-type="float">
            <text:p>-12,167</text:p>
          </table:table-cell>
          <table:table-cell/>
          <table:table-cell office:value-type="float" office:value="-81.8392036916877" calcext:value-type="float">
            <text:p>-81,839</text:p>
          </table:table-cell>
          <table:table-cell office:value-type="float" office:value="-12.166492171365" calcext:value-type="float">
            <text:p>-12,166</text:p>
          </table:table-cell>
        </table:table-row>
        <table:table-row table:style-name="ro1">
          <table:table-cell office:value-type="string" calcext:value-type="string">
            <text:p>2017-03-09 00:07:00</text:p>
          </table:table-cell>
          <table:table-cell office:value-type="float" office:value="-80.3874646435956" calcext:value-type="float">
            <text:p>-80,387</text:p>
          </table:table-cell>
          <table:table-cell office:value-type="float" office:value="-34.5292780462365" calcext:value-type="float">
            <text:p>-34,529</text:p>
          </table:table-cell>
          <table:table-cell/>
          <table:table-cell office:value-type="float" office:value="-80.512" calcext:value-type="float">
            <text:p>-80,512</text:p>
          </table:table-cell>
          <table:table-cell office:value-type="float" office:value="-34.705" calcext:value-type="float">
            <text:p>-34,705</text:p>
          </table:table-cell>
          <table:table-cell/>
          <table:table-cell office:value-type="float" office:value="-80.4549155922229" calcext:value-type="float">
            <text:p>-80,455</text:p>
          </table:table-cell>
          <table:table-cell office:value-type="float" office:value="-34.7042287388752" calcext:value-type="float">
            <text:p>-34,704</text:p>
          </table:table-cell>
        </table:table-row>
        <table:table-row table:style-name="ro1">
          <table:table-cell office:value-type="string" calcext:value-type="string">
            <text:p>2017-03-09 00:08:00</text:p>
          </table:table-cell>
          <table:table-cell office:value-type="float" office:value="-78.0201046450568" calcext:value-type="float">
            <text:p>-78,020</text:p>
          </table:table-cell>
          <table:table-cell office:value-type="float" office:value="-49.8807968204578" calcext:value-type="float">
            <text:p>-49,881</text:p>
          </table:table-cell>
          <table:table-cell/>
          <table:table-cell office:value-type="float" office:value="-78.138" calcext:value-type="float">
            <text:p>-78,138</text:p>
          </table:table-cell>
          <table:table-cell office:value-type="float" office:value="-50.048" calcext:value-type="float">
            <text:p>-50,048</text:p>
          </table:table-cell>
          <table:table-cell/>
          <table:table-cell office:value-type="float" office:value="-78.0678464395735" calcext:value-type="float">
            <text:p>-78,068</text:p>
          </table:table-cell>
          <table:table-cell office:value-type="float" office:value="-50.0475247092569" calcext:value-type="float">
            <text:p>-50,048</text:p>
          </table:table-cell>
        </table:table-row>
        <table:table-row table:style-name="ro1">
          <table:table-cell office:value-type="string" calcext:value-type="string">
            <text:p>2017-03-09 00:09:00</text:p>
          </table:table-cell>
          <table:table-cell office:value-type="float" office:value="-75.12084210116" calcext:value-type="float">
            <text:p>-75,121</text:p>
          </table:table-cell>
          <table:table-cell office:value-type="float" office:value="-59.8852531285796" calcext:value-type="float">
            <text:p>-59,885</text:p>
          </table:table-cell>
          <table:table-cell/>
          <table:table-cell office:value-type="float" office:value="-75.24" calcext:value-type="float">
            <text:p>-75,24</text:p>
          </table:table-cell>
          <table:table-cell office:value-type="float" office:value="-60" calcext:value-type="float">
            <text:p>-60</text:p>
          </table:table-cell>
          <table:table-cell/>
          <table:table-cell office:value-type="float" office:value="-75.1540399283219" calcext:value-type="float">
            <text:p>-75,154</text:p>
          </table:table-cell>
          <table:table-cell office:value-type="float" office:value="-59.9996738205719" calcext:value-type="float">
            <text:p>-60,000</text:p>
          </table:table-cell>
        </table:table-row>
        <table:table-row table:style-name="ro1">
          <table:table-cell office:value-type="string" calcext:value-type="string">
            <text:p>2017-03-09 00:10:00</text:p>
          </table:table-cell>
          <table:table-cell office:value-type="float" office:value="-71.944064497089" calcext:value-type="float">
            <text:p>-71,944</text:p>
          </table:table-cell>
          <table:table-cell office:value-type="float" office:value="-66.6505052419141" calcext:value-type="float">
            <text:p>-66,651</text:p>
          </table:table-cell>
          <table:table-cell/>
          <table:table-cell office:value-type="float" office:value="-72.069" calcext:value-type="float">
            <text:p>-72,069</text:p>
          </table:table-cell>
          <table:table-cell office:value-type="float" office:value="-66.713" calcext:value-type="float">
            <text:p>-66,713</text:p>
          </table:table-cell>
          <table:table-cell/>
          <table:table-cell office:value-type="float" office:value="-71.9670053597022" calcext:value-type="float">
            <text:p>-71,967</text:p>
          </table:table-cell>
          <table:table-cell office:value-type="float" office:value="-66.7125886425356" calcext:value-type="float">
            <text:p>-66,713</text:p>
          </table:table-cell>
        </table:table-row>
        <table:table-row table:style-name="ro1">
          <table:table-cell office:value-type="string" calcext:value-type="string">
            <text:p>2017-03-09 00:11:00</text:p>
          </table:table-cell>
          <table:table-cell office:value-type="float" office:value="-68.6130257793462" calcext:value-type="float">
            <text:p>-68,613</text:p>
          </table:table-cell>
          <table:table-cell office:value-type="float" office:value="-71.4834888812298" calcext:value-type="float">
            <text:p>-71,483</text:p>
          </table:table-cell>
          <table:table-cell/>
          <table:table-cell office:value-type="float" office:value="-68.746" calcext:value-type="float">
            <text:p>-68,746</text:p>
          </table:table-cell>
          <table:table-cell office:value-type="float" office:value="-71.502" calcext:value-type="float">
            <text:p>-71,502</text:p>
          </table:table-cell>
          <table:table-cell/>
          <table:table-cell office:value-type="float" office:value="-68.6285728179401" calcext:value-type="float">
            <text:p>-68,629</text:p>
          </table:table-cell>
          <table:table-cell office:value-type="float" office:value="-71.5020538923319" calcext:value-type="float">
            <text:p>-71,502</text:p>
          </table:table-cell>
        </table:table-row>
        <table:table-row table:style-name="ro1">
          <table:table-cell office:value-type="string" calcext:value-type="string">
            <text:p>2017-03-09 00:12:00</text:p>
          </table:table-cell>
          <table:table-cell office:value-type="float" office:value="-65.1897208905382" calcext:value-type="float">
            <text:p>-65,190</text:p>
          </table:table-cell>
          <table:table-cell office:value-type="float" office:value="-75.1172391728713" calcext:value-type="float">
            <text:p>-75,117</text:p>
          </table:table-cell>
          <table:table-cell/>
          <table:table-cell office:value-type="float" office:value="-65.332" calcext:value-type="float">
            <text:p>-65,332</text:p>
          </table:table-cell>
          <table:table-cell office:value-type="float" office:value="-75.101" calcext:value-type="float">
            <text:p>-75,101</text:p>
          </table:table-cell>
          <table:table-cell/>
          <table:table-cell office:value-type="float" office:value="-65.1997427225128" calcext:value-type="float">
            <text:p>-65,200</text:p>
          </table:table-cell>
          <table:table-cell office:value-type="float" office:value="-75.100853245255" calcext:value-type="float">
            <text:p>-75,101</text:p>
          </table:table-cell>
        </table:table-row>
        <table:table-row table:style-name="ro1">
          <table:table-cell office:value-type="string" calcext:value-type="string">
            <text:p>2017-03-09 00:13:00</text:p>
          </table:table-cell>
          <table:table-cell office:value-type="float" office:value="-61.707558585579" calcext:value-type="float">
            <text:p>-61,708</text:p>
          </table:table-cell>
          <table:table-cell office:value-type="float" office:value="-77.9702052508384" calcext:value-type="float">
            <text:p>-77,970</text:p>
          </table:table-cell>
          <table:table-cell/>
          <table:table-cell office:value-type="float" office:value="-61.858" calcext:value-type="float">
            <text:p>-61,858</text:p>
          </table:table-cell>
          <table:table-cell office:value-type="float" office:value="-77.926" calcext:value-type="float">
            <text:p>-77,926</text:p>
          </table:table-cell>
          <table:table-cell/>
          <table:table-cell office:value-type="float" office:value="-61.7133068116256" calcext:value-type="float">
            <text:p>-61,713</text:p>
          </table:table-cell>
          <table:table-cell office:value-type="float" office:value="-77.9256350708647" calcext:value-type="float">
            <text:p>-77,926</text:p>
          </table:table-cell>
        </table:table-row>
        <table:table-row table:style-name="ro1">
          <table:table-cell office:value-type="string" calcext:value-type="string">
            <text:p>2017-03-09 00:14:00</text:p>
          </table:table-cell>
          <table:table-cell office:value-type="float" office:value="-58.185796387086" calcext:value-type="float">
            <text:p>-58,186</text:p>
          </table:table-cell>
          <table:table-cell office:value-type="float" office:value="-80.292033366662" calcext:value-type="float">
            <text:p>-80,292</text:p>
          </table:table-cell>
          <table:table-cell/>
          <table:table-cell office:value-type="float" office:value="-58.344" calcext:value-type="float">
            <text:p>-58,344</text:p>
          </table:table-cell>
          <table:table-cell office:value-type="float" office:value="-80.225" calcext:value-type="float">
            <text:p>-80,225</text:p>
          </table:table-cell>
          <table:table-cell/>
          <table:table-cell office:value-type="float" office:value="-58.1881368979553" calcext:value-type="float">
            <text:p>-58,188</text:p>
          </table:table-cell>
          <table:table-cell office:value-type="float" office:value="-80.224396707735" calcext:value-type="float">
            <text:p>-80,224</text:p>
          </table:table-cell>
        </table:table-row>
        <table:table-row table:style-name="ro1">
          <table:table-cell office:value-type="string" calcext:value-type="string">
            <text:p>2017-03-09 00:15:00</text:p>
          </table:table-cell>
          <table:table-cell office:value-type="float" office:value="-54.636202611729" calcext:value-type="float">
            <text:p>-54,636</text:p>
          </table:table-cell>
          <table:table-cell office:value-type="float" office:value="-82.2387675029491" calcext:value-type="float">
            <text:p>-82,239</text:p>
          </table:table-cell>
          <table:table-cell/>
          <table:table-cell office:value-type="float" office:value="-54.8" calcext:value-type="float">
            <text:p>-54,8</text:p>
          </table:table-cell>
          <table:table-cell office:value-type="float" office:value="-82.152" calcext:value-type="float">
            <text:p>-82,152</text:p>
          </table:table-cell>
          <table:table-cell/>
          <table:table-cell office:value-type="float" office:value="-54.6357520955371" calcext:value-type="float">
            <text:p>-54,636</text:p>
          </table:table-cell>
          <table:table-cell office:value-type="float" office:value="-82.1519170726476" calcext:value-type="float">
            <text:p>-82,152</text:p>
          </table:table-cell>
        </table:table-row>
        <table:table-row table:style-name="ro1">
          <table:table-cell office:value-type="string" calcext:value-type="string">
            <text:p>2017-03-09 00:16:00</text:p>
          </table:table-cell>
          <table:table-cell office:value-type="float" office:value="-51.0663324155217" calcext:value-type="float">
            <text:p>-51,066</text:p>
          </table:table-cell>
          <table:table-cell office:value-type="float" office:value="-83.9122055096528" calcext:value-type="float">
            <text:p>-83,912</text:p>
          </table:table-cell>
          <table:table-cell/>
          <table:table-cell office:value-type="float" office:value="-51.234" calcext:value-type="float">
            <text:p>-51,234</text:p>
          </table:table-cell>
          <table:table-cell office:value-type="float" office:value="-83.809" calcext:value-type="float">
            <text:p>-83,809</text:p>
          </table:table-cell>
          <table:table-cell/>
          <table:table-cell office:value-type="float" office:value="-51.0635392539583" calcext:value-type="float">
            <text:p>-51,064</text:p>
          </table:table-cell>
          <table:table-cell office:value-type="float" office:value="-83.8090507388869" calcext:value-type="float">
            <text:p>-83,809</text:p>
          </table:table-cell>
        </table:table-row>
        <table:table-row table:style-name="ro1">
          <table:table-cell office:value-type="string" calcext:value-type="string">
            <text:p>2017-03-09 00:17:00</text:p>
          </table:table-cell>
          <table:table-cell office:value-type="float" office:value="-47.4812422064409" calcext:value-type="float">
            <text:p>-47,481</text:p>
          </table:table-cell>
          <table:table-cell office:value-type="float" office:value="-85.3813109524214" calcext:value-type="float">
            <text:p>-85,381</text:p>
          </table:table-cell>
          <table:table-cell/>
          <table:table-cell office:value-type="float" office:value="-47.65" calcext:value-type="float">
            <text:p>-47,65</text:p>
          </table:table-cell>
          <table:table-cell office:value-type="float" office:value="-85.264" calcext:value-type="float">
            <text:p>-85,264</text:p>
          </table:table-cell>
          <table:table-cell/>
          <table:table-cell office:value-type="float" office:value="-47.4764434301781" calcext:value-type="float">
            <text:p>-47,476</text:p>
          </table:table-cell>
          <table:table-cell office:value-type="float" office:value="-85.2640995981531" calcext:value-type="float">
            <text:p>-85,264</text:p>
          </table:table-cell>
        </table:table-row>
        <table:table-row table:style-name="ro1">
          <table:table-cell office:value-type="string" calcext:value-type="string">
            <text:p>2017-03-09 00:18:00</text:p>
          </table:table-cell>
          <table:table-cell office:value-type="float" office:value="-43.8844359167858" calcext:value-type="float">
            <text:p>-43,884</text:p>
          </table:table-cell>
          <table:table-cell office:value-type="float" office:value="-86.6943749163328" calcext:value-type="float">
            <text:p>-86,694</text:p>
          </table:table-cell>
          <table:table-cell/>
          <table:table-cell office:value-type="float" office:value="-44.052" calcext:value-type="float">
            <text:p>-44,052</text:p>
          </table:table-cell>
          <table:table-cell office:value-type="float" office:value="-86.565" calcext:value-type="float">
            <text:p>-86,565</text:p>
          </table:table-cell>
          <table:table-cell/>
          <table:table-cell office:value-type="float" office:value="-43.8778933791598" calcext:value-type="float">
            <text:p>-43,878</text:p>
          </table:table-cell>
          <table:table-cell office:value-type="float" office:value="-86.5648544840686" calcext:value-type="float">
            <text:p>-86,565</text:p>
          </table:table-cell>
        </table:table-row>
        <table:table-row table:style-name="ro1">
          <table:table-cell office:value-type="string" calcext:value-type="string">
            <text:p>2017-03-09 00:19:00</text:p>
          </table:table-cell>
          <table:table-cell office:value-type="float" office:value="-40.2784258790624" calcext:value-type="float">
            <text:p>-40,278</text:p>
          </table:table-cell>
          <table:table-cell office:value-type="float" office:value="-87.8862104013174" calcext:value-type="float">
            <text:p>-87,886</text:p>
          </table:table-cell>
          <table:table-cell/>
          <table:table-cell office:value-type="float" office:value="-40.442" calcext:value-type="float">
            <text:p>-40,442</text:p>
          </table:table-cell>
          <table:table-cell office:value-type="float" office:value="-87.746" calcext:value-type="float">
            <text:p>-87,746</text:p>
          </table:table-cell>
          <table:table-cell/>
          <table:table-cell office:value-type="float" office:value="-40.2703377237208" calcext:value-type="float">
            <text:p>-40,270</text:p>
          </table:table-cell>
          <table:table-cell office:value-type="float" office:value="-87.745760040618" calcext:value-type="float">
            <text:p>-87,746</text:p>
          </table:table-cell>
        </table:table-row>
        <table:table-row table:style-name="ro1">
          <table:table-cell office:value-type="string" calcext:value-type="string">
            <text:p>2017-03-09 00:20:00</text:p>
          </table:table-cell>
          <table:table-cell office:value-type="float" office:value="-36.6650525243097" calcext:value-type="float">
            <text:p>-36,665</text:p>
          </table:table-cell>
          <table:table-cell office:value-type="float" office:value="-88.9825790658866" calcext:value-type="float">
            <text:p>-88,983</text:p>
          </table:table-cell>
          <table:table-cell/>
          <table:table-cell office:value-type="float" office:value="-36.823" calcext:value-type="float">
            <text:p>-36,823</text:p>
          </table:table-cell>
          <table:table-cell office:value-type="float" office:value="-88.833" calcext:value-type="float">
            <text:p>-88,833</text:p>
          </table:table-cell>
          <table:table-cell/>
          <table:table-cell office:value-type="float" office:value="-36.655579633802" calcext:value-type="float">
            <text:p>-36,656</text:p>
          </table:table-cell>
          <table:table-cell office:value-type="float" office:value="-88.8322997035944" calcext:value-type="float">
            <text:p>-88,832</text:p>
          </table:table-cell>
        </table:table-row>
        <table:table-row table:style-name="ro1">
          <table:table-cell office:value-type="string" calcext:value-type="string">
            <text:p>2017-03-09 00:21:00</text:p>
          </table:table-cell>
          <table:table-cell office:value-type="float" office:value="-33.0457042708204" calcext:value-type="float">
            <text:p>-33,046</text:p>
          </table:table-cell>
          <table:table-cell office:value-type="float" office:value="-90.0029994539717" calcext:value-type="float">
            <text:p>-90,003</text:p>
          </table:table-cell>
          <table:table-cell/>
          <table:table-cell office:value-type="float" office:value="-33.194" calcext:value-type="float">
            <text:p>-33,194</text:p>
          </table:table-cell>
          <table:table-cell office:value-type="float" office:value="-89.844" calcext:value-type="float">
            <text:p>-89,844</text:p>
          </table:table-cell>
          <table:table-cell/>
          <table:table-cell office:value-type="float" office:value="-33.0349680717645" calcext:value-type="float">
            <text:p>-33,035</text:p>
          </table:table-cell>
          <table:table-cell office:value-type="float" office:value="-89.8437619272141" calcext:value-type="float">
            <text:p>-89,844</text:p>
          </table:table-cell>
        </table:table-row>
        <table:table-row table:style-name="ro1">
          <table:table-cell office:value-type="string" calcext:value-type="string">
            <text:p>2017-03-09 00:22:00</text:p>
          </table:table-cell>
          <table:table-cell office:value-type="float" office:value="-29.4214517971984" calcext:value-type="float">
            <text:p>-29,421</text:p>
          </table:table-cell>
          <table:table-cell office:value-type="float" office:value="-90.9625900712214" calcext:value-type="float">
            <text:p>-90,963</text:p>
          </table:table-cell>
          <table:table-cell/>
          <table:table-cell office:value-type="float" office:value="-29.559" calcext:value-type="float">
            <text:p>-29,559</text:p>
          </table:table-cell>
          <table:table-cell office:value-type="float" office:value="-90.795" calcext:value-type="float">
            <text:p>-90,795</text:p>
          </table:table-cell>
          <table:table-cell/>
          <table:table-cell office:value-type="float" office:value="-29.4095583018351" calcext:value-type="float">
            <text:p>-29,410</text:p>
          </table:table-cell>
          <table:table-cell office:value-type="float" office:value="-90.7951116559485" calcext:value-type="float">
            <text:p>-90,795</text:p>
          </table:table-cell>
        </table:table-row>
        <table:table-row table:style-name="ro1">
          <table:table-cell office:value-type="string" calcext:value-type="string">
            <text:p>2017-03-09 00:23:00</text:p>
          </table:table-cell>
          <table:table-cell office:value-type="float" office:value="-25.7931395430525" calcext:value-type="float">
            <text:p>-25,793</text:p>
          </table:table-cell>
          <table:table-cell office:value-type="float" office:value="-91.8733108546861" calcext:value-type="float">
            <text:p>-91,873</text:p>
          </table:table-cell>
          <table:table-cell/>
          <table:table-cell office:value-type="float" office:value="-25.917" calcext:value-type="float">
            <text:p>-25,917</text:p>
          </table:table-cell>
          <table:table-cell office:value-type="float" office:value="-91.699" calcext:value-type="float">
            <text:p>-91,699</text:p>
          </table:table-cell>
          <table:table-cell/>
          <table:table-cell office:value-type="float" office:value="-25.7801682391669" calcext:value-type="float">
            <text:p>-25,780</text:p>
          </table:table-cell>
          <table:table-cell office:value-type="float" office:value="-91.6981719472509" calcext:value-type="float">
            <text:p>-91,698</text:p>
          </table:table-cell>
        </table:table-row>
        <table:table-row table:style-name="ro1">
          <table:table-cell office:value-type="string" calcext:value-type="string">
            <text:p>2017-03-09 00:24:00</text:p>
          </table:table-cell>
          <table:table-cell office:value-type="float" office:value="-22.1614486307155" calcext:value-type="float">
            <text:p>-22,161</text:p>
          </table:table-cell>
          <table:table-cell office:value-type="float" office:value="-92.7448217055046" calcext:value-type="float">
            <text:p>-92,745</text:p>
          </table:table-cell>
          <table:table-cell/>
          <table:table-cell office:value-type="float" office:value="-22.269" calcext:value-type="float">
            <text:p>-22,269</text:p>
          </table:table-cell>
          <table:table-cell office:value-type="float" office:value="-92.563" calcext:value-type="float">
            <text:p>-92,563</text:p>
          </table:table-cell>
          <table:table-cell/>
          <table:table-cell office:value-type="float" office:value="-22.1474655347512" calcext:value-type="float">
            <text:p>-22,147</text:p>
          </table:table-cell>
          <table:table-cell office:value-type="float" office:value="-92.5624777452027" calcext:value-type="float">
            <text:p>-92,562</text:p>
          </table:table-cell>
        </table:table-row>
        <table:table-row table:style-name="ro1">
          <table:table-cell office:value-type="string" calcext:value-type="string">
            <text:p>2017-03-09 00:25:00</text:p>
          </table:table-cell>
          <table:table-cell office:value-type="float" office:value="-18.5269412470338" calcext:value-type="float">
            <text:p>-18,527</text:p>
          </table:table-cell>
          <table:table-cell office:value-type="float" office:value="-93.5850911559007" calcext:value-type="float">
            <text:p>-93,585</text:p>
          </table:table-cell>
          <table:table-cell/>
          <table:table-cell office:value-type="float" office:value="-18.617" calcext:value-type="float">
            <text:p>-18,617</text:p>
          </table:table-cell>
          <table:table-cell office:value-type="float" office:value="-93.396" calcext:value-type="float">
            <text:p>-93,396</text:p>
          </table:table-cell>
          <table:table-cell/>
          <table:table-cell office:value-type="float" office:value="-18.511998311269" calcext:value-type="float">
            <text:p>-18,512</text:p>
          </table:table-cell>
          <table:table-cell office:value-type="float" office:value="-93.3959247484843" calcext:value-type="float">
            <text:p>-93,396</text:p>
          </table:table-cell>
        </table:table-row>
        <table:table-row table:style-name="ro1">
          <table:table-cell office:value-type="string" calcext:value-type="string">
            <text:p>2017-03-09 00:26:00</text:p>
          </table:table-cell>
          <table:table-cell office:value-type="float" office:value="-14.8900927450234" calcext:value-type="float">
            <text:p>-14,890</text:p>
          </table:table-cell>
          <table:table-cell office:value-type="float" office:value="-94.4008388058837" calcext:value-type="float">
            <text:p>-94,401</text:p>
          </table:table-cell>
          <table:table-cell/>
          <table:table-cell office:value-type="float" office:value="-14.961" calcext:value-type="float">
            <text:p>-14,961</text:p>
          </table:table-cell>
          <table:table-cell office:value-type="float" office:value="-94.206" calcext:value-type="float">
            <text:p>-94,206</text:p>
          </table:table-cell>
          <table:table-cell/>
          <table:table-cell office:value-type="float" office:value="-14.8742310215837" calcext:value-type="float">
            <text:p>-14,874</text:p>
          </table:table-cell>
          <table:table-cell office:value-type="float" office:value="-94.2051450707799" calcext:value-type="float">
            <text:p>-94,205</text:p>
          </table:table-cell>
        </table:table-row>
        <table:table-row table:style-name="ro1">
          <table:table-cell office:value-type="string" calcext:value-type="string">
            <text:p>2017-03-09 00:27:00</text:p>
          </table:table-cell>
          <table:table-cell office:value-type="float" office:value="-11.2513154845452" calcext:value-type="float">
            <text:p>-11,251</text:p>
          </table:table-cell>
          <table:table-cell office:value-type="float" office:value="-95.1978655760838" calcext:value-type="float">
            <text:p>-95,198</text:p>
          </table:table-cell>
          <table:table-cell/>
          <table:table-cell office:value-type="float" office:value="-11.301" calcext:value-type="float">
            <text:p>-11,301</text:p>
          </table:table-cell>
          <table:table-cell office:value-type="float" office:value="-94.996" calcext:value-type="float">
            <text:p>-94,996</text:p>
          </table:table-cell>
          <table:table-cell/>
          <table:table-cell office:value-type="float" office:value="-11.2345675006301" calcext:value-type="float">
            <text:p>-11,235</text:p>
          </table:table-cell>
          <table:table-cell office:value-type="float" office:value="-94.9958760709923" calcext:value-type="float">
            <text:p>-94,996</text:p>
          </table:table-cell>
        </table:table-row>
        <table:table-row table:style-name="ro1">
          <table:table-cell office:value-type="string" calcext:value-type="string">
            <text:p>2017-03-09 00:28:00</text:p>
          </table:table-cell>
          <table:table-cell office:value-type="float" office:value="-7.61097707006791" calcext:value-type="float">
            <text:p>-7,611</text:p>
          </table:table-cell>
          <table:table-cell office:value-type="float" office:value="-95.9813077102333" calcext:value-type="float">
            <text:p>-95,981</text:p>
          </table:table-cell>
          <table:table-cell/>
          <table:table-cell office:value-type="float" office:value="-7.639" calcext:value-type="float">
            <text:p>-7,639</text:p>
          </table:table-cell>
          <table:table-cell office:value-type="float" office:value="-95.774" calcext:value-type="float">
            <text:p>-95,774</text:p>
          </table:table-cell>
          <table:table-cell/>
          <table:table-cell office:value-type="float" office:value="-7.593365479566" calcext:value-type="float">
            <text:p>-7,593</text:p>
          </table:table-cell>
          <table:table-cell office:value-type="float" office:value="-95.7731925796748" calcext:value-type="float">
            <text:p>-95,773</text:p>
          </table:table-cell>
        </table:table-row>
        <table:table-row table:style-name="ro1">
          <table:table-cell office:value-type="string" calcext:value-type="string">
            <text:p>2017-03-09 00:29:00</text:p>
          </table:table-cell>
          <table:table-cell office:value-type="float" office:value="-3.96941235964022" calcext:value-type="float">
            <text:p>-3,969</text:p>
          </table:table-cell>
          <table:table-cell office:value-type="float" office:value="-96.7558395373824" calcext:value-type="float">
            <text:p>-96,756</text:p>
          </table:table-cell>
          <table:table-cell/>
          <table:table-cell office:value-type="float" office:value="-3.975" calcext:value-type="float">
            <text:p>-3,975</text:p>
          </table:table-cell>
          <table:table-cell office:value-type="float" office:value="-96.542" calcext:value-type="float">
            <text:p>-96,542</text:p>
          </table:table-cell>
          <table:table-cell/>
          <table:table-cell office:value-type="float" office:value="-3.95095622256608" calcext:value-type="float">
            <text:p>-3,951</text:p>
          </table:table-cell>
          <table:table-cell office:value-type="float" office:value="-96.5417254650846" calcext:value-type="float">
            <text:p>-96,542</text:p>
          </table:table-cell>
        </table:table-row>
        <table:table-row table:style-name="ro1">
          <table:table-cell office:value-type="string" calcext:value-type="string">
            <text:p>2017-03-09 00:30:00</text:p>
          </table:table-cell>
          <table:table-cell office:value-type="float" office:value="-0.326945189463392" calcext:value-type="float">
            <text:p>-0,327</text:p>
          </table:table-cell>
          <table:table-cell office:value-type="float" office:value="-97.5258404963442" calcext:value-type="float">
            <text:p>-97,526</text:p>
          </table:table-cell>
          <table:table-cell/>
          <table:table-cell office:value-type="float" office:value="-0.31" calcext:value-type="float">
            <text:p>-0,31</text:p>
          </table:table-cell>
          <table:table-cell office:value-type="float" office:value="-97.306" calcext:value-type="float">
            <text:p>-97,306</text:p>
          </table:table-cell>
          <table:table-cell/>
          <table:table-cell office:value-type="float" office:value="-0.307650796722283" calcext:value-type="float">
            <text:p>-0,308</text:p>
          </table:table-cell>
          <table:table-cell office:value-type="float" office:value="-97.3057982369664" calcext:value-type="float">
            <text:p>-97,306</text:p>
          </table:table-cell>
        </table:table-row>
        <table:table-row table:style-name="ro1">
          <table:table-cell office:value-type="string" calcext:value-type="string">
            <text:p>2017-03-09 00:31:00</text:p>
          </table:table-cell>
          <table:table-cell office:value-type="float" office:value="3.31611584736352" calcext:value-type="float">
            <text:p>3,316</text:p>
          </table:table-cell>
          <table:table-cell office:value-type="float" office:value="-98.295544907965" calcext:value-type="float">
            <text:p>-98,296</text:p>
          </table:table-cell>
          <table:table-cell/>
          <table:table-cell office:value-type="float" office:value="3.357" calcext:value-type="float">
            <text:p>3,357</text:p>
          </table:table-cell>
          <table:table-cell office:value-type="float" office:value="-98.07" calcext:value-type="float">
            <text:p>-98,07</text:p>
          </table:table-cell>
          <table:table-cell/>
          <table:table-cell office:value-type="float" office:value="3.33624688122775" calcext:value-type="float">
            <text:p>3,336</text:p>
          </table:table-cell>
          <table:table-cell office:value-type="float" office:value="-98.0695978012814" calcext:value-type="float">
            <text:p>-98,070</text:p>
          </table:table-cell>
        </table:table-row>
        <table:table-row table:style-name="ro1">
          <table:table-cell office:value-type="string" calcext:value-type="string">
            <text:p>2017-03-09 00:32:00</text:p>
          </table:table-cell>
          <table:table-cell office:value-type="float" office:value="6.95945794833233" calcext:value-type="float">
            <text:p>6,959</text:p>
          </table:table-cell>
          <table:table-cell office:value-type="float" office:value="-99.069178179807" calcext:value-type="float">
            <text:p>-99,069</text:p>
          </table:table-cell>
          <table:table-cell/>
          <table:table-cell office:value-type="float" office:value="7.023" calcext:value-type="float">
            <text:p>7,023</text:p>
          </table:table-cell>
          <table:table-cell office:value-type="float" office:value="-98.838" calcext:value-type="float">
            <text:p>-98,838</text:p>
          </table:table-cell>
          <table:table-cell/>
          <table:table-cell office:value-type="float" office:value="6.98042985297776" calcext:value-type="float">
            <text:p>6,980</text:p>
          </table:table-cell>
          <table:table-cell office:value-type="float" office:value="-98.8373042338017" calcext:value-type="float">
            <text:p>-98,837</text:p>
          </table:table-cell>
        </table:table-row>
        <table:table-row table:style-name="ro1">
          <table:table-cell office:value-type="string" calcext:value-type="string">
            <text:p>2017-03-09 00:33:00</text:p>
          </table:table-cell>
          <table:table-cell office:value-type="float" office:value="10.6027569081732" calcext:value-type="float">
            <text:p>10,603</text:p>
          </table:table-cell>
          <table:table-cell office:value-type="float" office:value="-99.8510942208188" calcext:value-type="float">
            <text:p>-99,851</text:p>
          </table:table-cell>
          <table:table-cell/>
          <table:table-cell office:value-type="float" office:value="10.688" calcext:value-type="float">
            <text:p>10,688</text:p>
          </table:table-cell>
          <table:table-cell office:value-type="float" office:value="-99.614" calcext:value-type="float">
            <text:p>-99,614</text:p>
          </table:table-cell>
          <table:table-cell/>
          <table:table-cell office:value-type="float" office:value="10.6245812351029" calcext:value-type="float">
            <text:p>10,625</text:p>
          </table:table-cell>
          <table:table-cell office:value-type="float" office:value="-99.6132342140827" calcext:value-type="float">
            <text:p>-99,613</text:p>
          </table:table-cell>
        </table:table-row>
        <table:table-row table:style-name="ro1">
          <table:table-cell office:value-type="string" calcext:value-type="string">
            <text:p>2017-03-09 00:34:00</text:p>
          </table:table-cell>
          <table:table-cell office:value-type="float" office:value="14.2456668456039" calcext:value-type="float">
            <text:p>14,246</text:p>
          </table:table-cell>
          <table:table-cell office:value-type="float" office:value="-100.645921394152" calcext:value-type="float">
            <text:p>-100,646</text:p>
          </table:table-cell>
          <table:table-cell/>
          <table:table-cell office:value-type="float" office:value="14.352" calcext:value-type="float">
            <text:p>14,352</text:p>
          </table:table-cell>
          <table:table-cell office:value-type="float" office:value="-100.402" calcext:value-type="float">
            <text:p>-100,402</text:p>
          </table:table-cell>
          <table:table-cell/>
          <table:table-cell office:value-type="float" office:value="14.2683625063523" calcext:value-type="float">
            <text:p>14,268</text:p>
          </table:table-cell>
          <table:table-cell office:value-type="float" office:value="-100.40195030849" calcext:value-type="float">
            <text:p>-100,402</text:p>
          </table:table-cell>
        </table:table-row>
        <table:table-row table:style-name="ro1">
          <table:table-cell office:value-type="string" calcext:value-type="string">
            <text:p>2017-03-09 00:35:00</text:p>
          </table:table-cell>
          <table:table-cell office:value-type="float" office:value="17.8878085246306" calcext:value-type="float">
            <text:p>17,888</text:p>
          </table:table-cell>
          <table:table-cell office:value-type="float" office:value="-101.458727861558" calcext:value-type="float">
            <text:p>-101,459</text:p>
          </table:table-cell>
          <table:table-cell/>
          <table:table-cell office:value-type="float" office:value="18.014" calcext:value-type="float">
            <text:p>18,014</text:p>
          </table:table-cell>
          <table:table-cell office:value-type="float" office:value="-101.209" calcext:value-type="float">
            <text:p>-101,209</text:p>
          </table:table-cell>
          <table:table-cell/>
          <table:table-cell office:value-type="float" office:value="17.9114027020768" calcext:value-type="float">
            <text:p>17,911</text:p>
          </table:table-cell>
          <table:table-cell office:value-type="float" office:value="-101.208486366442" calcext:value-type="float">
            <text:p>-101,208</text:p>
          </table:table-cell>
        </table:table-row>
        <table:table-row table:style-name="ro1">
          <table:table-cell office:value-type="string" calcext:value-type="string">
            <text:p>2017-03-09 00:36:00</text:p>
          </table:table-cell>
          <table:table-cell office:value-type="float" office:value="21.5287553286859" calcext:value-type="float">
            <text:p>21,529</text:p>
          </table:table-cell>
          <table:table-cell office:value-type="float" office:value="-102.295219186493" calcext:value-type="float">
            <text:p>-102,295</text:p>
          </table:table-cell>
          <table:table-cell/>
          <table:table-cell office:value-type="float" office:value="21.673" calcext:value-type="float">
            <text:p>21,673</text:p>
          </table:table-cell>
          <table:table-cell office:value-type="float" office:value="-102.039" calcext:value-type="float">
            <text:p>-102,039</text:p>
          </table:table-cell>
          <table:table-cell/>
          <table:table-cell office:value-type="float" office:value="21.5532834731897" calcext:value-type="float">
            <text:p>21,553</text:p>
          </table:table-cell>
          <table:table-cell office:value-type="float" office:value="-102.038477294003" calcext:value-type="float">
            <text:p>-102,038</text:p>
          </table:table-cell>
        </table:table-row>
        <table:table-row table:style-name="ro1">
          <table:table-cell office:value-type="string" calcext:value-type="string">
            <text:p>2017-03-09 00:37:00</text:p>
          </table:table-cell>
          <table:table-cell office:value-type="float" office:value="25.1680156408559" calcext:value-type="float">
            <text:p>25,168</text:p>
          </table:table-cell>
          <table:table-cell office:value-type="float" office:value="-103.161985187444" calcext:value-type="float">
            <text:p>-103,162</text:p>
          </table:table-cell>
          <table:table-cell/>
          <table:table-cell office:value-type="float" office:value="25.328" calcext:value-type="float">
            <text:p>25,328</text:p>
          </table:table-cell>
          <table:table-cell office:value-type="float" office:value="-102.899" calcext:value-type="float">
            <text:p>-102,899</text:p>
          </table:table-cell>
          <table:table-cell/>
          <table:table-cell office:value-type="float" office:value="25.1935215838072" calcext:value-type="float">
            <text:p>25,194</text:p>
          </table:table-cell>
          <table:table-cell office:value-type="float" office:value="-102.898452752021" calcext:value-type="float">
            <text:p>-102,898</text:p>
          </table:table-cell>
        </table:table-row>
        <table:table-row table:style-name="ro1">
          <table:table-cell office:value-type="string" calcext:value-type="string">
            <text:p>2017-03-09 00:38:00</text:p>
          </table:table-cell>
          <table:table-cell office:value-type="float" office:value="28.8050098860149" calcext:value-type="float">
            <text:p>28,805</text:p>
          </table:table-cell>
          <table:table-cell office:value-type="float" office:value="-104.06681973315" calcext:value-type="float">
            <text:p>-104,067</text:p>
          </table:table-cell>
          <table:table-cell/>
          <table:table-cell office:value-type="float" office:value="28.979" calcext:value-type="float">
            <text:p>28,979</text:p>
          </table:table-cell>
          <table:table-cell office:value-type="float" office:value="-103.797" calcext:value-type="float">
            <text:p>-103,797</text:p>
          </table:table-cell>
          <table:table-cell/>
          <table:table-cell office:value-type="float" office:value="28.8315535433228" calcext:value-type="float">
            <text:p>28,832</text:p>
          </table:table-cell>
          <table:table-cell office:value-type="float" office:value="-103.796137684447" calcext:value-type="float">
            <text:p>-103,796</text:p>
          </table:table-cell>
        </table:table-row>
        <table:table-row table:style-name="ro1">
          <table:table-cell office:value-type="string" calcext:value-type="string">
            <text:p>2017-03-09 00:39:00</text:p>
          </table:table-cell>
          <table:table-cell office:value-type="float" office:value="32.4390396922407" calcext:value-type="float">
            <text:p>32,439</text:p>
          </table:table-cell>
          <table:table-cell office:value-type="float" office:value="-105.019147874791" calcext:value-type="float">
            <text:p>-105,019</text:p>
          </table:table-cell>
          <table:table-cell/>
          <table:table-cell office:value-type="float" office:value="32.625" calcext:value-type="float">
            <text:p>32,625</text:p>
          </table:table-cell>
          <table:table-cell office:value-type="float" office:value="-104.741" calcext:value-type="float">
            <text:p>-104,741</text:p>
          </table:table-cell>
          <table:table-cell/>
          <table:table-cell office:value-type="float" office:value="32.4666895026303" calcext:value-type="float">
            <text:p>32,467</text:p>
          </table:table-cell>
          <table:table-cell office:value-type="float" office:value="-104.740862129686" calcext:value-type="float">
            <text:p>-104,741</text:p>
          </table:table-cell>
        </table:table-row>
        <table:table-row table:style-name="ro1">
          <table:table-cell office:value-type="string" calcext:value-type="string">
            <text:p>2017-03-09 00:40:00</text:p>
          </table:table-cell>
          <table:table-cell office:value-type="float" office:value="36.0692477720402" calcext:value-type="float">
            <text:p>36,069</text:p>
          </table:table-cell>
          <table:table-cell office:value-type="float" office:value="-106.030612426072" calcext:value-type="float">
            <text:p>-106,031</text:p>
          </table:table-cell>
          <table:table-cell/>
          <table:table-cell office:value-type="float" office:value="36.264" calcext:value-type="float">
            <text:p>36,264</text:p>
          </table:table-cell>
          <table:table-cell office:value-type="float" office:value="-105.745" calcext:value-type="float">
            <text:p>-105,745</text:p>
          </table:table-cell>
          <table:table-cell/>
          <table:table-cell office:value-type="float" office:value="36.0980927635564" calcext:value-type="float">
            <text:p>36,098</text:p>
          </table:table-cell>
          <table:table-cell office:value-type="float" office:value="-105.744169107437" calcext:value-type="float">
            <text:p>-105,744</text:p>
          </table:table-cell>
        </table:table-row>
        <table:table-row table:style-name="ro1">
          <table:table-cell office:value-type="string" calcext:value-type="string">
            <text:p>2017-03-09 00:41:00</text:p>
          </table:table-cell>
          <table:table-cell office:value-type="float" office:value="39.6945479723493" calcext:value-type="float">
            <text:p>39,695</text:p>
          </table:table-cell>
          <table:table-cell office:value-type="float" office:value="-107.115896447207" calcext:value-type="float">
            <text:p>-107,116</text:p>
          </table:table-cell>
          <table:table-cell/>
          <table:table-cell office:value-type="float" office:value="39.896" calcext:value-type="float">
            <text:p>39,896</text:p>
          </table:table-cell>
          <table:table-cell office:value-type="float" office:value="-106.821" calcext:value-type="float">
            <text:p>-106,821</text:p>
          </table:table-cell>
          <table:table-cell/>
          <table:table-cell office:value-type="float" office:value="39.7247012316852" calcext:value-type="float">
            <text:p>39,725</text:p>
          </table:table-cell>
          <table:table-cell office:value-type="float" office:value="-106.82061375082" calcext:value-type="float">
            <text:p>-106,821</text:p>
          </table:table-cell>
        </table:table-row>
        <table:table-row table:style-name="ro1">
          <table:table-cell office:value-type="string" calcext:value-type="string">
            <text:p>2017-03-09 00:42:00</text:p>
          </table:table-cell>
          <table:table-cell office:value-type="float" office:value="43.3135524863195" calcext:value-type="float">
            <text:p>43,314</text:p>
          </table:table-cell>
          <table:table-cell office:value-type="float" office:value="-108.293915679788" calcext:value-type="float">
            <text:p>-108,294</text:p>
          </table:table-cell>
          <table:table-cell/>
          <table:table-cell office:value-type="float" office:value="43.519" calcext:value-type="float">
            <text:p>43,519</text:p>
          </table:table-cell>
          <table:table-cell office:value-type="float" office:value="-107.989" calcext:value-type="float">
            <text:p>-107,989</text:p>
          </table:table-cell>
          <table:table-cell/>
          <table:table-cell office:value-type="float" office:value="43.3451488691826" calcext:value-type="float">
            <text:p>43,345</text:p>
          </table:table-cell>
          <table:table-cell office:value-type="float" office:value="-107.988951759297" calcext:value-type="float">
            <text:p>-107,989</text:p>
          </table:table-cell>
        </table:table-row>
        <table:table-row table:style-name="ro1">
          <table:table-cell office:value-type="string" calcext:value-type="string">
            <text:p>2017-03-09 00:43:00</text:p>
          </table:table-cell>
          <table:table-cell office:value-type="float" office:value="46.9244318517797" calcext:value-type="float">
            <text:p>46,924</text:p>
          </table:table-cell>
          <table:table-cell office:value-type="float" office:value="-109.589577049009" calcext:value-type="float">
            <text:p>-109,590</text:p>
          </table:table-cell>
          <table:table-cell/>
          <table:table-cell office:value-type="float" office:value="47.132" calcext:value-type="float">
            <text:p>47,132</text:p>
          </table:table-cell>
          <table:table-cell office:value-type="float" office:value="-109.274" calcext:value-type="float">
            <text:p>-109,274</text:p>
          </table:table-cell>
          <table:table-cell/>
          <table:table-cell office:value-type="float" office:value="46.9576461664861" calcext:value-type="float">
            <text:p>46,958</text:p>
          </table:table-cell>
          <table:table-cell office:value-type="float" office:value="-109.273894757284" calcext:value-type="float">
            <text:p>-109,274</text:p>
          </table:table-cell>
        </table:table-row>
        <table:table-row table:style-name="ro1">
          <table:table-cell office:value-type="string" calcext:value-type="string">
            <text:p>2017-03-09 00:44:00</text:p>
          </table:table-cell>
          <table:table-cell office:value-type="float" office:value="50.5247175272155" calcext:value-type="float">
            <text:p>50,525</text:p>
          </table:table-cell>
          <table:table-cell office:value-type="float" office:value="-111.036458090935" calcext:value-type="float">
            <text:p>-111,036</text:p>
          </table:table-cell>
          <table:table-cell/>
          <table:table-cell office:value-type="float" office:value="50.731" calcext:value-type="float">
            <text:p>50,731</text:p>
          </table:table-cell>
          <table:table-cell office:value-type="float" office:value="-110.709" calcext:value-type="float">
            <text:p>-110,709</text:p>
          </table:table-cell>
          <table:table-cell/>
          <table:table-cell office:value-type="float" office:value="50.5597718215349" calcext:value-type="float">
            <text:p>50,560</text:p>
          </table:table-cell>
          <table:table-cell office:value-type="float" office:value="-110.708767237742" calcext:value-type="float">
            <text:p>-110,709</text:p>
          </table:table-cell>
        </table:table-row>
        <table:table-row table:style-name="ro1">
          <table:table-cell office:value-type="string" calcext:value-type="string">
            <text:p>2017-03-09 00:45:00</text:p>
          </table:table-cell>
          <table:table-cell office:value-type="float" office:value="54.1109851811795" calcext:value-type="float">
            <text:p>54,111</text:p>
          </table:table-cell>
          <table:table-cell office:value-type="float" office:value="-112.681008960358" calcext:value-type="float">
            <text:p>-112,681</text:p>
          </table:table-cell>
          <table:table-cell/>
          <table:table-cell office:value-type="float" office:value="54.314" calcext:value-type="float">
            <text:p>54,314</text:p>
          </table:table-cell>
          <table:table-cell office:value-type="float" office:value="-112.34" calcext:value-type="float">
            <text:p>-112,34</text:p>
          </table:table-cell>
          <table:table-cell/>
          <table:table-cell office:value-type="float" office:value="54.1481653812574" calcext:value-type="float">
            <text:p>54,148</text:p>
          </table:table-cell>
          <table:table-cell office:value-type="float" office:value="-112.339713958703" calcext:value-type="float">
            <text:p>-112,340</text:p>
          </table:table-cell>
        </table:table-row>
        <table:table-row table:style-name="ro1">
          <table:table-cell office:value-type="string" calcext:value-type="string">
            <text:p>2017-03-09 00:46:00</text:p>
          </table:table-cell>
          <table:table-cell office:value-type="float" office:value="57.6783341053433" calcext:value-type="float">
            <text:p>57,678</text:p>
          </table:table-cell>
          <table:table-cell office:value-type="float" office:value="-114.589368712769" calcext:value-type="float">
            <text:p>-114,589</text:p>
          </table:table-cell>
          <table:table-cell/>
          <table:table-cell office:value-type="float" office:value="57.875" calcext:value-type="float">
            <text:p>57,875</text:p>
          </table:table-cell>
          <table:table-cell office:value-type="float" office:value="-114.233" calcext:value-type="float">
            <text:p>-114,233</text:p>
          </table:table-cell>
          <table:table-cell/>
          <table:table-cell office:value-type="float" office:value="57.7180149773833" calcext:value-type="float">
            <text:p>57,718</text:p>
          </table:table-cell>
          <table:table-cell office:value-type="float" office:value="-114.23246866074" calcext:value-type="float">
            <text:p>-114,232</text:p>
          </table:table-cell>
        </table:table-row>
        <table:table-row table:style-name="ro1">
          <table:table-cell office:value-type="string" calcext:value-type="string">
            <text:p>2017-03-09 00:47:00</text:p>
          </table:table-cell>
          <table:table-cell office:value-type="float" office:value="61.2194948987241" calcext:value-type="float">
            <text:p>61,219</text:p>
          </table:table-cell>
          <table:table-cell office:value-type="float" office:value="-116.858843130297" calcext:value-type="float">
            <text:p>-116,859</text:p>
          </table:table-cell>
          <table:table-cell/>
          <table:table-cell office:value-type="float" office:value="61.409" calcext:value-type="float">
            <text:p>61,409</text:p>
          </table:table-cell>
          <table:table-cell office:value-type="float" office:value="-116.484" calcext:value-type="float">
            <text:p>-116,484</text:p>
          </table:table-cell>
          <table:table-cell/>
          <table:table-cell office:value-type="float" office:value="61.2621728169463" calcext:value-type="float">
            <text:p>61,262</text:p>
          </table:table-cell>
          <table:table-cell office:value-type="float" office:value="-116.483862935717" calcext:value-type="float">
            <text:p>-116,484</text:p>
          </table:table-cell>
        </table:table-row>
        <table:table-row table:style-name="ro1">
          <table:table-cell office:value-type="string" calcext:value-type="string">
            <text:p>2017-03-09 00:48:00</text:p>
          </table:table-cell>
          <table:table-cell office:value-type="float" office:value="64.7232244539144" calcext:value-type="float">
            <text:p>64,723</text:p>
          </table:table-cell>
          <table:table-cell office:value-type="float" office:value="-119.638041924637" calcext:value-type="float">
            <text:p>-119,638</text:p>
          </table:table-cell>
          <table:table-cell/>
          <table:table-cell office:value-type="float" office:value="64.904" calcext:value-type="float">
            <text:p>64,904</text:p>
          </table:table-cell>
          <table:table-cell office:value-type="float" office:value="-119.242" calcext:value-type="float">
            <text:p>-119,242</text:p>
          </table:table-cell>
          <table:table-cell/>
          <table:table-cell office:value-type="float" office:value="64.7695842387745" calcext:value-type="float">
            <text:p>64,770</text:p>
          </table:table-cell>
          <table:table-cell office:value-type="float" office:value="-119.24196162446" calcext:value-type="float">
            <text:p>-119,242</text:p>
          </table:table-cell>
        </table:table-row>
        <table:table-row table:style-name="ro1">
          <table:table-cell office:value-type="string" calcext:value-type="string">
            <text:p>2017-03-09 00:49:00</text:p>
          </table:table-cell>
          <table:table-cell office:value-type="float" office:value="68.1712549031668" calcext:value-type="float">
            <text:p>68,171</text:p>
          </table:table-cell>
          <table:table-cell office:value-type="float" office:value="-123.163774165337" calcext:value-type="float">
            <text:p>-123,164</text:p>
          </table:table-cell>
          <table:table-cell/>
          <table:table-cell office:value-type="float" office:value="68.342" calcext:value-type="float">
            <text:p>68,342</text:p>
          </table:table-cell>
          <table:table-cell office:value-type="float" office:value="-122.744" calcext:value-type="float">
            <text:p>-122,744</text:p>
          </table:table-cell>
          <table:table-cell/>
          <table:table-cell office:value-type="float" office:value="68.2222516944052" calcext:value-type="float">
            <text:p>68,222</text:p>
          </table:table-cell>
          <table:table-cell office:value-type="float" office:value="-122.743171234521" calcext:value-type="float">
            <text:p>-122,743</text:p>
          </table:table-cell>
        </table:table-row>
        <table:table-row table:style-name="ro1">
          <table:table-cell office:value-type="string" calcext:value-type="string">
            <text:p>2017-03-09 00:50:00</text:p>
          </table:table-cell>
          <table:table-cell office:value-type="float" office:value="71.5321224796921" calcext:value-type="float">
            <text:p>71,532</text:p>
          </table:table-cell>
          <table:table-cell office:value-type="float" office:value="-127.831438878199" calcext:value-type="float">
            <text:p>-127,831</text:p>
          </table:table-cell>
          <table:table-cell/>
          <table:table-cell office:value-type="float" office:value="71.693" calcext:value-type="float">
            <text:p>71,693</text:p>
          </table:table-cell>
          <table:table-cell office:value-type="float" office:value="-127.384" calcext:value-type="float">
            <text:p>-127,384</text:p>
          </table:table-cell>
          <table:table-cell/>
          <table:table-cell office:value-type="float" office:value="71.5891114834929" calcext:value-type="float">
            <text:p>71,589</text:p>
          </table:table-cell>
          <table:table-cell office:value-type="float" office:value="-127.383314888683" calcext:value-type="float">
            <text:p>-127,383</text:p>
          </table:table-cell>
        </table:table-row>
        <table:table-row table:style-name="ro1">
          <table:table-cell office:value-type="string" calcext:value-type="string">
            <text:p>2017-03-09 00:51:00</text:p>
          </table:table-cell>
          <table:table-cell office:value-type="float" office:value="74.7478557793815" calcext:value-type="float">
            <text:p>74,748</text:p>
          </table:table-cell>
          <table:table-cell office:value-type="float" office:value="-134.33205716743" calcext:value-type="float">
            <text:p>-134,332</text:p>
          </table:table-cell>
          <table:table-cell/>
          <table:table-cell office:value-type="float" office:value="74.901" calcext:value-type="float">
            <text:p>74,901</text:p>
          </table:table-cell>
          <table:table-cell office:value-type="float" office:value="-133.857" calcext:value-type="float">
            <text:p>-133,857</text:p>
          </table:table-cell>
          <table:table-cell/>
          <table:table-cell office:value-type="float" office:value="74.8127490358747" calcext:value-type="float">
            <text:p>74,813</text:p>
          </table:table-cell>
          <table:table-cell office:value-type="float" office:value="-133.857022825534" calcext:value-type="float">
            <text:p>-133,857</text:p>
          </table:table-cell>
        </table:table-row>
        <table:table-row table:style-name="ro1">
          <table:table-cell office:value-type="string" calcext:value-type="string">
            <text:p>2017-03-09 00:52:00</text:p>
          </table:table-cell>
          <table:table-cell office:value-type="float" office:value="77.7038005225465" calcext:value-type="float">
            <text:p>77,704</text:p>
          </table:table-cell>
          <table:table-cell office:value-type="float" office:value="-143.902372616495" calcext:value-type="float">
            <text:p>-143,902</text:p>
          </table:table-cell>
          <table:table-cell/>
          <table:table-cell office:value-type="float" office:value="77.851" calcext:value-type="float">
            <text:p>77,851</text:p>
          </table:table-cell>
          <table:table-cell office:value-type="float" office:value="-143.416" calcext:value-type="float">
            <text:p>-143,416</text:p>
          </table:table-cell>
          <table:table-cell/>
          <table:table-cell office:value-type="float" office:value="77.7790455508978" calcext:value-type="float">
            <text:p>77,779</text:p>
          </table:table-cell>
          <table:table-cell office:value-type="float" office:value="-143.415708644427" calcext:value-type="float">
            <text:p>-143,416</text:p>
          </table:table-cell>
        </table:table-row>
        <table:table-row table:style-name="ro1">
          <table:table-cell office:value-type="string" calcext:value-type="string">
            <text:p>2017-03-09 00:53:00</text:p>
          </table:table-cell>
          <table:table-cell office:value-type="float" office:value="80.162673469148" calcext:value-type="float">
            <text:p>80,163</text:p>
          </table:table-cell>
          <table:table-cell office:value-type="float" office:value="-158.592821019642" calcext:value-type="float">
            <text:p>-158,593</text:p>
          </table:table-cell>
          <table:table-cell/>
          <table:table-cell office:value-type="float" office:value="80.308" calcext:value-type="float">
            <text:p>80,308</text:p>
          </table:table-cell>
          <table:table-cell office:value-type="float" office:value="-158.157" calcext:value-type="float">
            <text:p>-158,157</text:p>
          </table:table-cell>
          <table:table-cell/>
          <table:table-cell office:value-type="float" office:value="80.2499757661767" calcext:value-type="float">
            <text:p>80,250</text:p>
          </table:table-cell>
          <table:table-cell office:value-type="float" office:value="-158.156800496067" calcext:value-type="float">
            <text:p>-158,157</text:p>
          </table:table-cell>
        </table:table-row>
        <table:table-row table:style-name="ro1">
          <table:table-cell office:value-type="string" calcext:value-type="string">
            <text:p>2017-03-09 00:54:00</text:p>
          </table:table-cell>
          <table:table-cell office:value-type="float" office:value="81.6716911083707" calcext:value-type="float">
            <text:p>81,672</text:p>
          </table:table-cell>
          <table:table-cell office:value-type="float" office:value="179.647345185313" calcext:value-type="float">
            <text:p>179,647</text:p>
          </table:table-cell>
          <table:table-cell/>
          <table:table-cell office:value-type="float" office:value="81.816" calcext:value-type="float">
            <text:p>81,816</text:p>
          </table:table-cell>
          <table:table-cell office:value-type="float" office:value="179.884" calcext:value-type="float">
            <text:p>179,884</text:p>
          </table:table-cell>
          <table:table-cell/>
          <table:table-cell office:value-type="float" office:value="81.7665509694863" calcext:value-type="float">
            <text:p>81,767</text:p>
          </table:table-cell>
          <table:table-cell office:value-type="float" office:value="179.884588472361" calcext:value-type="float">
            <text:p>179,885</text:p>
          </table:table-cell>
        </table:table-row>
        <table:table-row table:style-name="ro1">
          <table:table-cell office:value-type="string" calcext:value-type="string">
            <text:p>2017-03-09 00:55:00</text:p>
          </table:table-cell>
          <table:table-cell office:value-type="float" office:value="81.6956731657246" calcext:value-type="float">
            <text:p>81,696</text:p>
          </table:table-cell>
          <table:table-cell office:value-type="float" office:value="153.692245024881" calcext:value-type="float">
            <text:p>153,692</text:p>
          </table:table-cell>
          <table:table-cell/>
          <table:table-cell office:value-type="float" office:value="81.831" calcext:value-type="float">
            <text:p>81,831</text:p>
          </table:table-cell>
          <table:table-cell office:value-type="float" office:value="153.643" calcext:value-type="float">
            <text:p>153,643</text:p>
          </table:table-cell>
          <table:table-cell/>
          <table:table-cell office:value-type="float" office:value="81.7821033102264" calcext:value-type="float">
            <text:p>81,782</text:p>
          </table:table-cell>
          <table:table-cell office:value-type="float" office:value="153.643001681172" calcext:value-type="float">
            <text:p>153,643</text:p>
          </table:table-cell>
        </table:table-row>
        <table:table-row table:style-name="ro1">
          <table:table-cell office:value-type="string" calcext:value-type="string">
            <text:p>2017-03-09 00:56:00</text:p>
          </table:table-cell>
          <table:table-cell office:value-type="float" office:value="80.2236426307147" calcext:value-type="float">
            <text:p>80,224</text:p>
          </table:table-cell>
          <table:table-cell office:value-type="float" office:value="131.727217421534" calcext:value-type="float">
            <text:p>131,727</text:p>
          </table:table-cell>
          <table:table-cell/>
          <table:table-cell office:value-type="float" office:value="80.347" calcext:value-type="float">
            <text:p>80,347</text:p>
          </table:table-cell>
          <table:table-cell office:value-type="float" office:value="131.549" calcext:value-type="float">
            <text:p>131,549</text:p>
          </table:table-cell>
          <table:table-cell/>
          <table:table-cell office:value-type="float" office:value="80.2893722973093" calcext:value-type="float">
            <text:p>80,289</text:p>
          </table:table-cell>
          <table:table-cell office:value-type="float" office:value="131.549170206879" calcext:value-type="float">
            <text:p>131,549</text:p>
          </table:table-cell>
        </table:table-row>
        <table:table-row table:style-name="ro1">
          <table:table-cell office:value-type="string" calcext:value-type="string">
            <text:p>2017-03-09 00:57:00</text:p>
          </table:table-cell>
          <table:table-cell office:value-type="float" office:value="77.7850004118407" calcext:value-type="float">
            <text:p>77,785</text:p>
          </table:table-cell>
          <table:table-cell office:value-type="float" office:value="116.847810698557" calcext:value-type="float">
            <text:p>116,848</text:p>
          </table:table-cell>
          <table:table-cell/>
          <table:table-cell office:value-type="float" office:value="77.903" calcext:value-type="float">
            <text:p>77,903</text:p>
          </table:table-cell>
          <table:table-cell office:value-type="float" office:value="116.685" calcext:value-type="float">
            <text:p>116,685</text:p>
          </table:table-cell>
          <table:table-cell/>
          <table:table-cell office:value-type="float" office:value="77.8313238188051" calcext:value-type="float">
            <text:p>77,831</text:p>
          </table:table-cell>
          <table:table-cell office:value-type="float" office:value="116.685052987909" calcext:value-type="float">
            <text:p>116,685</text:p>
          </table:table-cell>
        </table:table-row>
        <table:table-row table:style-name="ro1">
          <table:table-cell office:value-type="string" calcext:value-type="string">
            <text:p>2017-03-09 00:58:00</text:p>
          </table:table-cell>
          <table:table-cell office:value-type="float" office:value="74.8392871182077" calcext:value-type="float">
            <text:p>74,839</text:p>
          </table:table-cell>
          <table:table-cell office:value-type="float" office:value="107.159624846578" calcext:value-type="float">
            <text:p>107,160</text:p>
          </table:table-cell>
          <table:table-cell/>
          <table:table-cell office:value-type="float" office:value="74.959" calcext:value-type="float">
            <text:p>74,959</text:p>
          </table:table-cell>
          <table:table-cell office:value-type="float" office:value="107.05" calcext:value-type="float">
            <text:p>107,05</text:p>
          </table:table-cell>
          <table:table-cell/>
          <table:table-cell office:value-type="float" office:value="74.8714408514126" calcext:value-type="float">
            <text:p>74,871</text:p>
          </table:table-cell>
          <table:table-cell office:value-type="float" office:value="107.050319842797" calcext:value-type="float">
            <text:p>107,050</text:p>
          </table:table-cell>
        </table:table-row>
        <table:table-row table:style-name="ro1">
          <table:table-cell office:value-type="string" calcext:value-type="string">
            <text:p>2017-03-09 00:59:00</text:p>
          </table:table-cell>
          <table:table-cell office:value-type="float" office:value="71.6289074102535" calcext:value-type="float">
            <text:p>71,629</text:p>
          </table:table-cell>
          <table:table-cell office:value-type="float" office:value="100.589451913825" calcext:value-type="float">
            <text:p>100,589</text:p>
          </table:table-cell>
          <table:table-cell/>
          <table:table-cell office:value-type="float" office:value="71.755" calcext:value-type="float">
            <text:p>71,755</text:p>
          </table:table-cell>
          <table:table-cell office:value-type="float" office:value="100.532" calcext:value-type="float">
            <text:p>100,532</text:p>
          </table:table-cell>
          <table:table-cell/>
          <table:table-cell office:value-type="float" office:value="71.6510817898324" calcext:value-type="float">
            <text:p>71,651</text:p>
          </table:table-cell>
          <table:table-cell office:value-type="float" office:value="100.531997110287" calcext:value-type="float">
            <text:p>100,532</text:p>
          </table:table-cell>
        </table:table-row>
        <table:table-row table:style-name="ro1">
          <table:table-cell office:value-type="string" calcext:value-type="string">
            <text:p>2017-03-09 01:00:00</text:p>
          </table:table-cell>
          <table:table-cell office:value-type="float" office:value="68.2709594049772" calcext:value-type="float">
            <text:p>68,271</text:p>
          </table:table-cell>
          <table:table-cell office:value-type="float" office:value="95.8794173211988" calcext:value-type="float">
            <text:p>95,879</text:p>
          </table:table-cell>
          <table:table-cell/>
          <table:table-cell office:value-type="float" office:value="68.405" calcext:value-type="float">
            <text:p>68,405</text:p>
          </table:table-cell>
          <table:table-cell office:value-type="float" office:value="95.864" calcext:value-type="float">
            <text:p>95,864</text:p>
          </table:table-cell>
          <table:table-cell/>
          <table:table-cell office:value-type="float" office:value="68.2859295480372" calcext:value-type="float">
            <text:p>68,286</text:p>
          </table:table-cell>
          <table:table-cell office:value-type="float" office:value="95.864758095688" calcext:value-type="float">
            <text:p>95,865</text:p>
          </table:table-cell>
        </table:table-row>
        <table:table-row table:style-name="ro1">
          <table:table-cell office:value-type="string" calcext:value-type="string">
            <text:p>2017-03-09 01:01:00</text:p>
          </table:table-cell>
          <table:table-cell office:value-type="float" office:value="64.824539902681" calcext:value-type="float">
            <text:p>64,825</text:p>
          </table:table-cell>
          <table:table-cell office:value-type="float" office:value="92.3265972884919" calcext:value-type="float">
            <text:p>92,327</text:p>
          </table:table-cell>
          <table:table-cell/>
          <table:table-cell office:value-type="float" office:value="64.968" calcext:value-type="float">
            <text:p>64,968</text:p>
          </table:table-cell>
          <table:table-cell office:value-type="float" office:value="92.346" calcext:value-type="float">
            <text:p>92,346</text:p>
          </table:table-cell>
          <table:table-cell/>
          <table:table-cell office:value-type="float" office:value="64.8341158660528" calcext:value-type="float">
            <text:p>64,834</text:p>
          </table:table-cell>
          <table:table-cell office:value-type="float" office:value="92.3462612768368" calcext:value-type="float">
            <text:p>92,346</text:p>
          </table:table-cell>
        </table:table-row>
        <table:table-row table:style-name="ro1">
          <table:table-cell office:value-type="string" calcext:value-type="string">
            <text:p>2017-03-09 01:02:00</text:p>
          </table:table-cell>
          <table:table-cell office:value-type="float" office:value="61.321655940993" calcext:value-type="float">
            <text:p>61,322</text:p>
          </table:table-cell>
          <table:table-cell office:value-type="float" office:value="89.5292584663565" calcext:value-type="float">
            <text:p>89,529</text:p>
          </table:table-cell>
          <table:table-cell/>
          <table:table-cell office:value-type="float" office:value="61.474" calcext:value-type="float">
            <text:p>61,474</text:p>
          </table:table-cell>
          <table:table-cell office:value-type="float" office:value="89.576" calcext:value-type="float">
            <text:p>89,576</text:p>
          </table:table-cell>
          <table:table-cell/>
          <table:table-cell office:value-type="float" office:value="61.3270459536831" calcext:value-type="float">
            <text:p>61,327</text:p>
          </table:table-cell>
          <table:table-cell office:value-type="float" office:value="89.5765922476399" calcext:value-type="float">
            <text:p>89,577</text:p>
          </table:table-cell>
        </table:table-row>
        <table:table-row table:style-name="ro1">
          <table:table-cell office:value-type="string" calcext:value-type="string">
            <text:p>2017-03-09 01:03:00</text:p>
          </table:table-cell>
          <table:table-cell office:value-type="float" office:value="57.7808547608981" calcext:value-type="float">
            <text:p>57,781</text:p>
          </table:table-cell>
          <table:table-cell office:value-type="float" office:value="87.2471363409331" calcext:value-type="float">
            <text:p>87,247</text:p>
          </table:table-cell>
          <table:table-cell/>
          <table:table-cell office:value-type="float" office:value="57.94" calcext:value-type="float">
            <text:p>57,94</text:p>
          </table:table-cell>
          <table:table-cell office:value-type="float" office:value="87.317" calcext:value-type="float">
            <text:p>87,317</text:p>
          </table:table-cell>
          <table:table-cell/>
          <table:table-cell office:value-type="float" office:value="57.7829086046876" calcext:value-type="float">
            <text:p>57,783</text:p>
          </table:table-cell>
          <table:table-cell office:value-type="float" office:value="87.3171451796322" calcext:value-type="float">
            <text:p>87,317</text:p>
          </table:table-cell>
        </table:table-row>
        <table:table-row table:style-name="ro1">
          <table:table-cell office:value-type="string" calcext:value-type="string">
            <text:p>2017-03-09 01:04:00</text:p>
          </table:table-cell>
          <table:table-cell office:value-type="float" office:value="54.2135405912072" calcext:value-type="float">
            <text:p>54,214</text:p>
          </table:table-cell>
          <table:table-cell office:value-type="float" office:value="85.329656660754" calcext:value-type="float">
            <text:p>85,330</text:p>
          </table:table-cell>
          <table:table-cell/>
          <table:table-cell office:value-type="float" office:value="54.378" calcext:value-type="float">
            <text:p>54,378</text:p>
          </table:table-cell>
          <table:table-cell office:value-type="float" office:value="85.418" calcext:value-type="float">
            <text:p>85,418</text:p>
          </table:table-cell>
          <table:table-cell/>
          <table:table-cell office:value-type="float" office:value="54.2128472726974" calcext:value-type="float">
            <text:p>54,213</text:p>
          </table:table-cell>
          <table:table-cell office:value-type="float" office:value="85.4185848168004" calcext:value-type="float">
            <text:p>85,419</text:p>
          </table:table-cell>
        </table:table-row>
        <table:table-row table:style-name="ro1">
          <table:table-cell office:value-type="string" calcext:value-type="string">
            <text:p>2017-03-09 01:05:00</text:p>
          </table:table-cell>
          <table:table-cell office:value-type="float" office:value="50.6270727883025" calcext:value-type="float">
            <text:p>50,627</text:p>
          </table:table-cell>
          <table:table-cell office:value-type="float" office:value="83.6783405020929" calcext:value-type="float">
            <text:p>83,678</text:p>
          </table:table-cell>
          <table:table-cell/>
          <table:table-cell office:value-type="float" office:value="50.795" calcext:value-type="float">
            <text:p>50,795</text:p>
          </table:table-cell>
          <table:table-cell office:value-type="float" office:value="83.783" calcext:value-type="float">
            <text:p>83,783</text:p>
          </table:table-cell>
          <table:table-cell/>
          <table:table-cell office:value-type="float" office:value="50.6240712223814" calcext:value-type="float">
            <text:p>50,624</text:p>
          </table:table-cell>
          <table:table-cell office:value-type="float" office:value="83.7833282464726" calcext:value-type="float">
            <text:p>83,783</text:p>
          </table:table-cell>
        </table:table-row>
        <table:table-row table:style-name="ro1">
          <table:table-cell office:value-type="string" calcext:value-type="string">
            <text:p>2017-03-09 01:06:00</text:p>
          </table:table-cell>
          <table:table-cell office:value-type="float" office:value="47.0264097426801" calcext:value-type="float">
            <text:p>47,026</text:p>
          </table:table-cell>
          <table:table-cell office:value-type="float" office:value="82.2263215839371" calcext:value-type="float">
            <text:p>82,226</text:p>
          </table:table-cell>
          <table:table-cell/>
          <table:table-cell office:value-type="float" office:value="47.195" calcext:value-type="float">
            <text:p>47,195</text:p>
          </table:table-cell>
          <table:table-cell office:value-type="float" office:value="82.345" calcext:value-type="float">
            <text:p>82,345</text:p>
          </table:table-cell>
          <table:table-cell/>
          <table:table-cell office:value-type="float" office:value="47.0214333031448" calcext:value-type="float">
            <text:p>47,021</text:p>
          </table:table-cell>
          <table:table-cell office:value-type="float" office:value="82.3451772752131" calcext:value-type="float">
            <text:p>82,345</text:p>
          </table:table-cell>
        </table:table-row>
        <table:table-row table:style-name="ro1">
          <table:table-cell office:value-type="string" calcext:value-type="string">
            <text:p>2017-03-09 01:07:00</text:p>
          </table:table-cell>
          <table:table-cell office:value-type="float" office:value="43.4150137864492" calcext:value-type="float">
            <text:p>43,415</text:p>
          </table:table-cell>
          <table:table-cell office:value-type="float" office:value="80.9266815197525" calcext:value-type="float">
            <text:p>80,927</text:p>
          </table:table-cell>
          <table:table-cell/>
          <table:table-cell office:value-type="float" office:value="43.582" calcext:value-type="float">
            <text:p>43,582</text:p>
          </table:table-cell>
          <table:table-cell office:value-type="float" office:value="81.057" calcext:value-type="float">
            <text:p>81,057</text:p>
          </table:table-cell>
          <table:table-cell/>
          <table:table-cell office:value-type="float" office:value="43.4083144586268" calcext:value-type="float">
            <text:p>43,408</text:p>
          </table:table-cell>
          <table:table-cell office:value-type="float" office:value="81.0576934468549" calcext:value-type="float">
            <text:p>81,058</text:p>
          </table:table-cell>
        </table:table-row>
        <table:table-row table:style-name="ro1">
          <table:table-cell office:value-type="string" calcext:value-type="string">
            <text:p>2017-03-09 01:08:00</text:p>
          </table:table-cell>
          <table:table-cell office:value-type="float" office:value="39.7953797957287" calcext:value-type="float">
            <text:p>39,795</text:p>
          </table:table-cell>
          <table:table-cell office:value-type="float" office:value="79.7455314787146" calcext:value-type="float">
            <text:p>79,746</text:p>
          </table:table-cell>
          <table:table-cell/>
          <table:table-cell office:value-type="float" office:value="39.959" calcext:value-type="float">
            <text:p>39,959</text:p>
          </table:table-cell>
          <table:table-cell office:value-type="float" office:value="79.887" calcext:value-type="float">
            <text:p>79,887</text:p>
          </table:table-cell>
          <table:table-cell/>
          <table:table-cell office:value-type="float" office:value="39.7871530663612" calcext:value-type="float">
            <text:p>39,787</text:p>
          </table:table-cell>
          <table:table-cell office:value-type="float" office:value="79.8873473627623" calcext:value-type="float">
            <text:p>79,887</text:p>
          </table:table-cell>
        </table:table-row>
        <table:table-row table:style-name="ro1">
          <table:table-cell office:value-type="string" calcext:value-type="string">
            <text:p>2017-03-09 01:09:00</text:p>
          </table:table-cell>
          <table:table-cell office:value-type="float" office:value="36.169356399609" calcext:value-type="float">
            <text:p>36,169</text:p>
          </table:table-cell>
          <table:table-cell office:value-type="float" office:value="78.6577517338727" calcext:value-type="float">
            <text:p>78,658</text:p>
          </table:table-cell>
          <table:table-cell/>
          <table:table-cell office:value-type="float" office:value="36.326" calcext:value-type="float">
            <text:p>36,326</text:p>
          </table:table-cell>
          <table:table-cell office:value-type="float" office:value="78.809" calcext:value-type="float">
            <text:p>78,809</text:p>
          </table:table-cell>
          <table:table-cell/>
          <table:table-cell office:value-type="float" office:value="36.1597557113833" calcext:value-type="float">
            <text:p>36,160</text:p>
          </table:table-cell>
          <table:table-cell office:value-type="float" office:value="78.8093044551134" calcext:value-type="float">
            <text:p>78,809</text:p>
          </table:table-cell>
        </table:table-row>
        <table:table-row table:style-name="ro1">
          <table:table-cell office:value-type="string" calcext:value-type="string">
            <text:p>2017-03-09 01:10:00</text:p>
          </table:table-cell>
          <table:table-cell office:value-type="float" office:value="32.5383484668615" calcext:value-type="float">
            <text:p>32,538</text:p>
          </table:table-cell>
          <table:table-cell office:value-type="float" office:value="77.644278021589" calcext:value-type="float">
            <text:p>77,644</text:p>
          </table:table-cell>
          <table:table-cell/>
          <table:table-cell office:value-type="float" office:value="32.686" calcext:value-type="float">
            <text:p>32,686</text:p>
          </table:table-cell>
          <table:table-cell office:value-type="float" office:value="77.804" calcext:value-type="float">
            <text:p>77,804</text:p>
          </table:table-cell>
          <table:table-cell/>
          <table:table-cell office:value-type="float" office:value="32.5274986768109" calcext:value-type="float">
            <text:p>32,527</text:p>
          </table:table-cell>
          <table:table-cell office:value-type="float" office:value="77.8046997414204" calcext:value-type="float">
            <text:p>77,805</text:p>
          </table:table-cell>
        </table:table-row>
        <table:table-row table:style-name="ro1">
          <table:table-cell office:value-type="string" calcext:value-type="string">
            <text:p>2017-03-09 01:11:00</text:p>
          </table:table-cell>
          <table:table-cell office:value-type="float" office:value="28.903448954594" calcext:value-type="float">
            <text:p>28,903</text:p>
          </table:table-cell>
          <table:table-cell office:value-type="float" office:value="76.6903197619033" calcext:value-type="float">
            <text:p>76,690</text:p>
          </table:table-cell>
          <table:table-cell/>
          <table:table-cell office:value-type="float" office:value="29.039" calcext:value-type="float">
            <text:p>29,039</text:p>
          </table:table-cell>
          <table:table-cell office:value-type="float" office:value="76.859" calcext:value-type="float">
            <text:p>76,859</text:p>
          </table:table-cell>
          <table:table-cell/>
          <table:table-cell office:value-type="float" office:value="28.8914508872492" calcext:value-type="float">
            <text:p>28,891</text:p>
          </table:table-cell>
          <table:table-cell office:value-type="float" office:value="76.8589166168596" calcext:value-type="float">
            <text:p>76,859</text:p>
          </table:table-cell>
        </table:table-row>
        <table:table-row table:style-name="ro1">
          <table:table-cell office:value-type="string" calcext:value-type="string">
            <text:p>2017-03-09 01:12:00</text:p>
          </table:table-cell>
          <table:table-cell office:value-type="float" office:value="25.2655272900975" calcext:value-type="float">
            <text:p>25,266</text:p>
          </table:table-cell>
          <table:table-cell office:value-type="float" office:value="75.7841572295659" calcext:value-type="float">
            <text:p>75,784</text:p>
          </table:table-cell>
          <table:table-cell/>
          <table:table-cell office:value-type="float" office:value="25.387" calcext:value-type="float">
            <text:p>25,387</text:p>
          </table:table-cell>
          <table:table-cell office:value-type="float" office:value="75.96" calcext:value-type="float">
            <text:p>75,96</text:p>
          </table:table-cell>
          <table:table-cell/>
          <table:table-cell office:value-type="float" office:value="25.252457578608" calcext:value-type="float">
            <text:p>25,252</text:p>
          </table:table-cell>
          <table:table-cell office:value-type="float" office:value="75.9603710805985" calcext:value-type="float">
            <text:p>75,960</text:p>
          </table:table-cell>
        </table:table-row>
        <table:table-row table:style-name="ro1">
          <table:table-cell office:value-type="string" calcext:value-type="string">
            <text:p>2017-03-09 01:13:00</text:p>
          </table:table-cell>
          <table:table-cell office:value-type="float" office:value="21.6252902145899" calcext:value-type="float">
            <text:p>21,625</text:p>
          </table:table-cell>
          <table:table-cell office:value-type="float" office:value="74.9163082873117" calcext:value-type="float">
            <text:p>74,916</text:p>
          </table:table-cell>
          <table:table-cell/>
          <table:table-cell office:value-type="float" office:value="21.731" calcext:value-type="float">
            <text:p>21,731</text:p>
          </table:table-cell>
          <table:table-cell office:value-type="float" office:value="75.099" calcext:value-type="float">
            <text:p>75,099</text:p>
          </table:table-cell>
          <table:table-cell/>
          <table:table-cell office:value-type="float" office:value="21.6112154301825" calcext:value-type="float">
            <text:p>21,611</text:p>
          </table:table-cell>
          <table:table-cell office:value-type="float" office:value="75.0996784527177" calcext:value-type="float">
            <text:p>75,100</text:p>
          </table:table-cell>
        </table:table-row>
        <table:table-row table:style-name="ro1">
          <table:table-cell office:value-type="string" calcext:value-type="string">
            <text:p>2017-03-09 01:14:00</text:p>
          </table:table-cell>
          <table:table-cell office:value-type="float" office:value="17.9833222993311" calcext:value-type="float">
            <text:p>17,983</text:p>
          </table:table-cell>
          <table:table-cell office:value-type="float" office:value="74.0789361900403" calcext:value-type="float">
            <text:p>74,079</text:p>
          </table:table-cell>
          <table:table-cell/>
          <table:table-cell office:value-type="float" office:value="18.071" calcext:value-type="float">
            <text:p>18,071</text:p>
          </table:table-cell>
          <table:table-cell office:value-type="float" office:value="74.269" calcext:value-type="float">
            <text:p>74,269</text:p>
          </table:table-cell>
          <table:table-cell/>
          <table:table-cell office:value-type="float" office:value="17.9682947627684" calcext:value-type="float">
            <text:p>17,968</text:p>
          </table:table-cell>
          <table:table-cell office:value-type="float" office:value="74.2690932986983" calcext:value-type="float">
            <text:p>74,269</text:p>
          </table:table-cell>
        </table:table-row>
        <table:table-row table:style-name="ro1">
          <table:table-cell office:value-type="string" calcext:value-type="string">
            <text:p>2017-03-09 01:15:00</text:p>
          </table:table-cell>
          <table:table-cell office:value-type="float" office:value="14.340126820717" calcext:value-type="float">
            <text:p>14,340</text:p>
          </table:table-cell>
          <table:table-cell office:value-type="float" office:value="73.2654201192775" calcext:value-type="float">
            <text:p>73,265</text:p>
          </table:table-cell>
          <table:table-cell/>
          <table:table-cell office:value-type="float" office:value="14.408" calcext:value-type="float">
            <text:p>14,408</text:p>
          </table:table-cell>
          <table:table-cell office:value-type="float" office:value="73.462" calcext:value-type="float">
            <text:p>73,462</text:p>
          </table:table-cell>
          <table:table-cell/>
          <table:table-cell office:value-type="float" office:value="14.3241839348915" calcext:value-type="float">
            <text:p>14,324</text:p>
          </table:table-cell>
          <table:table-cell office:value-type="float" office:value="73.4620791275046" calcext:value-type="float">
            <text:p>73,462</text:p>
          </table:table-cell>
        </table:table-row>
        <table:table-row table:style-name="ro1">
          <table:table-cell office:value-type="string" calcext:value-type="string">
            <text:p>2017-03-09 01:16:00</text:p>
          </table:table-cell>
          <table:table-cell office:value-type="float" office:value="10.6961342401065" calcext:value-type="float">
            <text:p>10,696</text:p>
          </table:table-cell>
          <table:table-cell office:value-type="float" office:value="72.4700303785612" calcext:value-type="float">
            <text:p>72,470</text:p>
          </table:table-cell>
          <table:table-cell/>
          <table:table-cell office:value-type="float" office:value="10.743" calcext:value-type="float">
            <text:p>10,743</text:p>
          </table:table-cell>
          <table:table-cell office:value-type="float" office:value="72.673" calcext:value-type="float">
            <text:p>72,673</text:p>
          </table:table-cell>
          <table:table-cell/>
          <table:table-cell office:value-type="float" office:value="10.6793081258276" calcext:value-type="float">
            <text:p>10,679</text:p>
          </table:table-cell>
          <table:table-cell office:value-type="float" office:value="72.6729600519364" calcext:value-type="float">
            <text:p>72,673</text:p>
          </table:table-cell>
        </table:table-row>
        <table:table-row table:style-name="ro1">
          <table:table-cell office:value-type="string" calcext:value-type="string">
            <text:p>2017-03-09 01:17:00</text:p>
          </table:table-cell>
          <table:table-cell office:value-type="float" office:value="7.0517297051536" calcext:value-type="float">
            <text:p>7,052</text:p>
          </table:table-cell>
          <table:table-cell office:value-type="float" office:value="71.687681301838" calcext:value-type="float">
            <text:p>71,688</text:p>
          </table:table-cell>
          <table:table-cell/>
          <table:table-cell office:value-type="float" office:value="7.077" calcext:value-type="float">
            <text:p>7,077</text:p>
          </table:table-cell>
          <table:table-cell office:value-type="float" office:value="71.896" calcext:value-type="float">
            <text:p>71,896</text:p>
          </table:table-cell>
          <table:table-cell/>
          <table:table-cell office:value-type="float" office:value="7.03404256909413" calcext:value-type="float">
            <text:p>7,034</text:p>
          </table:table-cell>
          <table:table-cell office:value-type="float" office:value="71.8967227131428" calcext:value-type="float">
            <text:p>71,897</text:p>
          </table:table-cell>
        </table:table-row>
        <table:table-row table:style-name="ro1">
          <table:table-cell office:value-type="string" calcext:value-type="string">
            <text:p>2017-03-09 01:18:00</text:p>
          </table:table-cell>
          <table:table-cell office:value-type="float" office:value="3.40726470533058" calcext:value-type="float">
            <text:p>3,407</text:p>
          </table:table-cell>
          <table:table-cell office:value-type="float" office:value="70.91373199621" calcext:value-type="float">
            <text:p>70,914</text:p>
          </table:table-cell>
          <table:table-cell/>
          <table:table-cell office:value-type="float" office:value="3.409" calcext:value-type="float">
            <text:p>3,409</text:p>
          </table:table-cell>
          <table:table-cell office:value-type="float" office:value="71.128" calcext:value-type="float">
            <text:p>71,128</text:p>
          </table:table-cell>
          <table:table-cell/>
          <table:table-cell office:value-type="float" office:value="3.3887313354706" calcext:value-type="float">
            <text:p>3,389</text:p>
          </table:table-cell>
          <table:table-cell office:value-type="float" office:value="71.1287635636232" calcext:value-type="float">
            <text:p>71,129</text:p>
          </table:table-cell>
        </table:table-row>
        <table:table-row table:style-name="ro1">
          <table:table-cell office:value-type="string" calcext:value-type="string">
            <text:p>2017-03-09 01:19:00</text:p>
          </table:table-cell>
          <table:table-cell office:value-type="float" office:value="-0.236931208625446" calcext:value-type="float">
            <text:p>-0,237</text:p>
          </table:table-cell>
          <table:table-cell office:value-type="float" office:value="70.1438201611031" calcext:value-type="float">
            <text:p>70,144</text:p>
          </table:table-cell>
          <table:table-cell/>
          <table:table-cell office:value-type="float" office:value="-0.258" calcext:value-type="float">
            <text:p>-0,258</text:p>
          </table:table-cell>
          <table:table-cell office:value-type="float" office:value="70.364" calcext:value-type="float">
            <text:p>70,364</text:p>
          </table:table-cell>
          <table:table-cell/>
          <table:table-cell office:value-type="float" office:value="-0.256302528439611" calcext:value-type="float">
            <text:p>-0,256</text:p>
          </table:table-cell>
          <table:table-cell office:value-type="float" office:value="70.3647795842006" calcext:value-type="float">
            <text:p>70,365</text:p>
          </table:table-cell>
        </table:table-row>
        <table:table-row table:style-name="ro1">
          <table:table-cell office:value-type="string" calcext:value-type="string">
            <text:p>2017-03-09 01:20:00</text:p>
          </table:table-cell>
          <table:table-cell office:value-type="float" office:value="-3.88054013376465" calcext:value-type="float">
            <text:p>-3,881</text:p>
          </table:table-cell>
          <table:table-cell office:value-type="float" office:value="69.3737156137776" calcext:value-type="float">
            <text:p>69,374</text:p>
          </table:table-cell>
          <table:table-cell/>
          <table:table-cell office:value-type="float" office:value="-3.924" calcext:value-type="float">
            <text:p>-3,924</text:p>
          </table:table-cell>
          <table:table-cell office:value-type="float" office:value="69.6" calcext:value-type="float">
            <text:p>69,6</text:p>
          </table:table-cell>
          <table:table-cell/>
          <table:table-cell office:value-type="float" office:value="-3.90074835575096" calcext:value-type="float">
            <text:p>-3,901</text:p>
          </table:table-cell>
          <table:table-cell office:value-type="float" office:value="69.6005770387246" calcext:value-type="float">
            <text:p>69,601</text:p>
          </table:table-cell>
        </table:table-row>
        <table:table-row table:style-name="ro1">
          <table:table-cell office:value-type="string" calcext:value-type="string">
            <text:p>2017-03-09 01:21:00</text:p>
          </table:table-cell>
          <table:table-cell office:value-type="float" office:value="-7.52324618103348" calcext:value-type="float">
            <text:p>-7,523</text:p>
          </table:table-cell>
          <table:table-cell office:value-type="float" office:value="68.5991829631579" calcext:value-type="float">
            <text:p>68,599</text:p>
          </table:table-cell>
          <table:table-cell/>
          <table:table-cell office:value-type="float" office:value="-7.59" calcext:value-type="float">
            <text:p>-7,59</text:p>
          </table:table-cell>
          <table:table-cell office:value-type="float" office:value="68.832" calcext:value-type="float">
            <text:p>68,832</text:p>
          </table:table-cell>
          <table:table-cell/>
          <table:table-cell office:value-type="float" office:value="-7.54429654679499" calcext:value-type="float">
            <text:p>-7,544</text:p>
          </table:table-cell>
          <table:table-cell office:value-type="float" office:value="68.831975851423" calcext:value-type="float">
            <text:p>68,832</text:p>
          </table:table-cell>
        </table:table-row>
        <table:table-row table:style-name="ro1">
          <table:table-cell office:value-type="string" calcext:value-type="string">
            <text:p>2017-03-09 01:22:00</text:p>
          </table:table-cell>
          <table:table-cell office:value-type="float" office:value="-11.1647258071444" calcext:value-type="float">
            <text:p>-11,165</text:p>
          </table:table-cell>
          <table:table-cell office:value-type="float" office:value="67.8158439616276" calcext:value-type="float">
            <text:p>67,816</text:p>
          </table:table-cell>
          <table:table-cell/>
          <table:table-cell office:value-type="float" office:value="-11.253" calcext:value-type="float">
            <text:p>-11,253</text:p>
          </table:table-cell>
          <table:table-cell office:value-type="float" office:value="68.054" calcext:value-type="float">
            <text:p>68,054</text:p>
          </table:table-cell>
          <table:table-cell/>
          <table:table-cell office:value-type="float" office:value="-11.186630671714" calcext:value-type="float">
            <text:p>-11,187</text:p>
          </table:table-cell>
          <table:table-cell office:value-type="float" office:value="68.0546456823622" calcext:value-type="float">
            <text:p>68,055</text:p>
          </table:table-cell>
        </table:table-row>
        <table:table-row table:style-name="ro1">
          <table:table-cell office:value-type="string" calcext:value-type="string">
            <text:p>2017-03-09 01:23:00</text:p>
          </table:table-cell>
          <table:table-cell office:value-type="float" office:value="-14.804637418343" calcext:value-type="float">
            <text:p>-14,805</text:p>
          </table:table-cell>
          <table:table-cell office:value-type="float" office:value="67.0190300291566" calcext:value-type="float">
            <text:p>67,019</text:p>
          </table:table-cell>
          <table:table-cell/>
          <table:table-cell office:value-type="float" office:value="-14.914" calcext:value-type="float">
            <text:p>-14,914</text:p>
          </table:table-cell>
          <table:table-cell office:value-type="float" office:value="67.264" calcext:value-type="float">
            <text:p>67,264</text:p>
          </table:table-cell>
          <table:table-cell/>
          <table:table-cell office:value-type="float" office:value="-14.8274169050124" calcext:value-type="float">
            <text:p>-14,827</text:p>
          </table:table-cell>
          <table:table-cell office:value-type="float" office:value="67.2639556632849" calcext:value-type="float">
            <text:p>67,264</text:p>
          </table:table-cell>
        </table:table-row>
        <table:table-row table:style-name="ro1">
          <table:table-cell office:value-type="string" calcext:value-type="string">
            <text:p>2017-03-09 01:24:00</text:p>
          </table:table-cell>
          <table:table-cell office:value-type="float" office:value="-18.4426094664747" calcext:value-type="float">
            <text:p>-18,443</text:p>
          </table:table-cell>
          <table:table-cell office:value-type="float" office:value="66.203614279587" calcext:value-type="float">
            <text:p>66,204</text:p>
          </table:table-cell>
          <table:table-cell/>
          <table:table-cell office:value-type="float" office:value="-18.571" calcext:value-type="float">
            <text:p>-18,571</text:p>
          </table:table-cell>
          <table:table-cell office:value-type="float" office:value="66.454" calcext:value-type="float">
            <text:p>66,454</text:p>
          </table:table-cell>
          <table:table-cell/>
          <table:table-cell office:value-type="float" office:value="-18.4662906853432" calcext:value-type="float">
            <text:p>-18,466</text:p>
          </table:table-cell>
          <table:table-cell office:value-type="float" office:value="66.4548377938268" calcext:value-type="float">
            <text:p>66,455</text:p>
          </table:table-cell>
        </table:table-row>
        <table:table-row table:style-name="ro1">
          <table:table-cell office:value-type="string" calcext:value-type="string">
            <text:p>2017-03-09 01:25:00</text:p>
          </table:table-cell>
          <table:table-cell office:value-type="float" office:value="-22.0782285098865" calcext:value-type="float">
            <text:p>-22,078</text:p>
          </table:table-cell>
          <table:table-cell office:value-type="float" office:value="65.363809468773" calcext:value-type="float">
            <text:p>65,364</text:p>
          </table:table-cell>
          <table:table-cell/>
          <table:table-cell office:value-type="float" office:value="-22.225" calcext:value-type="float">
            <text:p>-22,225</text:p>
          </table:table-cell>
          <table:table-cell office:value-type="float" office:value="65.621" calcext:value-type="float">
            <text:p>65,621</text:p>
          </table:table-cell>
          <table:table-cell/>
          <table:table-cell office:value-type="float" office:value="-22.1028456164508" calcext:value-type="float">
            <text:p>-22,103</text:p>
          </table:table-cell>
          <table:table-cell office:value-type="float" office:value="65.6215615452744" calcext:value-type="float">
            <text:p>65,622</text:p>
          </table:table-cell>
        </table:table-row>
        <table:table-row table:style-name="ro1">
          <table:table-cell office:value-type="string" calcext:value-type="string">
            <text:p>2017-03-09 01:26:00</text:p>
          </table:table-cell>
          <table:table-cell office:value-type="float" office:value="-25.7110113311934" calcext:value-type="float">
            <text:p>-25,711</text:p>
          </table:table-cell>
          <table:table-cell office:value-type="float" office:value="64.4929167742285" calcext:value-type="float">
            <text:p>64,493</text:p>
          </table:table-cell>
          <table:table-cell/>
          <table:table-cell office:value-type="float" office:value="-25.873" calcext:value-type="float">
            <text:p>-25,873</text:p>
          </table:table-cell>
          <table:table-cell office:value-type="float" office:value="64.757" calcext:value-type="float">
            <text:p>64,757</text:p>
          </table:table-cell>
          <table:table-cell/>
          <table:table-cell office:value-type="float" office:value="-25.736613830377" calcext:value-type="float">
            <text:p>-25,737</text:p>
          </table:table-cell>
          <table:table-cell office:value-type="float" office:value="64.7574948039436" calcext:value-type="float">
            <text:p>64,757</text:p>
          </table:table-cell>
        </table:table-row>
        <table:table-row table:style-name="ro1">
          <table:table-cell office:value-type="string" calcext:value-type="string">
            <text:p>2017-03-09 01:27:00</text:p>
          </table:table-cell>
          <table:table-cell office:value-type="float" office:value="-29.3403958729635" calcext:value-type="float">
            <text:p>-29,340</text:p>
          </table:table-cell>
          <table:table-cell office:value-type="float" office:value="63.5829949583347" calcext:value-type="float">
            <text:p>63,583</text:p>
          </table:table-cell>
          <table:table-cell/>
          <table:table-cell office:value-type="float" office:value="-29.516" calcext:value-type="float">
            <text:p>-29,516</text:p>
          </table:table-cell>
          <table:table-cell office:value-type="float" office:value="63.854" calcext:value-type="float">
            <text:p>63,854</text:p>
          </table:table-cell>
          <table:table-cell/>
          <table:table-cell office:value-type="float" office:value="-29.3670437893464" calcext:value-type="float">
            <text:p>-29,367</text:p>
          </table:table-cell>
          <table:table-cell office:value-type="float" office:value="63.8547760220997" calcext:value-type="float">
            <text:p>63,855</text:p>
          </table:table-cell>
        </table:table-row>
        <table:table-row table:style-name="ro1">
          <table:table-cell office:value-type="string" calcext:value-type="string">
            <text:p>2017-03-09 01:28:00</text:p>
          </table:table-cell>
          <table:table-cell office:value-type="float" office:value="-32.9656995951409" calcext:value-type="float">
            <text:p>-32,966</text:p>
          </table:table-cell>
          <table:table-cell office:value-type="float" office:value="62.6244221401475" calcext:value-type="float">
            <text:p>62,624</text:p>
          </table:table-cell>
          <table:table-cell/>
          <table:table-cell office:value-type="float" office:value="-33.153" calcext:value-type="float">
            <text:p>-33,153</text:p>
          </table:table-cell>
          <table:table-cell office:value-type="float" office:value="62.903" calcext:value-type="float">
            <text:p>62,903</text:p>
          </table:table-cell>
          <table:table-cell/>
          <table:table-cell office:value-type="float" office:value="-32.993464427273" calcext:value-type="float">
            <text:p>-32,993</text:p>
          </table:table-cell>
          <table:table-cell office:value-type="float" office:value="62.9038634254722" calcext:value-type="float">
            <text:p>62,904</text:p>
          </table:table-cell>
        </table:table-row>
        <table:table-row table:style-name="ro1">
          <table:table-cell office:value-type="string" calcext:value-type="string">
            <text:p>2017-03-09 01:29:00</text:p>
          </table:table-cell>
          <table:table-cell office:value-type="float" office:value="-36.586077842147" calcext:value-type="float">
            <text:p>-36,586</text:p>
          </table:table-cell>
          <table:table-cell office:value-type="float" office:value="61.6052907115354" calcext:value-type="float">
            <text:p>61,605</text:p>
          </table:table-cell>
          <table:table-cell/>
          <table:table-cell office:value-type="float" office:value="-36.782" calcext:value-type="float">
            <text:p>-36,782</text:p>
          </table:table-cell>
          <table:table-cell office:value-type="float" office:value="61.893" calcext:value-type="float">
            <text:p>61,893</text:p>
          </table:table-cell>
          <table:table-cell/>
          <table:table-cell office:value-type="float" office:value="-36.6150492912672" calcext:value-type="float">
            <text:p>-36,615</text:p>
          </table:table-cell>
          <table:table-cell office:value-type="float" office:value="61.8929612773645" calcext:value-type="float">
            <text:p>61,893</text:p>
          </table:table-cell>
        </table:table-row>
        <table:table-row table:style-name="ro1">
          <table:table-cell office:value-type="string" calcext:value-type="string">
            <text:p>2017-03-09 01:30:00</text:p>
          </table:table-cell>
          <table:table-cell office:value-type="float" office:value="-40.2004613855419" calcext:value-type="float">
            <text:p>-40,200</text:p>
          </table:table-cell>
          <table:table-cell office:value-type="float" office:value="60.510554837253" calcext:value-type="float">
            <text:p>60,511</text:p>
          </table:table-cell>
          <table:table-cell/>
          <table:table-cell office:value-type="float" office:value="-40.403" calcext:value-type="float">
            <text:p>-40,403</text:p>
          </table:table-cell>
          <table:table-cell office:value-type="float" office:value="60.807" calcext:value-type="float">
            <text:p>60,807</text:p>
          </table:table-cell>
          <table:table-cell/>
          <table:table-cell office:value-type="float" office:value="-40.2307567774806" calcext:value-type="float">
            <text:p>-40,231</text:p>
          </table:table-cell>
          <table:table-cell office:value-type="float" office:value="60.8071524446292" calcext:value-type="float">
            <text:p>60,807</text:p>
          </table:table-cell>
        </table:table-row>
        <table:table-row table:style-name="ro1">
          <table:table-cell office:value-type="string" calcext:value-type="string">
            <text:p>2017-03-09 01:31:00</text:p>
          </table:table-cell>
          <table:table-cell office:value-type="float" office:value="-43.8074656384963" calcext:value-type="float">
            <text:p>-43,807</text:p>
          </table:table-cell>
          <table:table-cell office:value-type="float" office:value="59.3207983391714" calcext:value-type="float">
            <text:p>59,321</text:p>
          </table:table-cell>
          <table:table-cell/>
          <table:table-cell office:value-type="float" office:value="-44.013" calcext:value-type="float">
            <text:p>-44,013</text:p>
          </table:table-cell>
          <table:table-cell office:value-type="float" office:value="59.627" calcext:value-type="float">
            <text:p>59,627</text:p>
          </table:table-cell>
          <table:table-cell/>
          <table:table-cell office:value-type="float" office:value="-43.8392208480792" calcext:value-type="float">
            <text:p>-43,839</text:p>
          </table:table-cell>
          <table:table-cell office:value-type="float" office:value="59.6271826239961" calcext:value-type="float">
            <text:p>59,627</text:p>
          </table:table-cell>
        </table:table-row>
        <table:table-row table:style-name="ro1">
          <table:table-cell office:value-type="string" calcext:value-type="string">
            <text:p>2017-03-09 01:32:00</text:p>
          </table:table-cell>
          <table:table-cell office:value-type="float" office:value="-47.4052551107298" calcext:value-type="float">
            <text:p>-47,405</text:p>
          </table:table-cell>
          <table:table-cell office:value-type="float" office:value="58.0104072430106" calcext:value-type="float">
            <text:p>58,010</text:p>
          </table:table-cell>
          <table:table-cell/>
          <table:table-cell office:value-type="float" office:value="-47.612" calcext:value-type="float">
            <text:p>-47,612</text:p>
          </table:table-cell>
          <table:table-cell office:value-type="float" office:value="58.327" calcext:value-type="float">
            <text:p>58,327</text:p>
          </table:table-cell>
          <table:table-cell/>
          <table:table-cell office:value-type="float" office:value="-47.4386519935004" calcext:value-type="float">
            <text:p>-47,439</text:p>
          </table:table-cell>
          <table:table-cell office:value-type="float" office:value="58.3276366815637" calcext:value-type="float">
            <text:p>58,328</text:p>
          </table:table-cell>
        </table:table-row>
        <table:table-row table:style-name="ro1">
          <table:table-cell office:value-type="string" calcext:value-type="string">
            <text:p>2017-03-09 01:33:00</text:p>
          </table:table-cell>
          <table:table-cell office:value-type="float" office:value="-50.9913350297013" calcext:value-type="float">
            <text:p>-50,991</text:p>
          </table:table-cell>
          <table:table-cell office:value-type="float" office:value="56.5447829281994" calcext:value-type="float">
            <text:p>56,545</text:p>
          </table:table-cell>
          <table:table-cell/>
          <table:table-cell office:value-type="float" office:value="-51.197" calcext:value-type="float">
            <text:p>-51,197</text:p>
          </table:table-cell>
          <table:table-cell office:value-type="float" office:value="56.874" calcext:value-type="float">
            <text:p>56,874</text:p>
          </table:table-cell>
          <table:table-cell/>
          <table:table-cell office:value-type="float" office:value="-51.0265981758323" calcext:value-type="float">
            <text:p>-51,027</text:p>
          </table:table-cell>
          <table:table-cell office:value-type="float" office:value="56.8741690110904" calcext:value-type="float">
            <text:p>56,874</text:p>
          </table:table-cell>
        </table:table-row>
        <table:table-row table:style-name="ro1">
          <table:table-cell office:value-type="string" calcext:value-type="string">
            <text:p>2017-03-09 01:34:00</text:p>
          </table:table-cell>
          <table:table-cell office:value-type="float" office:value="-54.5622203588393" calcext:value-type="float">
            <text:p>-54,562</text:p>
          </table:table-cell>
          <table:table-cell office:value-type="float" office:value="54.875960656923" calcext:value-type="float">
            <text:p>54,876</text:p>
          </table:table-cell>
          <table:table-cell/>
          <table:table-cell office:value-type="float" office:value="-54.764" calcext:value-type="float">
            <text:p>-54,764</text:p>
          </table:table-cell>
          <table:table-cell office:value-type="float" office:value="55.219" calcext:value-type="float">
            <text:p>55,219</text:p>
          </table:table-cell>
          <table:table-cell/>
          <table:table-cell office:value-type="float" office:value="-54.5996408853952" calcext:value-type="float">
            <text:p>-54,600</text:p>
          </table:table-cell>
          <table:table-cell office:value-type="float" office:value="55.2191390431154" calcext:value-type="float">
            <text:p>55,219</text:p>
          </table:table-cell>
        </table:table-row>
        <table:table-row table:style-name="ro1">
          <table:table-cell office:value-type="string" calcext:value-type="string">
            <text:p>2017-03-09 01:35:00</text:p>
          </table:table-cell>
          <table:table-cell office:value-type="float" office:value="-58.1128902603094" calcext:value-type="float">
            <text:p>-58,113</text:p>
          </table:table-cell>
          <table:table-cell office:value-type="float" office:value="52.9354842687759" calcext:value-type="float">
            <text:p>52,935</text:p>
          </table:table-cell>
          <table:table-cell/>
          <table:table-cell office:value-type="float" office:value="-58.309" calcext:value-type="float">
            <text:p>-58,309</text:p>
          </table:table-cell>
          <table:table-cell office:value-type="float" office:value="53.294" calcext:value-type="float">
            <text:p>53,294</text:p>
          </table:table-cell>
          <table:table-cell/>
          <table:table-cell office:value-type="float" office:value="-58.1528589708922" calcext:value-type="float">
            <text:p>-58,153</text:p>
          </table:table-cell>
          <table:table-cell office:value-type="float" office:value="53.2944907727488" calcext:value-type="float">
            <text:p>53,294</text:p>
          </table:table-cell>
        </table:table-row>
        <table:table-row table:style-name="ro1">
          <table:table-cell office:value-type="string" calcext:value-type="string">
            <text:p>2017-03-09 01:36:00</text:p>
          </table:table-cell>
          <table:table-cell office:value-type="float" office:value="-61.6358523797109" calcext:value-type="float">
            <text:p>-61,636</text:p>
          </table:table-cell>
          <table:table-cell office:value-type="float" office:value="50.6223743333775" calcext:value-type="float">
            <text:p>50,622</text:p>
          </table:table-cell>
          <table:table-cell/>
          <table:table-cell office:value-type="float" office:value="-61.824" calcext:value-type="float">
            <text:p>-61,824</text:p>
          </table:table-cell>
          <table:table-cell office:value-type="float" office:value="50.999" calcext:value-type="float">
            <text:p>50,999</text:p>
          </table:table-cell>
          <table:table-cell/>
          <table:table-cell office:value-type="float" office:value="-61.6788758280196" calcext:value-type="float">
            <text:p>-61,679</text:p>
          </table:table-cell>
          <table:table-cell office:value-type="float" office:value="50.9997350418267" calcext:value-type="float">
            <text:p>51,000</text:p>
          </table:table-cell>
        </table:table-row>
        <table:table-row table:style-name="ro1">
          <table:table-cell office:value-type="string" calcext:value-type="string">
            <text:p>2017-03-09 01:37:00</text:p>
          </table:table-cell>
          <table:table-cell office:value-type="float" office:value="-65.1194399446045" calcext:value-type="float">
            <text:p>-65,119</text:p>
          </table:table-cell>
          <table:table-cell office:value-type="float" office:value="47.7819703020602" calcext:value-type="float">
            <text:p>47,782</text:p>
          </table:table-cell>
          <table:table-cell/>
          <table:table-cell office:value-type="float" office:value="-65.299" calcext:value-type="float">
            <text:p>-65,299</text:p>
          </table:table-cell>
          <table:table-cell office:value-type="float" office:value="48.18" calcext:value-type="float">
            <text:p>48,18</text:p>
          </table:table-cell>
          <table:table-cell/>
          <table:table-cell office:value-type="float" office:value="-65.1662269842555" calcext:value-type="float">
            <text:p>-65,166</text:p>
          </table:table-cell>
          <table:table-cell office:value-type="float" office:value="48.1807349713494" calcext:value-type="float">
            <text:p>48,181</text:p>
          </table:table-cell>
        </table:table-row>
        <table:table-row table:style-name="ro1">
          <table:table-cell office:value-type="string" calcext:value-type="string">
            <text:p>2017-03-09 01:38:00</text:p>
          </table:table-cell>
          <table:table-cell office:value-type="float" office:value="-68.5445937347928" calcext:value-type="float">
            <text:p>-68,545</text:p>
          </table:table-cell>
          <table:table-cell office:value-type="float" office:value="44.1670554932166" calcext:value-type="float">
            <text:p>44,167</text:p>
          </table:table-cell>
          <table:table-cell/>
          <table:table-cell office:value-type="float" office:value="-68.714" calcext:value-type="float">
            <text:p>-68,714</text:p>
          </table:table-cell>
          <table:table-cell office:value-type="float" office:value="44.59" calcext:value-type="float">
            <text:p>44,59</text:p>
          </table:table-cell>
          <table:table-cell/>
          <table:table-cell office:value-type="float" office:value="-68.5961225891933" calcext:value-type="float">
            <text:p>-68,596</text:p>
          </table:table-cell>
          <table:table-cell office:value-type="float" office:value="44.5906304492398" calcext:value-type="float">
            <text:p>44,591</text:p>
          </table:table-cell>
        </table:table-row>
        <table:table-row table:style-name="ro1">
          <table:table-cell office:value-type="string" calcext:value-type="string">
            <text:p>2017-03-09 01:39:00</text:p>
          </table:table-cell>
          <table:table-cell office:value-type="float" office:value="-71.87828812828" calcext:value-type="float">
            <text:p>-71,878</text:p>
          </table:table-cell>
          <table:table-cell office:value-type="float" office:value="39.3636444383221" calcext:value-type="float">
            <text:p>39,364</text:p>
          </table:table-cell>
          <table:table-cell/>
          <table:table-cell office:value-type="float" office:value="-72.038" calcext:value-type="float">
            <text:p>-72,038</text:p>
          </table:table-cell>
          <table:table-cell office:value-type="float" office:value="39.814" calcext:value-type="float">
            <text:p>39,814</text:p>
          </table:table-cell>
          <table:table-cell/>
          <table:table-cell office:value-type="float" office:value="-71.9359621499245" calcext:value-type="float">
            <text:p>-71,936</text:p>
          </table:table-cell>
          <table:table-cell office:value-type="float" office:value="39.814846068351" calcext:value-type="float">
            <text:p>39,815</text:p>
          </table:table-cell>
        </table:table-row>
        <table:table-row table:style-name="ro1">
          <table:table-cell office:value-type="string" calcext:value-type="string">
            <text:p>2017-03-09 01:40:00</text:p>
          </table:table-cell>
          <table:table-cell office:value-type="float" office:value="-75.0593267945037" calcext:value-type="float">
            <text:p>-75,059</text:p>
          </table:table-cell>
          <table:table-cell office:value-type="float" office:value="32.647068141563" calcext:value-type="float">
            <text:p>32,647</text:p>
          </table:table-cell>
          <table:table-cell/>
          <table:table-cell office:value-type="float" office:value="-75.211" calcext:value-type="float">
            <text:p>-75,211</text:p>
          </table:table-cell>
          <table:table-cell office:value-type="float" office:value="33.124" calcext:value-type="float">
            <text:p>33,124</text:p>
          </table:table-cell>
          <table:table-cell/>
          <table:table-cell office:value-type="float" office:value="-75.1251072469977" calcext:value-type="float">
            <text:p>-75,125</text:p>
          </table:table-cell>
          <table:table-cell office:value-type="float" office:value="33.1245323423509" calcext:value-type="float">
            <text:p>33,125</text:p>
          </table:table-cell>
        </table:table-row>
        <table:table-row table:style-name="ro1">
          <table:table-cell office:value-type="string" calcext:value-type="string">
            <text:p>2017-03-09 01:41:00</text:p>
          </table:table-cell>
          <table:table-cell office:value-type="float" office:value="-77.9661979921487" calcext:value-type="float">
            <text:p>-77,966</text:p>
          </table:table-cell>
          <table:table-cell office:value-type="float" office:value="22.7249505487634" calcext:value-type="float">
            <text:p>22,725</text:p>
          </table:table-cell>
          <table:table-cell/>
          <table:table-cell office:value-type="float" office:value="-78.113" calcext:value-type="float">
            <text:p>-78,113</text:p>
          </table:table-cell>
          <table:table-cell office:value-type="float" office:value="23.211" calcext:value-type="float">
            <text:p>23,211</text:p>
          </table:table-cell>
          <table:table-cell/>
          <table:table-cell office:value-type="float" office:value="-78.0425269283202" calcext:value-type="float">
            <text:p>-78,043</text:p>
          </table:table-cell>
          <table:table-cell office:value-type="float" office:value="23.2108440262522" calcext:value-type="float">
            <text:p>23,211</text:p>
          </table:table-cell>
        </table:table-row>
        <table:table-row table:style-name="ro1">
          <table:table-cell office:value-type="string" calcext:value-type="string">
            <text:p>2017-03-09 01:42:00</text:p>
          </table:table-cell>
          <table:table-cell office:value-type="float" office:value="-80.3480944947787" calcext:value-type="float">
            <text:p>-80,348</text:p>
          </table:table-cell>
          <table:table-cell office:value-type="float" office:value="7.50321139937095" calcext:value-type="float">
            <text:p>7,503</text:p>
          </table:table-cell>
          <table:table-cell/>
          <table:table-cell office:value-type="float" office:value="-80.493" calcext:value-type="float">
            <text:p>-80,493</text:p>
          </table:table-cell>
          <table:table-cell office:value-type="float" office:value="7.928" calcext:value-type="float">
            <text:p>7,928</text:p>
          </table:table-cell>
          <table:table-cell/>
          <table:table-cell office:value-type="float" office:value="-80.4364194399505" calcext:value-type="float">
            <text:p>-80,436</text:p>
          </table:table-cell>
          <table:table-cell office:value-type="float" office:value="7.92875338102302" calcext:value-type="float">
            <text:p>7,929</text:p>
          </table:table-cell>
        </table:table-row>
        <table:table-row table:style-name="ro1">
          <table:table-cell office:value-type="string" calcext:value-type="string">
            <text:p>2017-03-09 01:43:00</text:p>
          </table:table-cell>
          <table:table-cell office:value-type="float" office:value="-81.7379195070177" calcext:value-type="float">
            <text:p>-81,738</text:p>
          </table:table-cell>
          <table:table-cell office:value-type="float" office:value="-14.759044721107" calcext:value-type="float">
            <text:p>-14,759</text:p>
          </table:table-cell>
          <table:table-cell/>
          <table:table-cell office:value-type="float" office:value="-81.882" calcext:value-type="float">
            <text:p>-81,882</text:p>
          </table:table-cell>
          <table:table-cell office:value-type="float" office:value="-14.546" calcext:value-type="float">
            <text:p>-14,546</text:p>
          </table:table-cell>
          <table:table-cell/>
          <table:table-cell office:value-type="float" office:value="-81.8328038044354" calcext:value-type="float">
            <text:p>-81,833</text:p>
          </table:table-cell>
          <table:table-cell office:value-type="float" office:value="-14.5461702055588" calcext:value-type="float">
            <text:p>-14,546</text:p>
          </table:table-cell>
        </table:table-row>
        <table:table-row table:style-name="ro1">
          <table:table-cell office:value-type="string" calcext:value-type="string">
            <text:p>2017-03-09 01:44:00</text:p>
          </table:table-cell>
          <table:table-cell office:value-type="float" office:value="-81.6262976884973" calcext:value-type="float">
            <text:p>-81,626</text:p>
          </table:table-cell>
          <table:table-cell office:value-type="float" office:value="-40.5721121643169" calcext:value-type="float">
            <text:p>-40,572</text:p>
          </table:table-cell>
          <table:table-cell/>
          <table:table-cell office:value-type="float" office:value="-81.761" calcext:value-type="float">
            <text:p>-81,761</text:p>
          </table:table-cell>
          <table:table-cell office:value-type="float" office:value="-40.64" calcext:value-type="float">
            <text:p>-40,64</text:p>
          </table:table-cell>
          <table:table-cell/>
          <table:table-cell office:value-type="float" office:value="-81.7113152296684" calcext:value-type="float">
            <text:p>-81,711</text:p>
          </table:table-cell>
          <table:table-cell office:value-type="float" office:value="-40.6393967502387" calcext:value-type="float">
            <text:p>-40,639</text:p>
          </table:table-cell>
        </table:table-row>
        <table:table-row table:style-name="ro1">
          <table:table-cell office:value-type="string" calcext:value-type="string">
            <text:p>2017-03-09 01:45:00</text:p>
          </table:table-cell>
          <table:table-cell office:value-type="float" office:value="-80.0637381966788" calcext:value-type="float">
            <text:p>-80,064</text:p>
          </table:table-cell>
          <table:table-cell office:value-type="float" office:value="-61.8826947793368" calcext:value-type="float">
            <text:p>-61,883</text:p>
          </table:table-cell>
          <table:table-cell/>
          <table:table-cell office:value-type="float" office:value="-80.186" calcext:value-type="float">
            <text:p>-80,186</text:p>
          </table:table-cell>
          <table:table-cell office:value-type="float" office:value="-62.063" calcext:value-type="float">
            <text:p>-62,063</text:p>
          </table:table-cell>
          <table:table-cell/>
          <table:table-cell office:value-type="float" office:value="-80.127858814006" calcext:value-type="float">
            <text:p>-80,128</text:p>
          </table:table-cell>
          <table:table-cell office:value-type="float" office:value="-62.062759780131" calcext:value-type="float">
            <text:p>-62,063</text:p>
          </table:table-cell>
        </table:table-row>
        <table:table-row table:style-name="ro1">
          <table:table-cell office:value-type="string" calcext:value-type="string">
            <text:p>2017-03-09 01:46:00</text:p>
          </table:table-cell>
          <table:table-cell office:value-type="float" office:value="-77.5865667561333" calcext:value-type="float">
            <text:p>-77,587</text:p>
          </table:table-cell>
          <table:table-cell office:value-type="float" office:value="-76.222949734816" calcext:value-type="float">
            <text:p>-76,223</text:p>
          </table:table-cell>
          <table:table-cell/>
          <table:table-cell office:value-type="float" office:value="-77.704" calcext:value-type="float">
            <text:p>-77,704</text:p>
          </table:table-cell>
          <table:table-cell office:value-type="float" office:value="-76.383" calcext:value-type="float">
            <text:p>-76,383</text:p>
          </table:table-cell>
          <table:table-cell/>
          <table:table-cell office:value-type="float" office:value="-77.6317456912573" calcext:value-type="float">
            <text:p>-77,632</text:p>
          </table:table-cell>
          <table:table-cell office:value-type="float" office:value="-76.382224054306" calcext:value-type="float">
            <text:p>-76,382</text:p>
          </table:table-cell>
        </table:table-row>
        <table:table-row table:style-name="ro1">
          <table:table-cell office:value-type="string" calcext:value-type="string">
            <text:p>2017-03-09 01:47:00</text:p>
          </table:table-cell>
          <table:table-cell office:value-type="float" office:value="-74.6308122304324" calcext:value-type="float">
            <text:p>-74,631</text:p>
          </table:table-cell>
          <table:table-cell office:value-type="float" office:value="-85.5929006118345" calcext:value-type="float">
            <text:p>-85,593</text:p>
          </table:table-cell>
          <table:table-cell/>
          <table:table-cell office:value-type="float" office:value="-74.751" calcext:value-type="float">
            <text:p>-74,751</text:p>
          </table:table-cell>
          <table:table-cell office:value-type="float" office:value="-85.699" calcext:value-type="float">
            <text:p>-85,699</text:p>
          </table:table-cell>
          <table:table-cell/>
          <table:table-cell office:value-type="float" office:value="-74.6622389873243" calcext:value-type="float">
            <text:p>-74,662</text:p>
          </table:table-cell>
          <table:table-cell office:value-type="float" office:value="-85.6984449878525" calcext:value-type="float">
            <text:p>-85,698</text:p>
          </table:table-cell>
        </table:table-row>
        <table:table-row table:style-name="ro1">
          <table:table-cell office:value-type="string" calcext:value-type="string">
            <text:p>2017-03-09 01:48:00</text:p>
          </table:table-cell>
          <table:table-cell office:value-type="float" office:value="-71.4234835642212" calcext:value-type="float">
            <text:p>-71,423</text:p>
          </table:table-cell>
          <table:table-cell office:value-type="float" office:value="-91.9828629531904" calcext:value-type="float">
            <text:p>-91,983</text:p>
          </table:table-cell>
          <table:table-cell/>
          <table:table-cell office:value-type="float" office:value="-71.55" calcext:value-type="float">
            <text:p>-71,55</text:p>
          </table:table-cell>
          <table:table-cell office:value-type="float" office:value="-92.038" calcext:value-type="float">
            <text:p>-92,038</text:p>
          </table:table-cell>
          <table:table-cell/>
          <table:table-cell office:value-type="float" office:value="-71.4451925674916" calcext:value-type="float">
            <text:p>-71,445</text:p>
          </table:table-cell>
          <table:table-cell office:value-type="float" office:value="-92.0373386508662" calcext:value-type="float">
            <text:p>-92,037</text:p>
          </table:table-cell>
        </table:table-row>
        <table:table-row table:style-name="ro1">
          <table:table-cell office:value-type="string" calcext:value-type="string">
            <text:p>2017-03-09 01:49:00</text:p>
          </table:table-cell>
          <table:table-cell office:value-type="float" office:value="-68.0746548650835" calcext:value-type="float">
            <text:p>-68,075</text:p>
          </table:table-cell>
          <table:table-cell office:value-type="float" office:value="-96.5870726323793" calcext:value-type="float">
            <text:p>-96,587</text:p>
          </table:table-cell>
          <table:table-cell/>
          <table:table-cell office:value-type="float" office:value="-68.209" calcext:value-type="float">
            <text:p>-68,209</text:p>
          </table:table-cell>
          <table:table-cell office:value-type="float" office:value="-96.6" calcext:value-type="float">
            <text:p>-96,6</text:p>
          </table:table-cell>
          <table:table-cell/>
          <table:table-cell office:value-type="float" office:value="-68.0893293829675" calcext:value-type="float">
            <text:p>-68,089</text:p>
          </table:table-cell>
          <table:table-cell office:value-type="float" office:value="-96.5995156956521" calcext:value-type="float">
            <text:p>-96,600</text:p>
          </table:table-cell>
        </table:table-row>
        <table:table-row table:style-name="ro1">
          <table:table-cell office:value-type="string" calcext:value-type="string">
            <text:p>2017-03-09 01:50:00</text:p>
          </table:table-cell>
          <table:table-cell office:value-type="float" office:value="-64.6402578949867" calcext:value-type="float">
            <text:p>-64,640</text:p>
          </table:table-cell>
          <table:table-cell office:value-type="float" office:value="-100.074555035211" calcext:value-type="float">
            <text:p>-100,075</text:p>
          </table:table-cell>
          <table:table-cell/>
          <table:table-cell office:value-type="float" office:value="-64.784" calcext:value-type="float">
            <text:p>-64,784</text:p>
          </table:table-cell>
          <table:table-cell office:value-type="float" office:value="-100.054" calcext:value-type="float">
            <text:p>-100,054</text:p>
          </table:table-cell>
          <table:table-cell/>
          <table:table-cell office:value-type="float" office:value="-64.64963928676" calcext:value-type="float">
            <text:p>-64,650</text:p>
          </table:table-cell>
          <table:table-cell office:value-type="float" office:value="-100.053262321172" calcext:value-type="float">
            <text:p>-100,053</text:p>
          </table:table-cell>
        </table:table-row>
        <table:table-row table:style-name="ro1">
          <table:table-cell office:value-type="string" calcext:value-type="string">
            <text:p>2017-03-09 01:51:00</text:p>
          </table:table-cell>
          <table:table-cell office:value-type="float" office:value="-61.1507727630696" calcext:value-type="float">
            <text:p>-61,151</text:p>
          </table:table-cell>
          <table:table-cell office:value-type="float" office:value="-102.829605262458" calcext:value-type="float">
            <text:p>-102,830</text:p>
          </table:table-cell>
          <table:table-cell/>
          <table:table-cell office:value-type="float" office:value="-61.303" calcext:value-type="float">
            <text:p>-61,303</text:p>
          </table:table-cell>
          <table:table-cell office:value-type="float" office:value="-102.781" calcext:value-type="float">
            <text:p>-102,781</text:p>
          </table:table-cell>
          <table:table-cell/>
          <table:table-cell office:value-type="float" office:value="-61.1560453376226" calcext:value-type="float">
            <text:p>-61,156</text:p>
          </table:table-cell>
          <table:table-cell office:value-type="float" office:value="-102.781062290756" calcext:value-type="float">
            <text:p>-102,781</text:p>
          </table:table-cell>
        </table:table-row>
        <table:table-row table:style-name="ro1">
          <table:table-cell office:value-type="string" calcext:value-type="string">
            <text:p>2017-03-09 01:52:00</text:p>
          </table:table-cell>
          <table:table-cell office:value-type="float" office:value="-57.6239439082371" calcext:value-type="float">
            <text:p>-57,624</text:p>
          </table:table-cell>
          <table:table-cell office:value-type="float" office:value="-105.083220291553" calcext:value-type="float">
            <text:p>-105,083</text:p>
          </table:table-cell>
          <table:table-cell/>
          <table:table-cell office:value-type="float" office:value="-57.783" calcext:value-type="float">
            <text:p>-57,783</text:p>
          </table:table-cell>
          <table:table-cell office:value-type="float" office:value="-105.013" calcext:value-type="float">
            <text:p>-105,013</text:p>
          </table:table-cell>
          <table:table-cell/>
          <table:table-cell office:value-type="float" office:value="-57.6259167066149" calcext:value-type="float">
            <text:p>-57,626</text:p>
          </table:table-cell>
          <table:table-cell office:value-type="float" office:value="-105.012300677492" calcext:value-type="float">
            <text:p>-105,012</text:p>
          </table:table-cell>
        </table:table-row>
        <table:table-row table:style-name="ro1">
          <table:table-cell office:value-type="string" calcext:value-type="string">
            <text:p>2017-03-09 01:53:00</text:p>
          </table:table-cell>
          <table:table-cell office:value-type="float" office:value="-54.0707065530306" calcext:value-type="float">
            <text:p>-54,071</text:p>
          </table:table-cell>
          <table:table-cell office:value-type="float" office:value="-106.980817046075" calcext:value-type="float">
            <text:p>-106,981</text:p>
          </table:table-cell>
          <table:table-cell/>
          <table:table-cell office:value-type="float" office:value="-54.235" calcext:value-type="float">
            <text:p>-54,235</text:p>
          </table:table-cell>
          <table:table-cell office:value-type="float" office:value="-106.892" calcext:value-type="float">
            <text:p>-106,892</text:p>
          </table:table-cell>
          <table:table-cell/>
          <table:table-cell office:value-type="float" office:value="-54.0699665454499" calcext:value-type="float">
            <text:p>-54,070</text:p>
          </table:table-cell>
          <table:table-cell office:value-type="float" office:value="-106.891203755892" calcext:value-type="float">
            <text:p>-106,891</text:p>
          </table:table-cell>
        </table:table-row>
        <table:table-row table:style-name="ro1">
          <table:table-cell office:value-type="string" calcext:value-type="string">
            <text:p>2017-03-09 01:54:00</text:p>
          </table:table-cell>
          <table:table-cell office:value-type="float" office:value="-50.4981308785986" calcext:value-type="float">
            <text:p>-50,498</text:p>
          </table:table-cell>
          <table:table-cell office:value-type="float" office:value="-108.617862712507" calcext:value-type="float">
            <text:p>-108,618</text:p>
          </table:table-cell>
          <table:table-cell/>
          <table:table-cell office:value-type="float" office:value="-50.666" calcext:value-type="float">
            <text:p>-50,666</text:p>
          </table:table-cell>
          <table:table-cell office:value-type="float" office:value="-108.513" calcext:value-type="float">
            <text:p>-108,513</text:p>
          </table:table-cell>
          <table:table-cell/>
          <table:table-cell office:value-type="float" office:value="-50.4951104206624" calcext:value-type="float">
            <text:p>-50,495</text:p>
          </table:table-cell>
          <table:table-cell office:value-type="float" office:value="-108.512349155395" calcext:value-type="float">
            <text:p>-108,512</text:p>
          </table:table-cell>
        </table:table-row>
        <table:table-row table:style-name="ro1">
          <table:table-cell office:value-type="string" calcext:value-type="string">
            <text:p>2017-03-09 01:55:00</text:p>
          </table:table-cell>
          <table:table-cell office:value-type="float" office:value="-46.9109772109331" calcext:value-type="float">
            <text:p>-46,911</text:p>
          </table:table-cell>
          <table:table-cell office:value-type="float" office:value="-110.059391655652" calcext:value-type="float">
            <text:p>-110,059</text:p>
          </table:table-cell>
          <table:table-cell/>
          <table:table-cell office:value-type="float" office:value="-47.08" calcext:value-type="float">
            <text:p>-47,08</text:p>
          </table:table-cell>
          <table:table-cell office:value-type="float" office:value="-109.94" calcext:value-type="float">
            <text:p>-109,94</text:p>
          </table:table-cell>
          <table:table-cell/>
          <table:table-cell office:value-type="float" office:value="-46.9059962759824" calcext:value-type="float">
            <text:p>-46,906</text:p>
          </table:table-cell>
          <table:table-cell office:value-type="float" office:value="-109.940125069305" calcext:value-type="float">
            <text:p>-109,940</text:p>
          </table:table-cell>
        </table:table-row>
        <table:table-row table:style-name="ro1">
          <table:table-cell office:value-type="string" calcext:value-type="string">
            <text:p>2017-03-09 01:56:00</text:p>
          </table:table-cell>
          <table:table-cell office:value-type="float" office:value="-43.3125636898666" calcext:value-type="float">
            <text:p>-43,313</text:p>
          </table:table-cell>
          <table:table-cell office:value-type="float" office:value="-111.351165144568" calcext:value-type="float">
            <text:p>-111,351</text:p>
          </table:table-cell>
          <table:table-cell/>
          <table:table-cell office:value-type="float" office:value="-43.48" calcext:value-type="float">
            <text:p>-43,48</text:p>
          </table:table-cell>
          <table:table-cell office:value-type="float" office:value="-111.22" calcext:value-type="float">
            <text:p>-111,22</text:p>
          </table:table-cell>
          <table:table-cell/>
          <table:table-cell office:value-type="float" office:value="-43.3058718663604" calcext:value-type="float">
            <text:p>-43,306</text:p>
          </table:table-cell>
          <table:table-cell office:value-type="float" office:value="-111.219836142388" calcext:value-type="float">
            <text:p>-111,220</text:p>
          </table:table-cell>
        </table:table-row>
        <table:table-row table:style-name="ro1">
          <table:table-cell office:value-type="string" calcext:value-type="string">
            <text:p>2017-03-09 01:57:00</text:p>
          </table:table-cell>
          <table:table-cell office:value-type="float" office:value="-39.7052740278067" calcext:value-type="float">
            <text:p>-39,705</text:p>
          </table:table-cell>
          <table:table-cell office:value-type="float" office:value="-112.526317044591" calcext:value-type="float">
            <text:p>-112,526</text:p>
          </table:table-cell>
          <table:table-cell/>
          <table:table-cell office:value-type="float" office:value="-39.868" calcext:value-type="float">
            <text:p>-39,868</text:p>
          </table:table-cell>
          <table:table-cell office:value-type="float" office:value="-112.385" calcext:value-type="float">
            <text:p>-112,385</text:p>
          </table:table-cell>
          <table:table-cell/>
          <table:table-cell office:value-type="float" office:value="-39.6970628712087" calcext:value-type="float">
            <text:p>-39,697</text:p>
          </table:table-cell>
          <table:table-cell office:value-type="float" office:value="-112.384246792092" calcext:value-type="float">
            <text:p>-112,384</text:p>
          </table:table-cell>
        </table:table-row>
        <table:table-row table:style-name="ro1">
          <table:table-cell office:value-type="string" calcext:value-type="string">
            <text:p>2017-03-09 01:58:00</text:p>
          </table:table-cell>
          <table:table-cell office:value-type="float" office:value="-36.0908672545461" calcext:value-type="float">
            <text:p>-36,091</text:p>
          </table:table-cell>
          <table:table-cell office:value-type="float" office:value="-113.609460473718" calcext:value-type="float">
            <text:p>-113,609</text:p>
          </table:table-cell>
          <table:table-cell/>
          <table:table-cell office:value-type="float" office:value="-36.247" calcext:value-type="float">
            <text:p>-36,247</text:p>
          </table:table-cell>
          <table:table-cell office:value-type="float" office:value="-113.458" calcext:value-type="float">
            <text:p>-113,458</text:p>
          </table:table-cell>
          <table:table-cell/>
          <table:table-cell office:value-type="float" office:value="-36.0812939132928" calcext:value-type="float">
            <text:p>-36,081</text:p>
          </table:table-cell>
          <table:table-cell office:value-type="float" office:value="-113.457713472997" calcext:value-type="float">
            <text:p>-113,458</text:p>
          </table:table-cell>
        </table:table-row>
        <table:table-row table:style-name="ro1">
          <table:table-cell office:value-type="string" calcext:value-type="string">
            <text:p>2017-03-09 01:59:00</text:p>
          </table:table-cell>
          <table:table-cell office:value-type="float" office:value="-32.4706712343105" calcext:value-type="float">
            <text:p>-32,471</text:p>
          </table:table-cell>
          <table:table-cell office:value-type="float" office:value="-114.619311905991" calcext:value-type="float">
            <text:p>-114,619</text:p>
          </table:table-cell>
          <table:table-cell/>
          <table:table-cell office:value-type="float" office:value="-32.618" calcext:value-type="float">
            <text:p>-32,618</text:p>
          </table:table-cell>
          <table:table-cell office:value-type="float" office:value="-114.459" calcext:value-type="float">
            <text:p>-114,459</text:p>
          </table:table-cell>
          <table:table-cell/>
          <table:table-cell office:value-type="float" office:value="-32.4598558983657" calcext:value-type="float">
            <text:p>-32,460</text:p>
          </table:table-cell>
          <table:table-cell office:value-type="float" office:value="-114.458732337375" calcext:value-type="float">
            <text:p>-114,459</text:p>
          </table:table-cell>
        </table:table-row>
        <table:table-row table:style-name="ro1">
          <table:table-cell office:value-type="string" calcext:value-type="string">
            <text:p>2017-03-09 02:00:00</text:p>
          </table:table-cell>
          <table:table-cell office:value-type="float" office:value="-28.8457203847898" calcext:value-type="float">
            <text:p>-28,846</text:p>
          </table:table-cell>
          <table:table-cell office:value-type="float" office:value="-115.570416495647" calcext:value-type="float">
            <text:p>-115,570</text:p>
          </table:table-cell>
          <table:table-cell/>
          <table:table-cell office:value-type="float" office:value="-28.981" calcext:value-type="float">
            <text:p>-28,981</text:p>
          </table:table-cell>
          <table:table-cell office:value-type="float" office:value="-115.402" calcext:value-type="float">
            <text:p>-115,402</text:p>
          </table:table-cell>
          <table:table-cell/>
          <table:table-cell office:value-type="float" office:value="-28.8337596944247" calcext:value-type="float">
            <text:p>-28,834</text:p>
          </table:table-cell>
          <table:table-cell office:value-type="float" office:value="-115.40168776362" calcext:value-type="float">
            <text:p>-115,402</text:p>
          </table:table-cell>
        </table:table-row>
        <table:table-row table:style-name="ro1">
          <table:table-cell office:value-type="string" calcext:value-type="string">
            <text:p>2017-03-09 02:01:00</text:p>
          </table:table-cell>
          <table:table-cell office:value-type="float" office:value="-25.2168271814656" calcext:value-type="float">
            <text:p>-25,217</text:p>
          </table:table-cell>
          <table:table-cell office:value-type="float" office:value="-116.474320011635" calcext:value-type="float">
            <text:p>-116,474</text:p>
          </table:table-cell>
          <table:table-cell/>
          <table:table-cell office:value-type="float" office:value="-25.338" calcext:value-type="float">
            <text:p>-25,338</text:p>
          </table:table-cell>
          <table:table-cell office:value-type="float" office:value="-116.298" calcext:value-type="float">
            <text:p>-116,298</text:p>
          </table:table-cell>
          <table:table-cell/>
          <table:table-cell office:value-type="float" office:value="-25.2037993109608" calcext:value-type="float">
            <text:p>-25,204</text:p>
          </table:table-cell>
          <table:table-cell office:value-type="float" office:value="-116.298013488401" calcext:value-type="float">
            <text:p>-116,298</text:p>
          </table:table-cell>
        </table:table-row>
        <table:table-row table:style-name="ro1">
          <table:table-cell office:value-type="string" calcext:value-type="string">
            <text:p>2017-03-09 02:02:00</text:p>
          </table:table-cell>
          <table:table-cell office:value-type="float" office:value="-21.5846512954962" calcext:value-type="float">
            <text:p>-21,585</text:p>
          </table:table-cell>
          <table:table-cell office:value-type="float" office:value="-117.340378341194" calcext:value-type="float">
            <text:p>-117,340</text:p>
          </table:table-cell>
          <table:table-cell/>
          <table:table-cell office:value-type="float" office:value="-21.69" calcext:value-type="float">
            <text:p>-21,69</text:p>
          </table:table-cell>
          <table:table-cell office:value-type="float" office:value="-117.157" calcext:value-type="float">
            <text:p>-117,157</text:p>
          </table:table-cell>
          <table:table-cell/>
          <table:table-cell office:value-type="float" office:value="-21.5706202008505" calcext:value-type="float">
            <text:p>-21,571</text:p>
          </table:table-cell>
          <table:table-cell office:value-type="float" office:value="-117.156937097286" calcext:value-type="float">
            <text:p>-117,157</text:p>
          </table:table-cell>
        </table:table-row>
        <table:table-row table:style-name="ro1">
          <table:table-cell office:value-type="string" calcext:value-type="string">
            <text:p>2017-03-09 02:03:00</text:p>
          </table:table-cell>
          <table:table-cell office:value-type="float" office:value="-17.949739254286" calcext:value-type="float">
            <text:p>-17,950</text:p>
          </table:table-cell>
          <table:table-cell office:value-type="float" office:value="-118.176335661066" calcext:value-type="float">
            <text:p>-118,176</text:p>
          </table:table-cell>
          <table:table-cell/>
          <table:table-cell office:value-type="float" office:value="-18.037" calcext:value-type="float">
            <text:p>-18,037</text:p>
          </table:table-cell>
          <table:table-cell office:value-type="float" office:value="-117.986" calcext:value-type="float">
            <text:p>-117,986</text:p>
          </table:table-cell>
          <table:table-cell/>
          <table:table-cell office:value-type="float" office:value="-17.9347568263964" calcext:value-type="float">
            <text:p>-17,935</text:p>
          </table:table-cell>
          <table:table-cell office:value-type="float" office:value="-117.986122062526" calcext:value-type="float">
            <text:p>-117,986</text:p>
          </table:table-cell>
        </table:table-row>
        <table:table-row table:style-name="ro1">
          <table:table-cell office:value-type="string" calcext:value-type="string">
            <text:p>2017-03-09 02:04:00</text:p>
          </table:table-cell>
          <table:table-cell office:value-type="float" office:value="-14.312555006701" calcext:value-type="float">
            <text:p>-14,313</text:p>
          </table:table-cell>
          <table:table-cell office:value-type="float" office:value="-118.988746031135" calcext:value-type="float">
            <text:p>-118,989</text:p>
          </table:table-cell>
          <table:table-cell/>
          <table:table-cell office:value-type="float" office:value="-14.38" calcext:value-type="float">
            <text:p>-14,38</text:p>
          </table:table-cell>
          <table:table-cell office:value-type="float" office:value="-118.792" calcext:value-type="float">
            <text:p>-118,792</text:p>
          </table:table-cell>
          <table:table-cell/>
          <table:table-cell office:value-type="float" office:value="-14.29665912631" calcext:value-type="float">
            <text:p>-14,297</text:p>
          </table:table-cell>
          <table:table-cell office:value-type="float" office:value="-118.792043403452" calcext:value-type="float">
            <text:p>-118,792</text:p>
          </table:table-cell>
        </table:table-row>
        <table:table-row table:style-name="ro1">
          <table:table-cell office:value-type="string" calcext:value-type="string">
            <text:p>2017-03-09 02:05:00</text:p>
          </table:table-cell>
          <table:table-cell office:value-type="float" office:value="-10.6735027234775" calcext:value-type="float">
            <text:p>-10,674</text:p>
          </table:table-cell>
          <table:table-cell office:value-type="float" office:value="-119.783289499483" calcext:value-type="float">
            <text:p>-119,783</text:p>
          </table:table-cell>
          <table:table-cell/>
          <table:table-cell office:value-type="float" office:value="-10.72" calcext:value-type="float">
            <text:p>-10,72</text:p>
          </table:table-cell>
          <table:table-cell office:value-type="float" office:value="-119.581" calcext:value-type="float">
            <text:p>-119,581</text:p>
          </table:table-cell>
          <table:table-cell/>
          <table:table-cell office:value-type="float" office:value="-10.6567241053369" calcext:value-type="float">
            <text:p>-10,657</text:p>
          </table:table-cell>
          <table:table-cell office:value-type="float" office:value="-119.580315535564" calcext:value-type="float">
            <text:p>-119,580</text:p>
          </table:table-cell>
        </table:table-row>
        <table:table-row table:style-name="ro1">
          <table:table-cell office:value-type="string" calcext:value-type="string">
            <text:p>2017-03-09 02:06:00</text:p>
          </table:table-cell>
          <table:table-cell office:value-type="float" office:value="-7.03294432920764" calcext:value-type="float">
            <text:p>-7,033</text:p>
          </table:table-cell>
          <table:table-cell office:value-type="float" office:value="-120.565016491873" calcext:value-type="float">
            <text:p>-120,565</text:p>
          </table:table-cell>
          <table:table-cell/>
          <table:table-cell office:value-type="float" office:value="-7.058" calcext:value-type="float">
            <text:p>-7,058</text:p>
          </table:table-cell>
          <table:table-cell office:value-type="float" office:value="-120.356" calcext:value-type="float">
            <text:p>-120,356</text:p>
          </table:table-cell>
          <table:table-cell/>
          <table:table-cell office:value-type="float" office:value="-7.01530607954031" calcext:value-type="float">
            <text:p>-7,015</text:p>
          </table:table-cell>
          <table:table-cell office:value-type="float" office:value="-120.35595181771" calcext:value-type="float">
            <text:p>-120,356</text:p>
          </table:table-cell>
        </table:table-row>
        <table:table-row table:style-name="ro1">
          <table:table-cell office:value-type="string" calcext:value-type="string">
            <text:p>2017-03-09 02:07:00</text:p>
          </table:table-cell>
          <table:table-cell office:value-type="float" office:value="-3.39121348153999" calcext:value-type="float">
            <text:p>-3,391</text:p>
          </table:table-cell>
          <table:table-cell office:value-type="float" office:value="-121.338543793503" calcext:value-type="float">
            <text:p>-121,339</text:p>
          </table:table-cell>
          <table:table-cell/>
          <table:table-cell office:value-type="float" office:value="-3.393" calcext:value-type="float">
            <text:p>-3,393</text:p>
          </table:table-cell>
          <table:table-cell office:value-type="float" office:value="-121.124" calcext:value-type="float">
            <text:p>-121,124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9T19:33:39.986339794</dc:date>
    <meta:editing-duration>PT1H34M36S</meta:editing-duration>
    <meta:editing-cycles>5</meta:editing-cycles>
    <meta:generator>LibreOffice/5.1.6.2$Linux_X86_64 LibreOffice_project/10m0$Build-2</meta:generator>
    <meta:document-statistic meta:table-count="1" meta:cell-count="1268" meta:object-count="0"/>
  </office:meta>
</office:document-meta>
</file>